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28mm"/>
    </style:style>
    <style:style style:name="co2" style:family="table-column">
      <style:table-column-properties fo:break-before="auto" style:column-width="33.57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9.7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0.18mm"/>
    </style:style>
    <style:style style:name="co7" style:family="table-column">
      <style:table-column-properties fo:break-before="auto" style:column-width="24.09mm"/>
    </style:style>
    <style:style style:name="co8" style:family="table-column">
      <style:table-column-properties fo:break-before="auto" style:column-width="34.06mm"/>
    </style:style>
    <style:style style:name="co9" style:family="table-column">
      <style:table-column-properties fo:break-before="auto" style:column-width="28.24mm"/>
    </style:style>
    <style:style style:name="co10" style:family="table-column">
      <style:table-column-properties fo:break-before="auto" style:column-width="32.95mm"/>
    </style:style>
    <style:style style:name="co11" style:family="table-column">
      <style:table-column-properties fo:break-before="auto" style:column-width="31.29mm"/>
    </style:style>
    <style:style style:name="co12" style:family="table-column">
      <style:table-column-properties fo:break-before="auto" style:column-width="40.13mm"/>
    </style:style>
    <style:style style:name="co13" style:family="table-column">
      <style:table-column-properties fo:break-before="auto" style:column-width="23.55mm"/>
    </style:style>
    <style:style style:name="co14" style:family="table-column">
      <style:table-column-properties fo:break-before="auto" style:column-width="31.01mm"/>
    </style:style>
    <style:style style:name="co15" style:family="table-column">
      <style:table-column-properties fo:break-before="auto" style:column-width="36.09mm"/>
    </style:style>
    <style:style style:name="co16" style:family="table-column">
      <style:table-column-properties fo:break-before="auto" style:column-width="24.71mm"/>
    </style:style>
    <style:style style:name="co17" style:family="table-column">
      <style:table-column-properties fo:break-before="auto" style:column-width="23.5mm"/>
    </style:style>
    <style:style style:name="co18" style:family="table-column">
      <style:table-column-properties fo:break-before="auto" style:column-width="41.91mm"/>
    </style:style>
    <style:style style:name="co19" style:family="table-column">
      <style:table-column-properties fo:break-before="auto" style:column-width="29.32mm"/>
    </style:style>
    <style:style style:name="co20" style:family="table-column">
      <style:table-column-properties fo:break-before="auto" style:column-width="33.94mm"/>
    </style:style>
    <style:style style:name="co21" style:family="table-column">
      <style:table-column-properties fo:break-before="auto" style:column-width="32.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mm"/>
    </style:style>
    <style:style style:name="ce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Resum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7" table:default-cell-style-name="ce1"/>
        <table:table-row table:style-name="ro1">
          <table:table-cell/>
          <table:table-cell table:style-name="ce3" office:value-type="string" calcext:value-type="string" table:number-columns-spanned="3" table:number-rows-spanned="1">
            <text:p>Temps de simulation</text:p>
          </table:table-cell>
          <table:covered-table-cell table:style-name="ce3"/>
          <table:covered-table-cell/>
          <table:table-cell table:style-name="ce3" office:value-type="string" calcext:value-type="string" table:number-columns-spanned="3" table:number-rows-spanned="1">
            <text:p>Temps d'exécution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ddress translation</text:p>
          </table:table-cell>
          <table:table-cell office:value-type="string" calcext:value-type="string">
            <text:p>Full mediation</text:p>
          </table:table-cell>
          <table:table-cell office:value-type="string" calcext:value-type="string">
            <text:p>Sans simterpose</text:p>
          </table:table-cell>
          <table:table-cell office:value-type="string" calcext:value-type="string">
            <text:p>Address translation</text:p>
          </table:table-cell>
          <table:table-cell office:value-type="string" calcext:value-type="string">
            <text:p>Full mediation</text:p>
          </table:table-cell>
          <table:table-cell office:value-type="string" calcext:value-type="string">
            <text:p>Sans simterpo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etits fichiers nombreux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ros fichier uniqu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pplicatio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Temps d'exécution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office:value-type="string" calcext:value-type="string" table:number-columns-spanned="2" table:number-rows-spanned="1">
            <text:p>Avec</text:p>
          </table:table-cell>
          <table:covered-table-cell table:style-name="Default"/>
          <table:table-cell office:value-type="string" calcext:value-type="string" table:number-columns-spanned="2" table:number-rows-spanned="1">
            <text:p>Sans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S times</text:p>
          </table:table-cell>
          <table:table-cell/>
          <table:table-cell office:value-type="string" calcext:value-type="string">
            <text:p>AS tim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mps interception overhead</text:p>
          </table:table-cell>
          <table:table-cell/>
          <table:table-cell office:value-type="float" office:value="585" calcext:value-type="float">
            <text:p>585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/>
          <table:table-cell office:value-type="float" office:value="584" calcext:value-type="float">
            <text:p>584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ns interception</text:p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D_PRELOAD" table:style-name="ta1">
        <table:table-column table:style-name="co6" table:number-columns-repeated="2" table:default-cell-style-name="ce1"/>
        <table:table-column table:style-name="co7" table:default-cell-style-name="ce1"/>
        <table:table-column table:style-name="co5" table:number-columns-repeated="1021" table:default-cell-style-name="ce1"/>
        <table:table-row table:style-name="ro1">
          <table:table-cell table:style-name="ce2" office:value-type="string" calcext:value-type="string">
            <text:p>Time interception</text:p>
          </table:table-cell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Simterpose + LD_PRELOAD + AT</text:p>
          </table:table-cell>
          <table:covered-table-cell table:number-columns-repeated="2" table:style-name="ce3"/>
          <table:table-cell table:style-name="ce3"/>
          <table:table-cell table:style-name="ce3" office:value-type="string" calcext:value-type="string" table:number-columns-spanned="3" table:number-rows-spanned="1">
            <text:p>Simterpose + LD_PRELOAD + FM</text:p>
          </table:table-cell>
          <table:covered-table-cell table:number-columns-repeated="2" table:style-name="ce3"/>
          <table:table-cell table:style-name="ce3"/>
          <table:table-cell table:style-name="ce3" office:value-type="string" calcext:value-type="string" table:number-columns-spanned="3" table:number-rows-spanned="1">
            <text:p>Simterpose + AT</text:p>
          </table:table-cell>
          <table:covered-table-cell table:number-columns-repeated="2" table:style-name="ce3"/>
          <table:table-cell table:style-name="ce3"/>
          <table:table-cell table:style-name="ce3" office:value-type="string" calcext:value-type="string" table:number-columns-spanned="3" table:number-rows-spanned="1">
            <text:p>Simterpose + FM</text:p>
          </table:table-cell>
          <table:covered-table-cell table:number-columns-repeated="2" table:style-name="ce3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office:value-type="string" calcext:value-type="string">
            <text:p>Global CPU</text:p>
          </table:table-cell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LD_PRELOAD.F5] + [LD_PRELOAD.G5]" office:value-type="float" office:value="102" calcext:value-type="float">
            <text:p>10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LD_PRELOAD.J5]+[LD_PRELOAD.K5]" office:value-type="float" office:value="89" calcext:value-type="float">
            <text:p>8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LD_PRELOAD.O5]+[LD_PRELOAD.N5]"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 [LD_PRELOAD.F6] + [LD_PRELOAD.G6]" office:value-type="float" office:value="102" calcext:value-type="float">
            <text:p>10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formula="of:=[LD_PRELOAD.J6]+[LD_PRELOAD.K6]" office:value-type="float" office:value="112" calcext:value-type="float">
            <text:p>11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LD_PRELOAD.O6]+[LD_PRELOAD.N6]" office:value-type="float" office:value="104" calcext:value-type="float">
            <text:p>10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LD_PRELOAD.F7] + [LD_PRELOAD.G7]" office:value-type="float" office:value="103" calcext:value-type="float">
            <text:p>10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LD_PRELOAD.J7]+[LD_PRELOAD.K7]" office:value-type="float" office:value="104" calcext:value-type="float">
            <text:p>104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O7]+[LD_PRELOAD.N7]"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LD_PRELOAD.F8] + [LD_PRELOAD.G8]" office:value-type="float" office:value="103" calcext:value-type="float">
            <text:p>10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LD_PRELOAD.J8]+[LD_PRELOAD.K8]" office:value-type="float" office:value="90" calcext:value-type="float">
            <text:p>9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LD_PRELOAD.O8]+[LD_PRELOAD.N8]"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9] + [LD_PRELOAD.G9]" office:value-type="float" office:value="103" calcext:value-type="float">
            <text:p>10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J9]+[LD_PRELOAD.K9]" office:value-type="float" office:value="110" calcext:value-type="float">
            <text:p>11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O9]+[LD_PRELOAD.N9]"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10] + [LD_PRELOAD.G10]" office:value-type="float" office:value="103" calcext:value-type="float">
            <text:p>103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J10]+[LD_PRELOAD.K10]" office:value-type="float" office:value="111" calcext:value-type="float">
            <text:p>11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O10]+[LD_PRELOAD.N10]"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11] + [LD_PRELOAD.G11]" office:value-type="float" office:value="103" calcext:value-type="float">
            <text:p>10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LD_PRELOAD.J11]+[LD_PRELOAD.K11]" office:value-type="float" office:value="90" calcext:value-type="float">
            <text:p>9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O11]+[LD_PRELOAD.N11]"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LD_PRELOAD.F12] + [LD_PRELOAD.G12]" office:value-type="float" office:value="102" calcext:value-type="float">
            <text:p>10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J12]+[LD_PRELOAD.K12]" office:value-type="float" office:value="110" calcext:value-type="float">
            <text:p>11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O12]+[LD_PRELOAD.N12]"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 [LD_PRELOAD.F13] + [LD_PRELOAD.G13]" office:value-type="float" office:value="105" calcext:value-type="float">
            <text:p>10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LD_PRELOAD.J13]+[LD_PRELOAD.K13]" office:value-type="float" office:value="91" calcext:value-type="float">
            <text:p>9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LD_PRELOAD.O13]+[LD_PRELOAD.N13]" office:value-type="float" office:value="82" calcext:value-type="float">
            <text:p>8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14] + [LD_PRELOAD.G14]" office:value-type="float" office:value="103" calcext:value-type="float">
            <text:p>10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LD_PRELOAD.J14]+[LD_PRELOAD.K14]" office:value-type="float" office:value="92" calcext:value-type="float">
            <text:p>9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O14]+[LD_PRELOAD.N14]"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LD_PRELOAD.F15] + [LD_PRELOAD.G15]" office:value-type="float" office:value="102" calcext:value-type="float">
            <text:p>10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LD_PRELOAD.J15]+[LD_PRELOAD.K15]" office:value-type="float" office:value="91" calcext:value-type="float">
            <text:p>9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LD_PRELOAD.O15]+[LD_PRELOAD.N15]"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16] + [LD_PRELOAD.G16]" office:value-type="float" office:value="103" calcext:value-type="float">
            <text:p>10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J16]+[LD_PRELOAD.K16]" office:value-type="float" office:value="109" calcext:value-type="float">
            <text:p>10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[LD_PRELOAD.O16]+[LD_PRELOAD.N16]" office:value-type="float" office:value="113" calcext:value-type="float">
            <text:p>11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 [LD_PRELOAD.F17] + [LD_PRELOAD.G17]"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LD_PRELOAD.J17]+[LD_PRELOAD.K17]" office:value-type="float" office:value="104" calcext:value-type="float">
            <text:p>10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LD_PRELOAD.O17]+[LD_PRELOAD.N17]" office:value-type="float" office:value="91" calcext:value-type="float">
            <text:p>9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LD_PRELOAD.F18] + [LD_PRELOAD.G18]" office:value-type="float" office:value="103" calcext:value-type="float">
            <text:p>10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LD_PRELOAD.J18]+[LD_PRELOAD.K18]" office:value-type="float" office:value="86" calcext:value-type="float">
            <text:p>8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O18]+[LD_PRELOAD.N18]"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19] + [LD_PRELOAD.G19]" office:value-type="float" office:value="103" calcext:value-type="float">
            <text:p>10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J19]+[LD_PRELOAD.K19]" office:value-type="float" office:value="110" calcext:value-type="float">
            <text:p>11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LD_PRELOAD.O19]+[LD_PRELOAD.N19]"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 [LD_PRELOAD.F20] + [LD_PRELOAD.G20]" office:value-type="float" office:value="102" calcext:value-type="float">
            <text:p>10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LD_PRELOAD.J20]+[LD_PRELOAD.K20]" office:value-type="float" office:value="105" calcext:value-type="float">
            <text:p>10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O20]+[LD_PRELOAD.N20]"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21] + [LD_PRELOAD.G21]" office:value-type="float" office:value="103" calcext:value-type="float">
            <text:p>10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J21]+[LD_PRELOAD.K21]"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O21]+[LD_PRELOAD.N21]"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22] + [LD_PRELOAD.G22]" office:value-type="float" office:value="103" calcext:value-type="float">
            <text:p>103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J22]+[LD_PRELOAD.K22]" office:value-type="float" office:value="111" calcext:value-type="float">
            <text:p>1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LD_PRELOAD.O22]+[LD_PRELOAD.N22]" office:value-type="float" office:value="89" calcext:value-type="float">
            <text:p>8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style-name="Default"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 [LD_PRELOAD.F23] + [LD_PRELOAD.G23]" office:value-type="float" office:value="105" calcext:value-type="float">
            <text:p>10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J23]+[LD_PRELOAD.K23]" office:value-type="float" office:value="111" calcext:value-type="float">
            <text:p>11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LD_PRELOAD.O23]+[LD_PRELOAD.N23]"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 [LD_PRELOAD.F24] + [LD_PRELOAD.G24]"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LD_PRELOAD.J24]+[LD_PRELOAD.K24]" office:value-type="float" office:value="104" calcext:value-type="float">
            <text:p>10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O24]+[LD_PRELOAD.N24]"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LD_PRELOAD.B5:.B24])" office:value-type="float" office:value="2044" calcext:value-type="float">
            <text:p>2044</text:p>
          </table:table-cell>
          <table:table-cell table:formula="of:=SUM([LD_PRELOAD.C5:.C24])" office:value-type="float" office:value="2" calcext:value-type="float">
            <text:p>2</text:p>
          </table:table-cell>
          <table:table-cell table:formula="of:=SUM([LD_PRELOAD.D5:.D24])" office:value-type="float" office:value="2046" calcext:value-type="float">
            <text:p>2046</text:p>
          </table:table-cell>
          <table:table-cell/>
          <table:table-cell table:formula="of:=SUM([LD_PRELOAD.F5:.F24])" office:value-type="float" office:value="2054" calcext:value-type="float">
            <text:p>2054</text:p>
          </table:table-cell>
          <table:table-cell table:formula="of:=SUM([LD_PRELOAD.G5:.G24])" office:value-type="float" office:value="7" calcext:value-type="float">
            <text:p>7</text:p>
          </table:table-cell>
          <table:table-cell table:formula="of:=SUM([LD_PRELOAD.H5:.H24])" office:value-type="float" office:value="2061" calcext:value-type="float">
            <text:p>2061</text:p>
          </table:table-cell>
          <table:table-cell/>
          <table:table-cell table:formula="of:=SUM([LD_PRELOAD.J5:.J24])" office:value-type="float" office:value="2029" calcext:value-type="float">
            <text:p>2029</text:p>
          </table:table-cell>
          <table:table-cell table:formula="of:=SUM([LD_PRELOAD.K5:.K24])" office:value-type="float" office:value="3" calcext:value-type="float">
            <text:p>3</text:p>
          </table:table-cell>
          <table:table-cell table:formula="of:=SUM([LD_PRELOAD.L5:.L24])" office:value-type="float" office:value="2032" calcext:value-type="float">
            <text:p>2032</text:p>
          </table:table-cell>
          <table:table-cell/>
          <table:table-cell table:formula="of:=SUM([LD_PRELOAD.N5:.N24])" office:value-type="float" office:value="1999" calcext:value-type="float">
            <text:p>1999</text:p>
          </table:table-cell>
          <table:table-cell table:formula="of:=SUM([LD_PRELOAD.O5:.O24])" office:value-type="float" office:value="1" calcext:value-type="float">
            <text:p>1</text:p>
          </table:table-cell>
          <table:table-cell table:formula="of:=SUM([LD_PRELOAD.P5:.P24])" office:value-type="float" office:value="2000" calcext:value-type="float">
            <text:p>2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dium</text:p>
          </table:table-cell>
          <table:table-cell table:formula="of:=[LD_PRELOAD.B25]/20" office:value-type="float" office:value="102.2" calcext:value-type="float">
            <text:p>102,2</text:p>
          </table:table-cell>
          <table:table-cell table:formula="of:=[LD_PRELOAD.C25]/20" office:value-type="float" office:value="0.1" calcext:value-type="float">
            <text:p>0,1</text:p>
          </table:table-cell>
          <table:table-cell table:formula="of:=[LD_PRELOAD.D25]/20" office:value-type="float" office:value="102.3" calcext:value-type="float">
            <text:p>102,3</text:p>
          </table:table-cell>
          <table:table-cell/>
          <table:table-cell table:formula="of:=[LD_PRELOAD.F25]/20" office:value-type="float" office:value="102.7" calcext:value-type="float">
            <text:p>102,7</text:p>
          </table:table-cell>
          <table:table-cell table:formula="of:=[LD_PRELOAD.G25]/20" office:value-type="float" office:value="0.35" calcext:value-type="float">
            <text:p>0,35</text:p>
          </table:table-cell>
          <table:table-cell table:formula="of:=[LD_PRELOAD.H25]/20" office:value-type="float" office:value="103.05" calcext:value-type="float">
            <text:p>103,05</text:p>
          </table:table-cell>
          <table:table-cell/>
          <table:table-cell table:formula="of:=[LD_PRELOAD.J25]/20" office:value-type="float" office:value="101.45" calcext:value-type="float">
            <text:p>101,45</text:p>
          </table:table-cell>
          <table:table-cell table:formula="of:=[LD_PRELOAD.K25]/20" office:value-type="float" office:value="0.15" calcext:value-type="float">
            <text:p>0,15</text:p>
          </table:table-cell>
          <table:table-cell table:formula="of:=[LD_PRELOAD.L25]/20" office:value-type="float" office:value="101.6" calcext:value-type="float">
            <text:p>101,6</text:p>
          </table:table-cell>
          <table:table-cell/>
          <table:table-cell table:formula="of:=[LD_PRELOAD.N25]/20" office:value-type="float" office:value="99.95" calcext:value-type="float">
            <text:p>99,95</text:p>
          </table:table-cell>
          <table:table-cell table:formula="of:=[LD_PRELOAD.O25]/20" office:value-type="float" office:value="0.05" calcext:value-type="float">
            <text:p>0,05</text:p>
          </table:table-cell>
          <table:table-cell table:formula="of:=[LD_PRELOAD.P25]/20" office:value-type="float" office:value="100" calcext:value-type="float">
            <text:p>100</text:p>
          </table:table-cell>
          <table:table-cell table:number-columns-repeated="100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ttle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3" table:default-cell-style-name="ce1"/>
        <table:table-column table:style-name="co12" table:default-cell-style-name="ce1"/>
        <table:table-column table:style-name="co5" table:number-columns-repeated="1009" table:default-cell-style-name="ce1"/>
        <table:table-row table:style-name="ro1">
          <table:table-cell office:value-type="string" calcext:value-type="string">
            <text:p>Bcp ptt msg</text:p>
          </table:table-cell>
          <table:table-cell table:number-columns-repeated="5"/>
          <table:table-cell table:style-name="Default" table:number-columns-repeated="4"/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2" table:style-name="ce3"/>
          <table:covered-table-cell/>
          <table:table-cell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3" table:style-name="Default"/>
          <table:table-cell/>
          <table:table-cell table:style-name="ce3" table:number-columns-spanned="4" table:number-rows-spanned="1"/>
          <table:covered-table-cell table:number-columns-repeated="3"/>
          <table:table-cell table:number-columns-repeated="1009"/>
        </table:table-row>
        <table:table-row table:style-name="ro1">
          <table:table-cell table:style-name="ce4"/>
          <table:table-cell table:style-name="ce8" office:value-type="string" calcext:value-type="string">
            <text:p>User CPU</text:p>
          </table:table-cell>
          <table:table-cell table:style-name="ce8" office:value-type="string" calcext:value-type="string">
            <text:p>System CPU</text:p>
          </table:table-cell>
          <table:table-cell table:style-name="ce8" office:value-type="string" calcext:value-type="string">
            <text:p>Global CPU</text:p>
          </table:table-cell>
          <table:table-cell table:style-name="ce8" office:value-type="string" calcext:value-type="string">
            <text:p>Temps simulation (sec)</text:p>
          </table:table-cell>
          <table:table-cell/>
          <table:table-cell table:style-name="ce8" office:value-type="string" calcext:value-type="string">
            <text:p>User CPU (sec)</text:p>
          </table:table-cell>
          <table:table-cell table:style-name="ce8" office:value-type="string" calcext:value-type="string">
            <text:p>System CPU (sec)</text:p>
          </table:table-cell>
          <table:table-cell table:style-name="ce8" office:value-type="string" calcext:value-type="string">
            <text:p>Global CPU (sec)</text:p>
          </table:table-cell>
          <table:table-cell table:style-name="ce8" office:value-type="string" calcext:value-type="string">
            <text:p>Temps simulation (sec)</text:p>
          </table:table-cell>
          <table:table-cell table:style-name="Default"/>
          <table:table-cell table:style-name="ce2" table:number-columns-repeated="3"/>
          <table:table-cell table:style-name="ce8"/>
          <table:table-cell table:number-columns-repeated="1009"/>
        </table:table-row>
        <table:table-row table:style-name="ro1">
          <table:table-cell table:style-name="ce4"/>
          <table:table-cell table:style-name="ce9" table:number-columns-repeated="4"/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5" office:value-type="string" calcext:value-type="string">
            <text:p>msg_clientserver</text:p>
          </table:table-cell>
          <table:table-cell table:style-name="ce9" office:value-type="float" office:value="3849" calcext:value-type="float">
            <text:p>3849</text:p>
          </table:table-cell>
          <table:table-cell table:style-name="ce9" office:value-type="float" office:value="3567" calcext:value-type="float">
            <text:p>3567</text:p>
          </table:table-cell>
          <table:table-cell table:style-name="ce9" table:formula="of:=[.C6]+[.B6]" office:value-type="float" office:value="7416" calcext:value-type="float">
            <text:p>7416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6]/100" office:value-type="float" office:value="38.49" calcext:value-type="float">
            <text:p>38,49</text:p>
          </table:table-cell>
          <table:table-cell table:formula="of:=[.C6]/100" office:value-type="float" office:value="35.67" calcext:value-type="float">
            <text:p>35,67</text:p>
          </table:table-cell>
          <table:table-cell table:formula="of:=[.D6]/100" office:value-type="float" office:value="74.16" calcext:value-type="float">
            <text:p>74,16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4"/>
          <table:table-cell table:style-name="ce9" office:value-type="float" office:value="3723" calcext:value-type="float">
            <text:p>3723</text:p>
          </table:table-cell>
          <table:table-cell table:style-name="ce9" office:value-type="float" office:value="3553" calcext:value-type="float">
            <text:p>3553</text:p>
          </table:table-cell>
          <table:table-cell table:style-name="ce9" table:formula="of:=[.C7]+[.B7]" office:value-type="float" office:value="7276" calcext:value-type="float">
            <text:p>7276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7]/100" office:value-type="float" office:value="37.23" calcext:value-type="float">
            <text:p>37,23</text:p>
          </table:table-cell>
          <table:table-cell table:formula="of:=[.C7]/100" office:value-type="float" office:value="35.53" calcext:value-type="float">
            <text:p>35,53</text:p>
          </table:table-cell>
          <table:table-cell table:formula="of:=[.D7]/100" office:value-type="float" office:value="72.76" calcext:value-type="float">
            <text:p>72,76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4"/>
          <table:table-cell table:style-name="ce9" office:value-type="float" office:value="3757" calcext:value-type="float">
            <text:p>3757</text:p>
          </table:table-cell>
          <table:table-cell table:style-name="ce9" office:value-type="float" office:value="3595" calcext:value-type="float">
            <text:p>3595</text:p>
          </table:table-cell>
          <table:table-cell table:style-name="ce9" table:formula="of:=[.C8]+[.B8]" office:value-type="float" office:value="7352" calcext:value-type="float">
            <text:p>7352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8]/100" office:value-type="float" office:value="37.57" calcext:value-type="float">
            <text:p>37,57</text:p>
          </table:table-cell>
          <table:table-cell table:formula="of:=[.C8]/100" office:value-type="float" office:value="35.95" calcext:value-type="float">
            <text:p>35,95</text:p>
          </table:table-cell>
          <table:table-cell table:formula="of:=[.D8]/100" office:value-type="float" office:value="73.52" calcext:value-type="float">
            <text:p>73,52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4"/>
          <table:table-cell table:style-name="ce9" office:value-type="float" office:value="3717" calcext:value-type="float">
            <text:p>3717</text:p>
          </table:table-cell>
          <table:table-cell table:style-name="ce9" office:value-type="float" office:value="3513" calcext:value-type="float">
            <text:p>3513</text:p>
          </table:table-cell>
          <table:table-cell table:style-name="ce9" table:formula="of:=[.C9]+[.B9]" office:value-type="float" office:value="7230" calcext:value-type="float">
            <text:p>7230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9]/100" office:value-type="float" office:value="37.17" calcext:value-type="float">
            <text:p>37,17</text:p>
          </table:table-cell>
          <table:table-cell table:formula="of:=[.C9]/100" office:value-type="float" office:value="35.13" calcext:value-type="float">
            <text:p>35,13</text:p>
          </table:table-cell>
          <table:table-cell table:formula="of:=[.D9]/100" office:value-type="float" office:value="72.3" calcext:value-type="float">
            <text:p>72,3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4"/>
          <table:table-cell table:style-name="ce9" office:value-type="float" office:value="3849" calcext:value-type="float">
            <text:p>3849</text:p>
          </table:table-cell>
          <table:table-cell table:style-name="ce9" office:value-type="float" office:value="3596" calcext:value-type="float">
            <text:p>3596</text:p>
          </table:table-cell>
          <table:table-cell table:style-name="ce9" table:formula="of:=[.C10]+[.B10]" office:value-type="float" office:value="7445" calcext:value-type="float">
            <text:p>7445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10]/100" office:value-type="float" office:value="38.49" calcext:value-type="float">
            <text:p>38,49</text:p>
          </table:table-cell>
          <table:table-cell table:formula="of:=[.C10]/100" office:value-type="float" office:value="35.96" calcext:value-type="float">
            <text:p>35,96</text:p>
          </table:table-cell>
          <table:table-cell table:formula="of:=[.D10]/100" office:value-type="float" office:value="74.45" calcext:value-type="float">
            <text:p>74,45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4"/>
          <table:table-cell table:style-name="ce9" office:value-type="float" office:value="3800" calcext:value-type="float">
            <text:p>3800</text:p>
          </table:table-cell>
          <table:table-cell table:style-name="ce9" office:value-type="float" office:value="3453" calcext:value-type="float">
            <text:p>3453</text:p>
          </table:table-cell>
          <table:table-cell table:style-name="ce9" table:formula="of:=[.C11]+[.B11]" office:value-type="float" office:value="7253" calcext:value-type="float">
            <text:p>7253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11]/100" office:value-type="float" office:value="38" calcext:value-type="float">
            <text:p>38</text:p>
          </table:table-cell>
          <table:table-cell table:formula="of:=[.C11]/100" office:value-type="float" office:value="34.53" calcext:value-type="float">
            <text:p>34,53</text:p>
          </table:table-cell>
          <table:table-cell table:formula="of:=[.D11]/100" office:value-type="float" office:value="72.53" calcext:value-type="float">
            <text:p>72,53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4"/>
          <table:table-cell table:style-name="ce9" office:value-type="float" office:value="3682" calcext:value-type="float">
            <text:p>3682</text:p>
          </table:table-cell>
          <table:table-cell table:style-name="ce9" office:value-type="float" office:value="3503" calcext:value-type="float">
            <text:p>3503</text:p>
          </table:table-cell>
          <table:table-cell table:style-name="ce9" table:formula="of:=[.C12]+[.B12]" office:value-type="float" office:value="7185" calcext:value-type="float">
            <text:p>7185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12]/100" office:value-type="float" office:value="36.82" calcext:value-type="float">
            <text:p>36,82</text:p>
          </table:table-cell>
          <table:table-cell table:formula="of:=[.C12]/100" office:value-type="float" office:value="35.03" calcext:value-type="float">
            <text:p>35,03</text:p>
          </table:table-cell>
          <table:table-cell table:formula="of:=[.D12]/100" office:value-type="float" office:value="71.85" calcext:value-type="float">
            <text:p>71,85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4"/>
          <table:table-cell table:style-name="ce9" office:value-type="float" office:value="3725" calcext:value-type="float">
            <text:p>3725</text:p>
          </table:table-cell>
          <table:table-cell table:style-name="ce9" office:value-type="float" office:value="3556" calcext:value-type="float">
            <text:p>3556</text:p>
          </table:table-cell>
          <table:table-cell table:style-name="ce9" table:formula="of:=[.C13]+[.B13]" office:value-type="float" office:value="7281" calcext:value-type="float">
            <text:p>7281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13]/100" office:value-type="float" office:value="37.25" calcext:value-type="float">
            <text:p>37,25</text:p>
          </table:table-cell>
          <table:table-cell table:formula="of:=[.C13]/100" office:value-type="float" office:value="35.56" calcext:value-type="float">
            <text:p>35,56</text:p>
          </table:table-cell>
          <table:table-cell table:formula="of:=[.D13]/100" office:value-type="float" office:value="72.81" calcext:value-type="float">
            <text:p>72,81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4"/>
          <table:table-cell table:style-name="ce9" office:value-type="float" office:value="3829" calcext:value-type="float">
            <text:p>3829</text:p>
          </table:table-cell>
          <table:table-cell table:style-name="ce9" office:value-type="float" office:value="3549" calcext:value-type="float">
            <text:p>3549</text:p>
          </table:table-cell>
          <table:table-cell table:style-name="ce9" table:formula="of:=[.C14]+[.B14]" office:value-type="float" office:value="7378" calcext:value-type="float">
            <text:p>7378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14]/100" office:value-type="float" office:value="38.29" calcext:value-type="float">
            <text:p>38,29</text:p>
          </table:table-cell>
          <table:table-cell table:formula="of:=[.C14]/100" office:value-type="float" office:value="35.49" calcext:value-type="float">
            <text:p>35,49</text:p>
          </table:table-cell>
          <table:table-cell table:formula="of:=[.D14]/100" office:value-type="float" office:value="73.78" calcext:value-type="float">
            <text:p>73,78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4"/>
          <table:table-cell table:style-name="ce9" office:value-type="float" office:value="3726" calcext:value-type="float">
            <text:p>3726</text:p>
          </table:table-cell>
          <table:table-cell table:style-name="ce9" office:value-type="float" office:value="3571" calcext:value-type="float">
            <text:p>3571</text:p>
          </table:table-cell>
          <table:table-cell table:style-name="ce9" table:formula="of:=[.C15]+[.B15]" office:value-type="float" office:value="7297" calcext:value-type="float">
            <text:p>7297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15]/100" office:value-type="float" office:value="37.26" calcext:value-type="float">
            <text:p>37,26</text:p>
          </table:table-cell>
          <table:table-cell table:formula="of:=[.C15]/100" office:value-type="float" office:value="35.71" calcext:value-type="float">
            <text:p>35,71</text:p>
          </table:table-cell>
          <table:table-cell table:formula="of:=[.D15]/100" office:value-type="float" office:value="72.97" calcext:value-type="float">
            <text:p>72,97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11" table:formula="of:=SUM([.B6:.B15])" office:value-type="float" office:value="37657" calcext:value-type="float">
            <text:p>37657</text:p>
          </table:table-cell>
          <table:table-cell table:style-name="ce11" table:formula="of:=SUM([.C6:.C15])" office:value-type="float" office:value="35456" calcext:value-type="float">
            <text:p>35456</text:p>
          </table:table-cell>
          <table:table-cell table:style-name="ce11" table:formula="of:=SUM([.D6:.D15])" office:value-type="float" office:value="73113" calcext:value-type="float">
            <text:p>73113</text:p>
          </table:table-cell>
          <table:table-cell table:style-name="ce11" table:formula="of:=SUM([.E6:.E15])" office:value-type="float" office:value="65081.38557" calcext:value-type="float">
            <text:p>65081,38557</text:p>
          </table:table-cell>
          <table:table-cell table:style-name="ce3"/>
          <table:table-cell table:style-name="ce3" table:formula="of:=SUM([.G6:.G15])" office:value-type="float" office:value="376.57" calcext:value-type="float">
            <text:p>376,57</text:p>
          </table:table-cell>
          <table:table-cell table:style-name="ce3" table:formula="of:=SUM([.H6:.H15])" office:value-type="float" office:value="354.56" calcext:value-type="float">
            <text:p>354,56</text:p>
          </table:table-cell>
          <table:table-cell table:style-name="ce3" table:formula="of:=SUM([.I6:.I15])" office:value-type="float" office:value="731.13" calcext:value-type="float">
            <text:p>731,13</text:p>
          </table:table-cell>
          <table:table-cell table:style-name="ce11" table:formula="of:=SUM([.J6:.J15])" office:value-type="float" office:value="65081.38557" calcext:value-type="float">
            <text:p>65081,38557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7" office:value-type="string" calcext:value-type="string">
            <text:p>Moyenne</text:p>
          </table:table-cell>
          <table:table-cell table:style-name="ce11" table:formula="of:=[.B16]/10" office:value-type="float" office:value="3765.7" calcext:value-type="float">
            <text:p>3765,7</text:p>
          </table:table-cell>
          <table:table-cell table:style-name="ce11" table:formula="of:=[.C16]/10" office:value-type="float" office:value="3545.6" calcext:value-type="float">
            <text:p>3545,6</text:p>
          </table:table-cell>
          <table:table-cell table:style-name="ce11" table:formula="of:=[.D16]/10" office:value-type="float" office:value="7311.3" calcext:value-type="float">
            <text:p>7311,3</text:p>
          </table:table-cell>
          <table:table-cell table:style-name="ce11" table:formula="of:=[.E16]/10" office:value-type="float" office:value="6508.138557" calcext:value-type="float">
            <text:p>6508,138557</text:p>
          </table:table-cell>
          <table:table-cell table:style-name="ce3"/>
          <table:table-cell table:style-name="ce3" table:formula="of:=[.G16]/10" office:value-type="float" office:value="37.657" calcext:value-type="float">
            <text:p>37,657</text:p>
          </table:table-cell>
          <table:table-cell table:style-name="ce3" table:formula="of:=[.H16]/10" office:value-type="float" office:value="35.456" calcext:value-type="float">
            <text:p>35,456</text:p>
          </table:table-cell>
          <table:table-cell table:style-name="ce3" table:formula="of:=[.I16]/10" office:value-type="float" office:value="73.113" calcext:value-type="float">
            <text:p>73,113</text:p>
          </table:table-cell>
          <table:table-cell table:style-name="ce11" table:formula="of:=[.J16]/10" office:value-type="float" office:value="6508.138557" calcext:value-type="float">
            <text:p>6508,138557</text:p>
          </table:table-cell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12" table:number-columns-repeated="4"/>
          <table:table-cell/>
          <table:table-cell table:style-name="ce13"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8" office:value-type="string" calcext:value-type="string">
            <text:p>sendto_clientserver</text:p>
          </table:table-cell>
          <table:table-cell table:style-name="ce9" office:value-type="float" office:value="3982" calcext:value-type="float">
            <text:p>3982</text:p>
          </table:table-cell>
          <table:table-cell table:style-name="ce9" office:value-type="float" office:value="3754" calcext:value-type="float">
            <text:p>3754</text:p>
          </table:table-cell>
          <table:table-cell table:style-name="ce9" table:formula="of:=[.C19]+[.B19]" office:value-type="float" office:value="7736" calcext:value-type="float">
            <text:p>7736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19]/100" office:value-type="float" office:value="39.82" calcext:value-type="float">
            <text:p>39,82</text:p>
          </table:table-cell>
          <table:table-cell table:formula="of:=[.C19]/100" office:value-type="float" office:value="37.54" calcext:value-type="float">
            <text:p>37,54</text:p>
          </table:table-cell>
          <table:table-cell table:formula="of:=[.D19]/100" office:value-type="float" office:value="77.36" calcext:value-type="float">
            <text:p>77,36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972" calcext:value-type="float">
            <text:p>3972</text:p>
          </table:table-cell>
          <table:table-cell table:style-name="ce9" office:value-type="float" office:value="3763" calcext:value-type="float">
            <text:p>3763</text:p>
          </table:table-cell>
          <table:table-cell table:style-name="ce9" table:formula="of:=[.C20]+[.B20]" office:value-type="float" office:value="7735" calcext:value-type="float">
            <text:p>7735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20]/100" office:value-type="float" office:value="39.72" calcext:value-type="float">
            <text:p>39,72</text:p>
          </table:table-cell>
          <table:table-cell table:formula="of:=[.C20]/100" office:value-type="float" office:value="37.63" calcext:value-type="float">
            <text:p>37,63</text:p>
          </table:table-cell>
          <table:table-cell table:formula="of:=[.D20]/100" office:value-type="float" office:value="77.35" calcext:value-type="float">
            <text:p>77,35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964" calcext:value-type="float">
            <text:p>3964</text:p>
          </table:table-cell>
          <table:table-cell table:style-name="ce9" office:value-type="float" office:value="3697" calcext:value-type="float">
            <text:p>3697</text:p>
          </table:table-cell>
          <table:table-cell table:style-name="ce9" table:formula="of:=[.C21]+[.B21]" office:value-type="float" office:value="7661" calcext:value-type="float">
            <text:p>7661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21]/100" office:value-type="float" office:value="39.64" calcext:value-type="float">
            <text:p>39,64</text:p>
          </table:table-cell>
          <table:table-cell table:formula="of:=[.C21]/100" office:value-type="float" office:value="36.97" calcext:value-type="float">
            <text:p>36,97</text:p>
          </table:table-cell>
          <table:table-cell table:formula="of:=[.D21]/100" office:value-type="float" office:value="76.61" calcext:value-type="float">
            <text:p>76,61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875" calcext:value-type="float">
            <text:p>3875</text:p>
          </table:table-cell>
          <table:table-cell table:style-name="ce9" office:value-type="float" office:value="3631" calcext:value-type="float">
            <text:p>3631</text:p>
          </table:table-cell>
          <table:table-cell table:style-name="ce9" table:formula="of:=[.C22]+[.B22]" office:value-type="float" office:value="7506" calcext:value-type="float">
            <text:p>7506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22]/100" office:value-type="float" office:value="38.75" calcext:value-type="float">
            <text:p>38,75</text:p>
          </table:table-cell>
          <table:table-cell table:formula="of:=[.C22]/100" office:value-type="float" office:value="36.31" calcext:value-type="float">
            <text:p>36,31</text:p>
          </table:table-cell>
          <table:table-cell table:formula="of:=[.D22]/100" office:value-type="float" office:value="75.06" calcext:value-type="float">
            <text:p>75,06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794" calcext:value-type="float">
            <text:p>3794</text:p>
          </table:table-cell>
          <table:table-cell table:style-name="ce9" office:value-type="float" office:value="3640" calcext:value-type="float">
            <text:p>3640</text:p>
          </table:table-cell>
          <table:table-cell table:style-name="ce9" table:formula="of:=[.C23]+[.B23]" office:value-type="float" office:value="7434" calcext:value-type="float">
            <text:p>7434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23]/100" office:value-type="float" office:value="37.94" calcext:value-type="float">
            <text:p>37,94</text:p>
          </table:table-cell>
          <table:table-cell table:formula="of:=[.C23]/100" office:value-type="float" office:value="36.4" calcext:value-type="float">
            <text:p>36,4</text:p>
          </table:table-cell>
          <table:table-cell table:formula="of:=[.D23]/100" office:value-type="float" office:value="74.34" calcext:value-type="float">
            <text:p>74,34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869" calcext:value-type="float">
            <text:p>3869</text:p>
          </table:table-cell>
          <table:table-cell table:style-name="ce9" office:value-type="float" office:value="3679" calcext:value-type="float">
            <text:p>3679</text:p>
          </table:table-cell>
          <table:table-cell table:style-name="ce9" table:formula="of:=[.C24]+[.B24]" office:value-type="float" office:value="7548" calcext:value-type="float">
            <text:p>7548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24]/100" office:value-type="float" office:value="38.69" calcext:value-type="float">
            <text:p>38,69</text:p>
          </table:table-cell>
          <table:table-cell table:formula="of:=[.C24]/100" office:value-type="float" office:value="36.79" calcext:value-type="float">
            <text:p>36,79</text:p>
          </table:table-cell>
          <table:table-cell table:formula="of:=[.D24]/100" office:value-type="float" office:value="75.48" calcext:value-type="float">
            <text:p>75,48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840" calcext:value-type="float">
            <text:p>3840</text:p>
          </table:table-cell>
          <table:table-cell table:style-name="ce9" office:value-type="float" office:value="3634" calcext:value-type="float">
            <text:p>3634</text:p>
          </table:table-cell>
          <table:table-cell table:style-name="ce9" table:formula="of:=[.C25]+[.B25]" office:value-type="float" office:value="7474" calcext:value-type="float">
            <text:p>7474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25]/100" office:value-type="float" office:value="38.4" calcext:value-type="float">
            <text:p>38,4</text:p>
          </table:table-cell>
          <table:table-cell table:formula="of:=[.C25]/100" office:value-type="float" office:value="36.34" calcext:value-type="float">
            <text:p>36,34</text:p>
          </table:table-cell>
          <table:table-cell table:formula="of:=[.D25]/100" office:value-type="float" office:value="74.74" calcext:value-type="float">
            <text:p>74,74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951" calcext:value-type="float">
            <text:p>3951</text:p>
          </table:table-cell>
          <table:table-cell table:style-name="ce9" office:value-type="float" office:value="3681" calcext:value-type="float">
            <text:p>3681</text:p>
          </table:table-cell>
          <table:table-cell table:style-name="ce9" table:formula="of:=[.C26]+[.B26]" office:value-type="float" office:value="7632" calcext:value-type="float">
            <text:p>7632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26]/100" office:value-type="float" office:value="39.51" calcext:value-type="float">
            <text:p>39,51</text:p>
          </table:table-cell>
          <table:table-cell table:formula="of:=[.C26]/100" office:value-type="float" office:value="36.81" calcext:value-type="float">
            <text:p>36,81</text:p>
          </table:table-cell>
          <table:table-cell table:formula="of:=[.D26]/100" office:value-type="float" office:value="76.32" calcext:value-type="float">
            <text:p>76,32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896" calcext:value-type="float">
            <text:p>3896</text:p>
          </table:table-cell>
          <table:table-cell table:style-name="ce9" office:value-type="float" office:value="3680" calcext:value-type="float">
            <text:p>3680</text:p>
          </table:table-cell>
          <table:table-cell table:style-name="ce9" table:formula="of:=[.C27]+[.B27]" office:value-type="float" office:value="7576" calcext:value-type="float">
            <text:p>7576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27]/100" office:value-type="float" office:value="38.96" calcext:value-type="float">
            <text:p>38,96</text:p>
          </table:table-cell>
          <table:table-cell table:formula="of:=[.C27]/100" office:value-type="float" office:value="36.8" calcext:value-type="float">
            <text:p>36,8</text:p>
          </table:table-cell>
          <table:table-cell table:formula="of:=[.D27]/100" office:value-type="float" office:value="75.76" calcext:value-type="float">
            <text:p>75,76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908" calcext:value-type="float">
            <text:p>3908</text:p>
          </table:table-cell>
          <table:table-cell table:style-name="ce9" office:value-type="float" office:value="3694" calcext:value-type="float">
            <text:p>3694</text:p>
          </table:table-cell>
          <table:table-cell table:style-name="ce9" table:formula="of:=[.C28]+[.B28]" office:value-type="float" office:value="7602" calcext:value-type="float">
            <text:p>7602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28]/100" office:value-type="float" office:value="39.08" calcext:value-type="float">
            <text:p>39,08</text:p>
          </table:table-cell>
          <table:table-cell table:formula="of:=[.C28]/100" office:value-type="float" office:value="36.94" calcext:value-type="float">
            <text:p>36,94</text:p>
          </table:table-cell>
          <table:table-cell table:formula="of:=[.D28]/100" office:value-type="float" office:value="76.02" calcext:value-type="float">
            <text:p>76,02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1" table:formula="of:=SUM([.B19:.B28])" office:value-type="float" office:value="39051" calcext:value-type="float">
            <text:p>39051</text:p>
          </table:table-cell>
          <table:table-cell table:style-name="ce11" table:formula="of:=SUM([.C19:.C28])" office:value-type="float" office:value="36853" calcext:value-type="float">
            <text:p>36853</text:p>
          </table:table-cell>
          <table:table-cell table:style-name="ce11" table:formula="of:=SUM([.D19:.D28])" office:value-type="float" office:value="75904" calcext:value-type="float">
            <text:p>75904</text:p>
          </table:table-cell>
          <table:table-cell table:style-name="ce11" table:formula="of:=SUM([.E19:.E28])" office:value-type="float" office:value="65081.38557" calcext:value-type="float">
            <text:p>65081,38557</text:p>
          </table:table-cell>
          <table:table-cell table:style-name="ce3"/>
          <table:table-cell table:style-name="ce3" table:formula="of:=SUM([.G19:.G28])" office:value-type="float" office:value="390.51" calcext:value-type="float">
            <text:p>390,51</text:p>
          </table:table-cell>
          <table:table-cell table:style-name="ce3" table:formula="of:=SUM([.H19:.H28])" office:value-type="float" office:value="368.53" calcext:value-type="float">
            <text:p>368,53</text:p>
          </table:table-cell>
          <table:table-cell table:style-name="ce3" table:formula="of:=SUM([.I19:.I28])" office:value-type="float" office:value="759.04" calcext:value-type="float">
            <text:p>759,04</text:p>
          </table:table-cell>
          <table:table-cell table:style-name="ce11" table:formula="of:=SUM([.J19:.J28])" office:value-type="float" office:value="65081.38557" calcext:value-type="float">
            <text:p>65081,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 office:value-type="string" calcext:value-type="string">
            <text:p>Moyenne</text:p>
          </table:table-cell>
          <table:table-cell table:style-name="ce11" table:formula="of:=[.B29]/10" office:value-type="float" office:value="3905.1" calcext:value-type="float">
            <text:p>3905,1</text:p>
          </table:table-cell>
          <table:table-cell table:style-name="ce11" table:formula="of:=[.C29]/10" office:value-type="float" office:value="3685.3" calcext:value-type="float">
            <text:p>3685,3</text:p>
          </table:table-cell>
          <table:table-cell table:style-name="ce11" table:formula="of:=[.D29]/10" office:value-type="float" office:value="7590.4" calcext:value-type="float">
            <text:p>7590,4</text:p>
          </table:table-cell>
          <table:table-cell table:style-name="ce11" table:formula="of:=[.E29]/10" office:value-type="float" office:value="6508.138557" calcext:value-type="float">
            <text:p>6508,138557</text:p>
          </table:table-cell>
          <table:table-cell table:style-name="ce3"/>
          <table:table-cell table:style-name="ce3" table:formula="of:=[.G29]/10" office:value-type="float" office:value="39.051" calcext:value-type="float">
            <text:p>39,051</text:p>
          </table:table-cell>
          <table:table-cell table:style-name="ce3" table:formula="of:=[.H29]/10" office:value-type="float" office:value="36.853" calcext:value-type="float">
            <text:p>36,853</text:p>
          </table:table-cell>
          <table:table-cell table:style-name="ce3" table:formula="of:=[.I29]/10" office:value-type="float" office:value="75.904" calcext:value-type="float">
            <text:p>75,904</text:p>
          </table:table-cell>
          <table:table-cell table:style-name="ce11" table:formula="of:=[.J29]/10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number-columns-repeated="1008"/>
        </table:table-row>
        <table:table-row table:style-name="ro1" table:number-rows-repeated="5"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3" table:style-name="Default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table:style-name="ce8" office:value-type="string" calcext:value-type="string">
            <text:p>Temps simulation (sec)</text:p>
          </table:table-cell>
          <table:table-cell/>
          <table:table-cell table:style-name="ce8" office:value-type="string" calcext:value-type="string">
            <text:p>User CPU (sec)</text:p>
          </table:table-cell>
          <table:table-cell table:style-name="ce8" office:value-type="string" calcext:value-type="string">
            <text:p>System CPU (sec)</text:p>
          </table:table-cell>
          <table:table-cell table:style-name="ce8" office:value-type="string" calcext:value-type="string">
            <text:p>Global CPU (sec)</text:p>
          </table:table-cell>
          <table:table-cell table:style-name="ce8" office:value-type="string" calcext:value-type="string">
            <text:p>Temps simulation (sec)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5" office:value-type="string" calcext:value-type="string">
            <text:p>msg_clientserver</text:p>
          </table:table-cell>
          <table:table-cell office:value-type="float" office:value="3256" calcext:value-type="float">
            <text:p>3256</text:p>
          </table:table-cell>
          <table:table-cell office:value-type="float" office:value="4151" calcext:value-type="float">
            <text:p>4151</text:p>
          </table:table-cell>
          <table:table-cell table:formula="of:=[.C40]+[.B40]" office:value-type="float" office:value="7407" calcext:value-type="float">
            <text:p>7407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0]/100" office:value-type="float" office:value="32.56" calcext:value-type="float">
            <text:p>32,56</text:p>
          </table:table-cell>
          <table:table-cell table:formula="of:=[.C40]/100" office:value-type="float" office:value="41.51" calcext:value-type="float">
            <text:p>41,51</text:p>
          </table:table-cell>
          <table:table-cell table:formula="of:=[.D40]/100" office:value-type="float" office:value="74.07" calcext:value-type="float">
            <text:p>74,07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office:value-type="float" office:value="3215" calcext:value-type="float">
            <text:p>3215</text:p>
          </table:table-cell>
          <table:table-cell office:value-type="float" office:value="4165" calcext:value-type="float">
            <text:p>4165</text:p>
          </table:table-cell>
          <table:table-cell table:formula="of:=[.C41]+[.B41]" office:value-type="float" office:value="7380" calcext:value-type="float">
            <text:p>7380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1]/100" office:value-type="float" office:value="32.15" calcext:value-type="float">
            <text:p>32,15</text:p>
          </table:table-cell>
          <table:table-cell table:formula="of:=[.C41]/100" office:value-type="float" office:value="41.65" calcext:value-type="float">
            <text:p>41,65</text:p>
          </table:table-cell>
          <table:table-cell table:formula="of:=[.D41]/100" office:value-type="float" office:value="73.8" calcext:value-type="float">
            <text:p>73,8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office:value-type="float" office:value="3225" calcext:value-type="float">
            <text:p>3225</text:p>
          </table:table-cell>
          <table:table-cell office:value-type="float" office:value="4218" calcext:value-type="float">
            <text:p>4218</text:p>
          </table:table-cell>
          <table:table-cell table:formula="of:=[.C42]+[.B42]" office:value-type="float" office:value="7443" calcext:value-type="float">
            <text:p>7443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2]/100" office:value-type="float" office:value="32.25" calcext:value-type="float">
            <text:p>32,25</text:p>
          </table:table-cell>
          <table:table-cell table:formula="of:=[.C42]/100" office:value-type="float" office:value="42.18" calcext:value-type="float">
            <text:p>42,18</text:p>
          </table:table-cell>
          <table:table-cell table:formula="of:=[.D42]/100" office:value-type="float" office:value="74.43" calcext:value-type="float">
            <text:p>74,43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office:value-type="float" office:value="3148" calcext:value-type="float">
            <text:p>3148</text:p>
          </table:table-cell>
          <table:table-cell office:value-type="float" office:value="4197" calcext:value-type="float">
            <text:p>4197</text:p>
          </table:table-cell>
          <table:table-cell table:formula="of:=[.C43]+[.B43]" office:value-type="float" office:value="7345" calcext:value-type="float">
            <text:p>7345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3]/100" office:value-type="float" office:value="31.48" calcext:value-type="float">
            <text:p>31,48</text:p>
          </table:table-cell>
          <table:table-cell table:formula="of:=[.C43]/100" office:value-type="float" office:value="41.97" calcext:value-type="float">
            <text:p>41,97</text:p>
          </table:table-cell>
          <table:table-cell table:formula="of:=[.D43]/100" office:value-type="float" office:value="73.45" calcext:value-type="float">
            <text:p>73,4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office:value-type="float" office:value="3126" calcext:value-type="float">
            <text:p>3126</text:p>
          </table:table-cell>
          <table:table-cell office:value-type="float" office:value="4209" calcext:value-type="float">
            <text:p>4209</text:p>
          </table:table-cell>
          <table:table-cell table:formula="of:=[.C44]+[.B44]" office:value-type="float" office:value="7335" calcext:value-type="float">
            <text:p>7335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4]/100" office:value-type="float" office:value="31.26" calcext:value-type="float">
            <text:p>31,26</text:p>
          </table:table-cell>
          <table:table-cell table:formula="of:=[.C44]/100" office:value-type="float" office:value="42.09" calcext:value-type="float">
            <text:p>42,09</text:p>
          </table:table-cell>
          <table:table-cell table:formula="of:=[.D44]/100" office:value-type="float" office:value="73.35" calcext:value-type="float">
            <text:p>73,3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office:value-type="float" office:value="3240" calcext:value-type="float">
            <text:p>3240</text:p>
          </table:table-cell>
          <table:table-cell office:value-type="float" office:value="4231" calcext:value-type="float">
            <text:p>4231</text:p>
          </table:table-cell>
          <table:table-cell table:formula="of:=[.C45]+[.B45]" office:value-type="float" office:value="7471" calcext:value-type="float">
            <text:p>7471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5]/100" office:value-type="float" office:value="32.4" calcext:value-type="float">
            <text:p>32,4</text:p>
          </table:table-cell>
          <table:table-cell table:formula="of:=[.C45]/100" office:value-type="float" office:value="42.31" calcext:value-type="float">
            <text:p>42,31</text:p>
          </table:table-cell>
          <table:table-cell table:formula="of:=[.D45]/100" office:value-type="float" office:value="74.71" calcext:value-type="float">
            <text:p>74,71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office:value-type="float" office:value="3206" calcext:value-type="float">
            <text:p>3206</text:p>
          </table:table-cell>
          <table:table-cell office:value-type="float" office:value="4251" calcext:value-type="float">
            <text:p>4251</text:p>
          </table:table-cell>
          <table:table-cell table:formula="of:=[.C46]+[.B46]" office:value-type="float" office:value="7457" calcext:value-type="float">
            <text:p>7457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6]/100" office:value-type="float" office:value="32.06" calcext:value-type="float">
            <text:p>32,06</text:p>
          </table:table-cell>
          <table:table-cell table:formula="of:=[.C46]/100" office:value-type="float" office:value="42.51" calcext:value-type="float">
            <text:p>42,51</text:p>
          </table:table-cell>
          <table:table-cell table:formula="of:=[.D46]/100" office:value-type="float" office:value="74.57" calcext:value-type="float">
            <text:p>74,57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office:value-type="float" office:value="3241" calcext:value-type="float">
            <text:p>3241</text:p>
          </table:table-cell>
          <table:table-cell office:value-type="float" office:value="4224" calcext:value-type="float">
            <text:p>4224</text:p>
          </table:table-cell>
          <table:table-cell table:formula="of:=[.C47]+[.B47]" office:value-type="float" office:value="7465" calcext:value-type="float">
            <text:p>7465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7]/100" office:value-type="float" office:value="32.41" calcext:value-type="float">
            <text:p>32,41</text:p>
          </table:table-cell>
          <table:table-cell table:formula="of:=[.C47]/100" office:value-type="float" office:value="42.24" calcext:value-type="float">
            <text:p>42,24</text:p>
          </table:table-cell>
          <table:table-cell table:formula="of:=[.D47]/100" office:value-type="float" office:value="74.65" calcext:value-type="float">
            <text:p>74,6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office:value-type="float" office:value="3121" calcext:value-type="float">
            <text:p>3121</text:p>
          </table:table-cell>
          <table:table-cell office:value-type="float" office:value="4229" calcext:value-type="float">
            <text:p>4229</text:p>
          </table:table-cell>
          <table:table-cell table:formula="of:=[.C48]+[.B48]" office:value-type="float" office:value="7350" calcext:value-type="float">
            <text:p>7350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8]/100" office:value-type="float" office:value="31.21" calcext:value-type="float">
            <text:p>31,21</text:p>
          </table:table-cell>
          <table:table-cell table:formula="of:=[.C48]/100" office:value-type="float" office:value="42.29" calcext:value-type="float">
            <text:p>42,29</text:p>
          </table:table-cell>
          <table:table-cell table:formula="of:=[.D48]/100" office:value-type="float" office:value="73.5" calcext:value-type="float">
            <text:p>73,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office:value-type="float" office:value="3193" calcext:value-type="float">
            <text:p>3193</text:p>
          </table:table-cell>
          <table:table-cell office:value-type="float" office:value="4196" calcext:value-type="float">
            <text:p>4196</text:p>
          </table:table-cell>
          <table:table-cell table:formula="of:=[.C49]+[.B49]" office:value-type="float" office:value="7389" calcext:value-type="float">
            <text:p>7389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9]/100" office:value-type="float" office:value="31.93" calcext:value-type="float">
            <text:p>31,93</text:p>
          </table:table-cell>
          <table:table-cell table:formula="of:=[.C49]/100" office:value-type="float" office:value="41.96" calcext:value-type="float">
            <text:p>41,96</text:p>
          </table:table-cell>
          <table:table-cell table:formula="of:=[.D49]/100" office:value-type="float" office:value="73.89" calcext:value-type="float">
            <text:p>73,89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3" table:formula="of:=SUM([.B40:.B49])" office:value-type="float" office:value="31971" calcext:value-type="float">
            <text:p>31971</text:p>
          </table:table-cell>
          <table:table-cell table:style-name="ce3" table:formula="of:=SUM([.C40:.C49])" office:value-type="float" office:value="42071" calcext:value-type="float">
            <text:p>42071</text:p>
          </table:table-cell>
          <table:table-cell table:style-name="ce3" table:formula="of:=SUM([.D40:.D49])" office:value-type="float" office:value="74042" calcext:value-type="float">
            <text:p>74042</text:p>
          </table:table-cell>
          <table:table-cell table:style-name="ce3" table:formula="of:=SUM([.E40:.E49])" office:value-type="float" office:value="65080" calcext:value-type="float">
            <text:p>65080</text:p>
          </table:table-cell>
          <table:table-cell table:style-name="ce3"/>
          <table:table-cell table:style-name="ce3" table:formula="of:=SUM([.G40:.G49])" office:value-type="float" office:value="319.71" calcext:value-type="float">
            <text:p>319,71</text:p>
          </table:table-cell>
          <table:table-cell table:style-name="ce3" table:formula="of:=SUM([.H40:.H49])" office:value-type="float" office:value="420.71" calcext:value-type="float">
            <text:p>420,71</text:p>
          </table:table-cell>
          <table:table-cell table:style-name="ce3" table:formula="of:=SUM([.I40:.I49])" office:value-type="float" office:value="740.42" calcext:value-type="float">
            <text:p>740,42</text:p>
          </table:table-cell>
          <table:table-cell table:style-name="ce3" table:formula="of:=SUM([.J40:.J49])" office:value-type="float" office:value="65080" calcext:value-type="float">
            <text:p>65080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oyenne</text:p>
          </table:table-cell>
          <table:table-cell table:style-name="ce3" table:formula="of:=[.B50]/10" office:value-type="float" office:value="3197.1" calcext:value-type="float">
            <text:p>3197,1</text:p>
          </table:table-cell>
          <table:table-cell table:style-name="ce3" table:formula="of:=[.C50]/10" office:value-type="float" office:value="4207.1" calcext:value-type="float">
            <text:p>4207,1</text:p>
          </table:table-cell>
          <table:table-cell table:style-name="ce3" table:formula="of:=[.D50]/10" office:value-type="float" office:value="7404.2" calcext:value-type="float">
            <text:p>7404,2</text:p>
          </table:table-cell>
          <table:table-cell table:style-name="ce3" table:formula="of:=[.E50]/10" office:value-type="float" office:value="6508" calcext:value-type="float">
            <text:p>6508</text:p>
          </table:table-cell>
          <table:table-cell table:style-name="ce3"/>
          <table:table-cell table:style-name="ce3" table:formula="of:=[.G50]/10" office:value-type="float" office:value="31.971" calcext:value-type="float">
            <text:p>31,971</text:p>
          </table:table-cell>
          <table:table-cell table:style-name="ce3" table:formula="of:=[.H50]/10" office:value-type="float" office:value="42.071" calcext:value-type="float">
            <text:p>42,071</text:p>
          </table:table-cell>
          <table:table-cell table:style-name="ce3" table:formula="of:=[.I50]/10" office:value-type="float" office:value="74.042" calcext:value-type="float">
            <text:p>74,042</text:p>
          </table:table-cell>
          <table:table-cell table:style-name="ce3" table:formula="of:=[.J50]/10"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2" table:number-columns-repeated="4"/>
          <table:table-cell/>
          <table:table-cell table:style-name="ce13" table:number-columns-repeated="4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8" office:value-type="string" calcext:value-type="string">
            <text:p>sendto_clientserver</text:p>
          </table:table-cell>
          <table:table-cell table:style-name="ce9" office:value-type="float" office:value="3299" calcext:value-type="float">
            <text:p>3299</text:p>
          </table:table-cell>
          <table:table-cell table:style-name="ce9" office:value-type="float" office:value="3721" calcext:value-type="float">
            <text:p>3721</text:p>
          </table:table-cell>
          <table:table-cell table:style-name="ce9" table:formula="of:=[.C53]+[.B53]" office:value-type="float" office:value="7020" calcext:value-type="float">
            <text:p>7020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53]/100" office:value-type="float" office:value="32.99" calcext:value-type="float">
            <text:p>32,99</text:p>
          </table:table-cell>
          <table:table-cell table:formula="of:=[.C53]/100" office:value-type="float" office:value="37.21" calcext:value-type="float">
            <text:p>37,21</text:p>
          </table:table-cell>
          <table:table-cell table:formula="of:=[.D53]/100" office:value-type="float" office:value="70.2" calcext:value-type="float">
            <text:p>70,2</text:p>
          </table:table-cell>
          <table:table-cell table:style-name="ce1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office:value-type="float" office:value="3469" calcext:value-type="float">
            <text:p>3469</text:p>
          </table:table-cell>
          <table:table-cell office:value-type="float" office:value="3606" calcext:value-type="float">
            <text:p>3606</text:p>
          </table:table-cell>
          <table:table-cell table:formula="of:=[.B54]+[.C54]" office:value-type="float" office:value="7075" calcext:value-type="float">
            <text:p>7075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54]/100" office:value-type="float" office:value="34.69" calcext:value-type="float">
            <text:p>34,69</text:p>
          </table:table-cell>
          <table:table-cell table:formula="of:=[.C54]/100" office:value-type="float" office:value="36.06" calcext:value-type="float">
            <text:p>36,06</text:p>
          </table:table-cell>
          <table:table-cell table:formula="of:=[.D54]/100" office:value-type="float" office:value="70.75" calcext:value-type="float">
            <text:p>70,75</text:p>
          </table:table-cell>
          <table:table-cell table:style-name="ce1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363" calcext:value-type="float">
            <text:p>3363</text:p>
          </table:table-cell>
          <table:table-cell table:style-name="ce9" office:value-type="float" office:value="3586" calcext:value-type="float">
            <text:p>3586</text:p>
          </table:table-cell>
          <table:table-cell table:style-name="ce9" table:formula="of:=[.C55]+[.B55]" office:value-type="float" office:value="6949" calcext:value-type="float">
            <text:p>6949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55]/100" office:value-type="float" office:value="33.63" calcext:value-type="float">
            <text:p>33,63</text:p>
          </table:table-cell>
          <table:table-cell table:formula="of:=[.C55]/100" office:value-type="float" office:value="35.86" calcext:value-type="float">
            <text:p>35,86</text:p>
          </table:table-cell>
          <table:table-cell table:formula="of:=[.D55]/100" office:value-type="float" office:value="69.49" calcext:value-type="float">
            <text:p>69,49</text:p>
          </table:table-cell>
          <table:table-cell table:style-name="ce1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381" calcext:value-type="float">
            <text:p>3381</text:p>
          </table:table-cell>
          <table:table-cell table:style-name="ce9" office:value-type="float" office:value="3567" calcext:value-type="float">
            <text:p>3567</text:p>
          </table:table-cell>
          <table:table-cell table:style-name="ce9" table:formula="of:=[.C56]+[.B56]" office:value-type="float" office:value="6948" calcext:value-type="float">
            <text:p>6948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56]/100" office:value-type="float" office:value="33.81" calcext:value-type="float">
            <text:p>33,81</text:p>
          </table:table-cell>
          <table:table-cell table:formula="of:=[.C56]/100" office:value-type="float" office:value="35.67" calcext:value-type="float">
            <text:p>35,67</text:p>
          </table:table-cell>
          <table:table-cell table:formula="of:=[.D56]/100" office:value-type="float" office:value="69.48" calcext:value-type="float">
            <text:p>69,48</text:p>
          </table:table-cell>
          <table:table-cell table:style-name="ce1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415" calcext:value-type="float">
            <text:p>3415</text:p>
          </table:table-cell>
          <table:table-cell table:style-name="ce9" office:value-type="float" office:value="3581" calcext:value-type="float">
            <text:p>3581</text:p>
          </table:table-cell>
          <table:table-cell table:style-name="ce9" table:formula="of:=[.C57]+[.B57]" office:value-type="float" office:value="6996" calcext:value-type="float">
            <text:p>6996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57]/100" office:value-type="float" office:value="34.15" calcext:value-type="float">
            <text:p>34,15</text:p>
          </table:table-cell>
          <table:table-cell table:formula="of:=[.C57]/100" office:value-type="float" office:value="35.81" calcext:value-type="float">
            <text:p>35,81</text:p>
          </table:table-cell>
          <table:table-cell table:formula="of:=[.D57]/100" office:value-type="float" office:value="69.96" calcext:value-type="float">
            <text:p>69,96</text:p>
          </table:table-cell>
          <table:table-cell table:style-name="ce1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306" calcext:value-type="float">
            <text:p>3306</text:p>
          </table:table-cell>
          <table:table-cell table:style-name="ce9" office:value-type="float" office:value="3664" calcext:value-type="float">
            <text:p>3664</text:p>
          </table:table-cell>
          <table:table-cell table:style-name="ce9" table:formula="of:=[.C58]+[.B58]" office:value-type="float" office:value="6970" calcext:value-type="float">
            <text:p>6970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58]/100" office:value-type="float" office:value="33.06" calcext:value-type="float">
            <text:p>33,06</text:p>
          </table:table-cell>
          <table:table-cell table:formula="of:=[.C58]/100" office:value-type="float" office:value="36.64" calcext:value-type="float">
            <text:p>36,64</text:p>
          </table:table-cell>
          <table:table-cell table:formula="of:=[.D58]/100" office:value-type="float" office:value="69.7" calcext:value-type="float">
            <text:p>69,7</text:p>
          </table:table-cell>
          <table:table-cell table:style-name="ce1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349" calcext:value-type="float">
            <text:p>3349</text:p>
          </table:table-cell>
          <table:table-cell table:style-name="ce9" office:value-type="float" office:value="3604" calcext:value-type="float">
            <text:p>3604</text:p>
          </table:table-cell>
          <table:table-cell table:style-name="ce9" table:formula="of:=[.C59]+[.B59]" office:value-type="float" office:value="6953" calcext:value-type="float">
            <text:p>6953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59]/100" office:value-type="float" office:value="33.49" calcext:value-type="float">
            <text:p>33,49</text:p>
          </table:table-cell>
          <table:table-cell table:formula="of:=[.C59]/100" office:value-type="float" office:value="36.04" calcext:value-type="float">
            <text:p>36,04</text:p>
          </table:table-cell>
          <table:table-cell table:formula="of:=[.D59]/100" office:value-type="float" office:value="69.53" calcext:value-type="float">
            <text:p>69,53</text:p>
          </table:table-cell>
          <table:table-cell table:style-name="ce1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246" calcext:value-type="float">
            <text:p>3246</text:p>
          </table:table-cell>
          <table:table-cell table:style-name="ce9" office:value-type="float" office:value="3672" calcext:value-type="float">
            <text:p>3672</text:p>
          </table:table-cell>
          <table:table-cell table:style-name="ce9" table:formula="of:=[.C60]+[.B60]" office:value-type="float" office:value="6918" calcext:value-type="float">
            <text:p>6918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60]/100" office:value-type="float" office:value="32.46" calcext:value-type="float">
            <text:p>32,46</text:p>
          </table:table-cell>
          <table:table-cell table:formula="of:=[.C60]/100" office:value-type="float" office:value="36.72" calcext:value-type="float">
            <text:p>36,72</text:p>
          </table:table-cell>
          <table:table-cell table:formula="of:=[.D60]/100" office:value-type="float" office:value="69.18" calcext:value-type="float">
            <text:p>69,18</text:p>
          </table:table-cell>
          <table:table-cell table:style-name="ce1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371" calcext:value-type="float">
            <text:p>3371</text:p>
          </table:table-cell>
          <table:table-cell table:style-name="ce9" office:value-type="float" office:value="3570" calcext:value-type="float">
            <text:p>3570</text:p>
          </table:table-cell>
          <table:table-cell table:style-name="ce9" table:formula="of:=[.C61]+[.B61]" office:value-type="float" office:value="6941" calcext:value-type="float">
            <text:p>6941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61]/100" office:value-type="float" office:value="33.71" calcext:value-type="float">
            <text:p>33,71</text:p>
          </table:table-cell>
          <table:table-cell table:formula="of:=[.C61]/100" office:value-type="float" office:value="35.7" calcext:value-type="float">
            <text:p>35,7</text:p>
          </table:table-cell>
          <table:table-cell table:formula="of:=[.D61]/100" office:value-type="float" office:value="69.41" calcext:value-type="float">
            <text:p>69,41</text:p>
          </table:table-cell>
          <table:table-cell table:style-name="ce1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362" calcext:value-type="float">
            <text:p>3362</text:p>
          </table:table-cell>
          <table:table-cell table:style-name="ce9" office:value-type="float" office:value="3582" calcext:value-type="float">
            <text:p>3582</text:p>
          </table:table-cell>
          <table:table-cell table:style-name="ce9" table:formula="of:=[.C62]+[.B62]" office:value-type="float" office:value="6944" calcext:value-type="float">
            <text:p>6944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62]/100" office:value-type="float" office:value="33.62" calcext:value-type="float">
            <text:p>33,62</text:p>
          </table:table-cell>
          <table:table-cell table:formula="of:=[.C62]/100" office:value-type="float" office:value="35.82" calcext:value-type="float">
            <text:p>35,82</text:p>
          </table:table-cell>
          <table:table-cell table:formula="of:=[.D62]/100" office:value-type="float" office:value="69.44" calcext:value-type="float">
            <text:p>69,44</text:p>
          </table:table-cell>
          <table:table-cell table:style-name="ce1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1" table:formula="of:=SUM([.B53:.B62])" office:value-type="float" office:value="33561" calcext:value-type="float">
            <text:p>33561</text:p>
          </table:table-cell>
          <table:table-cell table:style-name="ce11" table:formula="of:=SUM([.C53:.C62])" office:value-type="float" office:value="36153" calcext:value-type="float">
            <text:p>36153</text:p>
          </table:table-cell>
          <table:table-cell table:style-name="ce11" table:formula="of:=SUM([.D53:.D62])" office:value-type="float" office:value="69714" calcext:value-type="float">
            <text:p>69714</text:p>
          </table:table-cell>
          <table:table-cell table:style-name="ce11" table:formula="of:=SUM([.E53:.E62])" office:value-type="float" office:value="65081.38557" calcext:value-type="float">
            <text:p>65081,38557</text:p>
          </table:table-cell>
          <table:table-cell table:style-name="ce3"/>
          <table:table-cell table:style-name="ce3" table:formula="of:=SUM([.G53:.G62])" office:value-type="float" office:value="335.61" calcext:value-type="float">
            <text:p>335,61</text:p>
          </table:table-cell>
          <table:table-cell table:style-name="ce3" table:formula="of:=SUM([.H53:.H62])" office:value-type="float" office:value="361.53" calcext:value-type="float">
            <text:p>361,53</text:p>
          </table:table-cell>
          <table:table-cell table:style-name="ce3" table:formula="of:=SUM([.I53:.I62])" office:value-type="float" office:value="697.14" calcext:value-type="float">
            <text:p>697,14</text:p>
          </table:table-cell>
          <table:table-cell table:style-name="ce15" table:formula="of:=SUM([.J53:.J62])" office:value-type="float" office:value="65081.38557" calcext:value-type="float">
            <text:p>65081,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 office:value-type="string" calcext:value-type="string">
            <text:p>Moyenne</text:p>
          </table:table-cell>
          <table:table-cell table:style-name="ce11" table:formula="of:=[.B63]/10" office:value-type="float" office:value="3356.1" calcext:value-type="float">
            <text:p>3356,1</text:p>
          </table:table-cell>
          <table:table-cell table:style-name="ce11" table:formula="of:=[.C63]/10" office:value-type="float" office:value="3615.3" calcext:value-type="float">
            <text:p>3615,3</text:p>
          </table:table-cell>
          <table:table-cell table:style-name="ce11" table:formula="of:=[.D63]/10" office:value-type="float" office:value="6971.4" calcext:value-type="float">
            <text:p>6971,4</text:p>
          </table:table-cell>
          <table:table-cell table:style-name="ce11" table:formula="of:=[.E63]/10" office:value-type="float" office:value="6508.138557" calcext:value-type="float">
            <text:p>6508,138557</text:p>
          </table:table-cell>
          <table:table-cell table:style-name="ce3"/>
          <table:table-cell table:style-name="ce3" table:formula="of:=[.G63]/10" office:value-type="float" office:value="33.561" calcext:value-type="float">
            <text:p>33,561</text:p>
          </table:table-cell>
          <table:table-cell table:style-name="ce3" table:formula="of:=[.H63]/10" office:value-type="float" office:value="36.153" calcext:value-type="float">
            <text:p>36,153</text:p>
          </table:table-cell>
          <table:table-cell table:style-name="ce3" table:formula="of:=[.I63]/10" office:value-type="float" office:value="69.714" calcext:value-type="float">
            <text:p>69,714</text:p>
          </table:table-cell>
          <table:table-cell table:style-name="ce15" table:formula="of:=[.J63]/10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 table:number-rows-repeated="8">
          <table:table-cell table:number-columns-repeated="12"/>
          <table:table-cell table:style-name="Default" table:number-columns-repeated="4"/>
          <table:table-cell table:number-columns-repeated="1008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g" table:style-name="ta1">
        <table:table-column table:style-name="co8" table:default-cell-style-name="ce4"/>
        <table:table-column table:style-name="co5" table:number-columns-repeated="3" table:default-cell-style-name="ce9"/>
        <table:table-column table:style-name="co12" table:default-cell-style-name="ce9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4" table:default-cell-style-name="Default"/>
        <table:table-column table:style-name="co14" table:default-cell-style-name="Default"/>
        <table:table-row table:style-name="ro1">
          <table:table-cell table:style-name="Default" office:value-type="string" calcext:value-type="string">
            <text:p>One big msg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ce1"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2" table:style-name="ce3"/>
          <table:covered-table-cell table:style-name="ce1"/>
          <table:table-cell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3" table:style-name="Default"/>
          <table:table-cell/>
          <table:table-cell table:style-name="ce3" table:number-columns-spanned="4" table:number-rows-spanned="1"/>
          <table:covered-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User CPU</text:p>
          </table:table-cell>
          <table:table-cell table:style-name="ce8" office:value-type="string" calcext:value-type="string">
            <text:p>System CPU</text:p>
          </table:table-cell>
          <table:table-cell table:style-name="ce8" office:value-type="string" calcext:value-type="string">
            <text:p>Global CPU</text:p>
          </table:table-cell>
          <table:table-cell table:style-name="ce8" office:value-type="string" calcext:value-type="string">
            <text:p>Temps simulation (sec)</text:p>
          </table:table-cell>
          <table:table-cell/>
          <table:table-cell table:style-name="ce8" office:value-type="string" calcext:value-type="string">
            <text:p>User CPU (sec)</text:p>
          </table:table-cell>
          <table:table-cell table:style-name="ce8" office:value-type="string" calcext:value-type="string">
            <text:p>System CPU (sec)</text:p>
          </table:table-cell>
          <table:table-cell table:style-name="ce8" office:value-type="string" calcext:value-type="string">
            <text:p>Global CPU (sec)</text:p>
          </table:table-cell>
          <table:table-cell table:style-name="ce8" office:value-type="string" calcext:value-type="string">
            <text:p>Temps simulation (sec)</text:p>
          </table:table-cell>
          <table:table-cell table:style-name="ce16"/>
          <table:table-cell table:style-name="ce2" table:number-columns-repeated="3"/>
          <table:table-cell table:style-name="ce16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5" office:value-type="string" calcext:value-type="string">
            <text:p>msg_clientserver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]+[.B6]" office:value-type="float" office:value="110" calcext:value-type="float">
            <text:p>110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6]/100" office:value-type="float" office:value="1.1" calcext:value-type="float">
            <text:p>1,1</text:p>
          </table:table-cell>
          <table:table-cell table:formula="of:=[.C6]/100" office:value-type="float" office:value="0" calcext:value-type="float">
            <text:p>0</text:p>
          </table:table-cell>
          <table:table-cell table:formula="of:=[.D6]/100" office:value-type="float" office:value="1.1" calcext:value-type="float">
            <text:p>1,1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C7]+[.B7]" office:value-type="float" office:value="16" calcext:value-type="float">
            <text:p>16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7]/100" office:value-type="float" office:value="0.11" calcext:value-type="float">
            <text:p>0,11</text:p>
          </table:table-cell>
          <table:table-cell table:formula="of:=[.C7]/100" office:value-type="float" office:value="0.05" calcext:value-type="float">
            <text:p>0,05</text:p>
          </table:table-cell>
          <table:table-cell table:formula="of:=[.D7]/100" office:value-type="float" office:value="0.16" calcext:value-type="float">
            <text:p>0,16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8]+[.B8]" office:value-type="float" office:value="110" calcext:value-type="float">
            <text:p>110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8]/100" office:value-type="float" office:value="1.09" calcext:value-type="float">
            <text:p>1,09</text:p>
          </table:table-cell>
          <table:table-cell table:formula="of:=[.C8]/100" office:value-type="float" office:value="0.01" calcext:value-type="float">
            <text:p>0,01</text:p>
          </table:table-cell>
          <table:table-cell table:formula="of:=[.D8]/100" office:value-type="float" office:value="1.1" calcext:value-type="float">
            <text:p>1,1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9]+[.B9]" office:value-type="float" office:value="105" calcext:value-type="float">
            <text:p>105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9]/100" office:value-type="float" office:value="1.05" calcext:value-type="float">
            <text:p>1,05</text:p>
          </table:table-cell>
          <table:table-cell table:formula="of:=[.C9]/100" office:value-type="float" office:value="0" calcext:value-type="float">
            <text:p>0</text:p>
          </table:table-cell>
          <table:table-cell table:formula="of:=[.D9]/100" office:value-type="float" office:value="1.05" calcext:value-type="float">
            <text:p>1,05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[.C10]+[.B10]" office:value-type="float" office:value="92" calcext:value-type="float">
            <text:p>92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10]/100" office:value-type="float" office:value="0.91" calcext:value-type="float">
            <text:p>0,91</text:p>
          </table:table-cell>
          <table:table-cell table:formula="of:=[.C10]/100" office:value-type="float" office:value="0.01" calcext:value-type="float">
            <text:p>0,01</text:p>
          </table:table-cell>
          <table:table-cell table:formula="of:=[.D10]/100" office:value-type="float" office:value="0.92" calcext:value-type="float">
            <text:p>0,92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11]+[.B11]" office:value-type="float" office:value="93" calcext:value-type="float">
            <text:p>93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11]/100" office:value-type="float" office:value="0.93" calcext:value-type="float">
            <text:p>0,93</text:p>
          </table:table-cell>
          <table:table-cell table:formula="of:=[.C11]/100" office:value-type="float" office:value="0" calcext:value-type="float">
            <text:p>0</text:p>
          </table:table-cell>
          <table:table-cell table:formula="of:=[.D11]/100" office:value-type="float" office:value="0.93" calcext:value-type="float">
            <text:p>0,93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12]+[.B12]" office:value-type="float" office:value="93" calcext:value-type="float">
            <text:p>93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12]/100" office:value-type="float" office:value="0.93" calcext:value-type="float">
            <text:p>0,93</text:p>
          </table:table-cell>
          <table:table-cell table:formula="of:=[.C12]/100" office:value-type="float" office:value="0" calcext:value-type="float">
            <text:p>0</text:p>
          </table:table-cell>
          <table:table-cell table:formula="of:=[.D12]/100" office:value-type="float" office:value="0.93" calcext:value-type="float">
            <text:p>0,93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13]+[.B13]" office:value-type="float" office:value="91" calcext:value-type="float">
            <text:p>91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13]/100" office:value-type="float" office:value="0.91" calcext:value-type="float">
            <text:p>0,91</text:p>
          </table:table-cell>
          <table:table-cell table:formula="of:=[.C13]/100" office:value-type="float" office:value="0" calcext:value-type="float">
            <text:p>0</text:p>
          </table:table-cell>
          <table:table-cell table:formula="of:=[.D13]/100" office:value-type="float" office:value="0.91" calcext:value-type="float">
            <text:p>0,91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14]+[.B14]" office:value-type="float" office:value="104" calcext:value-type="float">
            <text:p>104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14]/100" office:value-type="float" office:value="1.04" calcext:value-type="float">
            <text:p>1,04</text:p>
          </table:table-cell>
          <table:table-cell table:formula="of:=[.C14]/100" office:value-type="float" office:value="0" calcext:value-type="float">
            <text:p>0</text:p>
          </table:table-cell>
          <table:table-cell table:formula="of:=[.D14]/100" office:value-type="float" office:value="1.04" calcext:value-type="float">
            <text:p>1,04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15]+[.B15]" office:value-type="float" office:value="109" calcext:value-type="float">
            <text:p>109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15]/100" office:value-type="float" office:value="1.09" calcext:value-type="float">
            <text:p>1,09</text:p>
          </table:table-cell>
          <table:table-cell table:formula="of:=[.C15]/100" office:value-type="float" office:value="0" calcext:value-type="float">
            <text:p>0</text:p>
          </table:table-cell>
          <table:table-cell table:formula="of:=[.D15]/100" office:value-type="float" office:value="1.09" calcext:value-type="float">
            <text:p>1,09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11" table:formula="of:=SUM([.B6:.B15])" office:value-type="float" office:value="916" calcext:value-type="float">
            <text:p>916</text:p>
          </table:table-cell>
          <table:table-cell table:style-name="ce11" table:formula="of:=SUM([.C6:.C15])" office:value-type="float" office:value="7" calcext:value-type="float">
            <text:p>7</text:p>
          </table:table-cell>
          <table:table-cell table:style-name="ce11" table:formula="of:=SUM([.D6:.D15])" office:value-type="float" office:value="923" calcext:value-type="float">
            <text:p>923</text:p>
          </table:table-cell>
          <table:table-cell table:style-name="ce11" table:formula="of:=SUM([.E6:.E15])" office:value-type="float" office:value="30.07587" calcext:value-type="float">
            <text:p>30,07587</text:p>
          </table:table-cell>
          <table:table-cell table:style-name="ce3"/>
          <table:table-cell table:style-name="ce3" table:formula="of:=SUM([.G6:.G15])" office:value-type="float" office:value="9.16" calcext:value-type="float">
            <text:p>9,16</text:p>
          </table:table-cell>
          <table:table-cell table:style-name="ce3" table:formula="of:=SUM([.H6:.H15])" office:value-type="float" office:value="0.07" calcext:value-type="float">
            <text:p>0,07</text:p>
          </table:table-cell>
          <table:table-cell table:style-name="ce3" table:formula="of:=SUM([.I6:.I15])" office:value-type="float" office:value="9.23" calcext:value-type="float">
            <text:p>9,23</text:p>
          </table:table-cell>
          <table:table-cell table:style-name="ce11" table:formula="of:=SUM([.J6:.J15])" office:value-type="float" office:value="30.07587" calcext:value-type="float">
            <text:p>30,07587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Moyenne</text:p>
          </table:table-cell>
          <table:table-cell table:style-name="ce11" table:formula="of:=[.B16]/10" office:value-type="float" office:value="91.6" calcext:value-type="float">
            <text:p>91,6</text:p>
          </table:table-cell>
          <table:table-cell table:style-name="ce11" table:formula="of:=[.C16]/10" office:value-type="float" office:value="0.7" calcext:value-type="float">
            <text:p>0,7</text:p>
          </table:table-cell>
          <table:table-cell table:style-name="ce11" table:formula="of:=[.D16]/10" office:value-type="float" office:value="92.3" calcext:value-type="float">
            <text:p>92,3</text:p>
          </table:table-cell>
          <table:table-cell table:style-name="ce11" table:formula="of:=[.E16]/10" office:value-type="float" office:value="3.007587" calcext:value-type="float">
            <text:p>3,007587</text:p>
          </table:table-cell>
          <table:table-cell table:style-name="ce3"/>
          <table:table-cell table:style-name="ce3" table:formula="of:=[.G16]/10" office:value-type="float" office:value="0.916" calcext:value-type="float">
            <text:p>0,916</text:p>
          </table:table-cell>
          <table:table-cell table:style-name="ce3" table:formula="of:=[.H16]/10" office:value-type="float" office:value="0.007" calcext:value-type="float">
            <text:p>0,007</text:p>
          </table:table-cell>
          <table:table-cell table:style-name="ce3" table:formula="of:=[.I16]/10" office:value-type="float" office:value="0.923" calcext:value-type="float">
            <text:p>0,923</text:p>
          </table:table-cell>
          <table:table-cell table:style-name="ce11" table:formula="of:=[.J16]/10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2" table:number-columns-repeated="4"/>
          <table:table-cell/>
          <table:table-cell table:style-name="ce13" table:number-columns-repeated="4"/>
          <table:table-cell table:number-columns-repeated="5"/>
        </table:table-row>
        <table:table-row table:style-name="ro1">
          <table:table-cell table:style-name="ce8" office:value-type="string" calcext:value-type="string">
            <text:p>sendto_clientserver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table:formula="of:=[.C19]+[.B19]" office:value-type="float" office:value="129" calcext:value-type="float">
            <text:p>129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19]/100" office:value-type="float" office:value="1.2" calcext:value-type="float">
            <text:p>1,2</text:p>
          </table:table-cell>
          <table:table-cell table:formula="of:=[.C19]/100" office:value-type="float" office:value="0.09" calcext:value-type="float">
            <text:p>0,09</text:p>
          </table:table-cell>
          <table:table-cell table:formula="of:=[.D19]/100" office:value-type="float" office:value="1.29" calcext:value-type="float">
            <text:p>1,29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table:formula="of:=[.C20]+[.B20]" office:value-type="float" office:value="126" calcext:value-type="float">
            <text:p>126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20]/100" office:value-type="float" office:value="1.09" calcext:value-type="float">
            <text:p>1,09</text:p>
          </table:table-cell>
          <table:table-cell table:formula="of:=[.C20]/100" office:value-type="float" office:value="0.17" calcext:value-type="float">
            <text:p>0,17</text:p>
          </table:table-cell>
          <table:table-cell table:formula="of:=[.D20]/100" office:value-type="float" office:value="1.26" calcext:value-type="float">
            <text:p>1,26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[.C21]+[.B21]" office:value-type="float" office:value="112" calcext:value-type="float">
            <text:p>112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21]/100" office:value-type="float" office:value="1.04" calcext:value-type="float">
            <text:p>1,04</text:p>
          </table:table-cell>
          <table:table-cell table:formula="of:=[.C21]/100" office:value-type="float" office:value="0.08" calcext:value-type="float">
            <text:p>0,08</text:p>
          </table:table-cell>
          <table:table-cell table:formula="of:=[.D21]/100" office:value-type="float" office:value="1.12" calcext:value-type="float">
            <text:p>1,12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[.C22]+[.B22]" office:value-type="float" office:value="112" calcext:value-type="float">
            <text:p>112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22]/100" office:value-type="float" office:value="1.04" calcext:value-type="float">
            <text:p>1,04</text:p>
          </table:table-cell>
          <table:table-cell table:formula="of:=[.C22]/100" office:value-type="float" office:value="0.08" calcext:value-type="float">
            <text:p>0,08</text:p>
          </table:table-cell>
          <table:table-cell table:formula="of:=[.D22]/100" office:value-type="float" office:value="1.12" calcext:value-type="float">
            <text:p>1,12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table:formula="of:=[.C23]+[.B23]" office:value-type="float" office:value="95" calcext:value-type="float">
            <text:p>95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23]/100" office:value-type="float" office:value="0.87" calcext:value-type="float">
            <text:p>0,87</text:p>
          </table:table-cell>
          <table:table-cell table:formula="of:=[.C23]/100" office:value-type="float" office:value="0.08" calcext:value-type="float">
            <text:p>0,08</text:p>
          </table:table-cell>
          <table:table-cell table:formula="of:=[.D23]/100" office:value-type="float" office:value="0.95" calcext:value-type="float">
            <text:p>0,95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[.C24]+[.B24]" office:value-type="float" office:value="117" calcext:value-type="float">
            <text:p>117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24]/100" office:value-type="float" office:value="1.09" calcext:value-type="float">
            <text:p>1,09</text:p>
          </table:table-cell>
          <table:table-cell table:formula="of:=[.C24]/100" office:value-type="float" office:value="0.08" calcext:value-type="float">
            <text:p>0,08</text:p>
          </table:table-cell>
          <table:table-cell table:formula="of:=[.D24]/100" office:value-type="float" office:value="1.17" calcext:value-type="float">
            <text:p>1,17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table:formula="of:=[.C25]+[.B25]" office:value-type="float" office:value="117" calcext:value-type="float">
            <text:p>117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25]/100" office:value-type="float" office:value="1.1" calcext:value-type="float">
            <text:p>1,1</text:p>
          </table:table-cell>
          <table:table-cell table:formula="of:=[.C25]/100" office:value-type="float" office:value="0.07" calcext:value-type="float">
            <text:p>0,07</text:p>
          </table:table-cell>
          <table:table-cell table:formula="of:=[.D25]/100" office:value-type="float" office:value="1.17" calcext:value-type="float">
            <text:p>1,17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formula="of:=[.C26]+[.B26]" office:value-type="float" office:value="118" calcext:value-type="float">
            <text:p>118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26]/100" office:value-type="float" office:value="1.12" calcext:value-type="float">
            <text:p>1,12</text:p>
          </table:table-cell>
          <table:table-cell table:formula="of:=[.C26]/100" office:value-type="float" office:value="0.06" calcext:value-type="float">
            <text:p>0,06</text:p>
          </table:table-cell>
          <table:table-cell table:formula="of:=[.D26]/100" office:value-type="float" office:value="1.18" calcext:value-type="float">
            <text:p>1,18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table:formula="of:=[.C27]+[.B27]" office:value-type="float" office:value="100" calcext:value-type="float">
            <text:p>100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27]/100" office:value-type="float" office:value="0.91" calcext:value-type="float">
            <text:p>0,91</text:p>
          </table:table-cell>
          <table:table-cell table:formula="of:=[.C27]/100" office:value-type="float" office:value="0.09" calcext:value-type="float">
            <text:p>0,09</text:p>
          </table:table-cell>
          <table:table-cell table:formula="of:=[.D27]/100" office:value-type="float" office:value="1" calcext:value-type="float">
            <text:p>1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formula="of:=[.C28]+[.B28]" office:value-type="float" office:value="119" calcext:value-type="float">
            <text:p>119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28]/100" office:value-type="float" office:value="1.11" calcext:value-type="float">
            <text:p>1,11</text:p>
          </table:table-cell>
          <table:table-cell table:formula="of:=[.C28]/100" office:value-type="float" office:value="0.08" calcext:value-type="float">
            <text:p>0,08</text:p>
          </table:table-cell>
          <table:table-cell table:formula="of:=[.D28]/100" office:value-type="float" office:value="1.19" calcext:value-type="float">
            <text:p>1,19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1" table:formula="of:=SUM([.B19:.B28])" office:value-type="float" office:value="1057" calcext:value-type="float">
            <text:p>1057</text:p>
          </table:table-cell>
          <table:table-cell table:style-name="ce11" table:formula="of:=SUM([.C19:.C28])" office:value-type="float" office:value="88" calcext:value-type="float">
            <text:p>88</text:p>
          </table:table-cell>
          <table:table-cell table:style-name="ce11" table:formula="of:=SUM([.D19:.D28])" office:value-type="float" office:value="1145" calcext:value-type="float">
            <text:p>1145</text:p>
          </table:table-cell>
          <table:table-cell table:style-name="ce11" table:formula="of:=SUM([.E19:.E28])" office:value-type="float" office:value="30.07587" calcext:value-type="float">
            <text:p>30,07587</text:p>
          </table:table-cell>
          <table:table-cell table:style-name="ce3"/>
          <table:table-cell table:style-name="ce3" table:formula="of:=SUM([.G19:.G28])" office:value-type="float" office:value="10.57" calcext:value-type="float">
            <text:p>10,57</text:p>
          </table:table-cell>
          <table:table-cell table:style-name="ce3" table:formula="of:=SUM([.H19:.H28])" office:value-type="float" office:value="0.88" calcext:value-type="float">
            <text:p>0,88</text:p>
          </table:table-cell>
          <table:table-cell table:style-name="ce3" table:formula="of:=SUM([.I19:.I28])" office:value-type="float" office:value="11.45" calcext:value-type="float">
            <text:p>11,45</text:p>
          </table:table-cell>
          <table:table-cell table:style-name="ce11" table:formula="of:=SUM([.J19:.J28])" office:value-type="float" office:value="30.07587" calcext:value-type="float">
            <text:p>30,07587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Moyenne</text:p>
          </table:table-cell>
          <table:table-cell table:style-name="ce11" table:formula="of:=[.B29]/10" office:value-type="float" office:value="105.7" calcext:value-type="float">
            <text:p>105,7</text:p>
          </table:table-cell>
          <table:table-cell table:style-name="ce11" table:formula="of:=[.C29]/10" office:value-type="float" office:value="8.8" calcext:value-type="float">
            <text:p>8,8</text:p>
          </table:table-cell>
          <table:table-cell table:style-name="ce11" table:formula="of:=[.D29]/10" office:value-type="float" office:value="114.5" calcext:value-type="float">
            <text:p>114,5</text:p>
          </table:table-cell>
          <table:table-cell table:style-name="ce11" table:formula="of:=[.E29]/10" office:value-type="float" office:value="3.007587" calcext:value-type="float">
            <text:p>3,007587</text:p>
          </table:table-cell>
          <table:table-cell table:style-name="ce3"/>
          <table:table-cell table:style-name="ce3" table:formula="of:=[.G29]/10" office:value-type="float" office:value="1.057" calcext:value-type="float">
            <text:p>1,057</text:p>
          </table:table-cell>
          <table:table-cell table:style-name="ce3" table:formula="of:=[.H29]/10" office:value-type="float" office:value="0.088" calcext:value-type="float">
            <text:p>0,088</text:p>
          </table:table-cell>
          <table:table-cell table:style-name="ce3" table:formula="of:=[.I29]/10" office:value-type="float" office:value="1.145" calcext:value-type="float">
            <text:p>1,145</text:p>
          </table:table-cell>
          <table:table-cell table:style-name="ce11" table:formula="of:=[.J29]/10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 table:number-rows-repeated="6">
          <table:table-cell table:style-name="Default"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3" table:style-name="ce1"/>
          <table:table-cell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3" table:style-name="Default"/>
          <table:table-cell table:number-columns-repeated="5"/>
        </table:table-row>
        <table:table-row table:style-name="ro1">
          <table:table-cell table:style-name="Default"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table:style-name="ce8" office:value-type="string" calcext:value-type="string">
            <text:p>Temps simulation (sec)</text:p>
          </table:table-cell>
          <table:table-cell/>
          <table:table-cell table:style-name="ce8" office:value-type="string" calcext:value-type="string">
            <text:p>User CPU (sec)</text:p>
          </table:table-cell>
          <table:table-cell table:style-name="ce8" office:value-type="string" calcext:value-type="string">
            <text:p>System CPU (sec)</text:p>
          </table:table-cell>
          <table:table-cell table:style-name="ce8" office:value-type="string" calcext:value-type="string">
            <text:p>Global CPU (sec)</text:p>
          </table:table-cell>
          <table:table-cell table:style-name="ce8" office:value-type="string" calcext:value-type="string">
            <text:p>Temps simulation (sec)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style-name="ce1" table:number-columns-repeated="2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5" office:value-type="string" calcext:value-type="string">
            <text:p>msg_clientserver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0]+[.B40]" office:value-type="float" office:value="99" calcext:value-type="float">
            <text:p>99</text:p>
          </table:table-cell>
          <table:table-cell table:style-name="ce1" office:value-type="float" office:value="3.006505" calcext:value-type="float">
            <text:p>3,006505</text:p>
          </table:table-cell>
          <table:table-cell/>
          <table:table-cell table:formula="of:=[.B40]/100" office:value-type="float" office:value="0.91" calcext:value-type="float">
            <text:p>0,91</text:p>
          </table:table-cell>
          <table:table-cell table:formula="of:=[.C40]/100" office:value-type="float" office:value="0.08" calcext:value-type="float">
            <text:p>0,08</text:p>
          </table:table-cell>
          <table:table-cell table:formula="of:=[.D40]/100" office:value-type="float" office:value="0.99" calcext:value-type="float">
            <text:p>0,99</text:p>
          </table:table-cell>
          <table:table-cell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1]+[.B41]" office:value-type="float" office:value="113" calcext:value-type="float">
            <text:p>113</text:p>
          </table:table-cell>
          <table:table-cell table:style-name="ce1" office:value-type="float" office:value="3.006505" calcext:value-type="float">
            <text:p>3,006505</text:p>
          </table:table-cell>
          <table:table-cell/>
          <table:table-cell table:formula="of:=[.B41]/100" office:value-type="float" office:value="1.06" calcext:value-type="float">
            <text:p>1,06</text:p>
          </table:table-cell>
          <table:table-cell table:formula="of:=[.C41]/100" office:value-type="float" office:value="0.07" calcext:value-type="float">
            <text:p>0,07</text:p>
          </table:table-cell>
          <table:table-cell table:formula="of:=[.D41]/100" office:value-type="float" office:value="1.13" calcext:value-type="float">
            <text:p>1,13</text:p>
          </table:table-cell>
          <table:table-cell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2]+[.B42]" office:value-type="float" office:value="112" calcext:value-type="float">
            <text:p>112</text:p>
          </table:table-cell>
          <table:table-cell table:style-name="ce1" office:value-type="float" office:value="3.006505" calcext:value-type="float">
            <text:p>3,006505</text:p>
          </table:table-cell>
          <table:table-cell/>
          <table:table-cell table:formula="of:=[.B42]/100" office:value-type="float" office:value="1.05" calcext:value-type="float">
            <text:p>1,05</text:p>
          </table:table-cell>
          <table:table-cell table:formula="of:=[.C42]/100" office:value-type="float" office:value="0.07" calcext:value-type="float">
            <text:p>0,07</text:p>
          </table:table-cell>
          <table:table-cell table:formula="of:=[.D42]/100" office:value-type="float" office:value="1.12" calcext:value-type="float">
            <text:p>1,12</text:p>
          </table:table-cell>
          <table:table-cell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88" calcext:value-type="float">
            <text:p>88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3]+[.B43]" office:value-type="float" office:value="95" calcext:value-type="float">
            <text:p>95</text:p>
          </table:table-cell>
          <table:table-cell table:style-name="ce1" office:value-type="float" office:value="3.006505" calcext:value-type="float">
            <text:p>3,006505</text:p>
          </table:table-cell>
          <table:table-cell/>
          <table:table-cell table:formula="of:=[.B43]/100" office:value-type="float" office:value="0.88" calcext:value-type="float">
            <text:p>0,88</text:p>
          </table:table-cell>
          <table:table-cell table:formula="of:=[.C43]/100" office:value-type="float" office:value="0.07" calcext:value-type="float">
            <text:p>0,07</text:p>
          </table:table-cell>
          <table:table-cell table:formula="of:=[.D43]/100" office:value-type="float" office:value="0.95" calcext:value-type="float">
            <text:p>0,95</text:p>
          </table:table-cell>
          <table:table-cell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4]+[.B44]" office:value-type="float" office:value="117" calcext:value-type="float">
            <text:p>117</text:p>
          </table:table-cell>
          <table:table-cell table:style-name="ce1" office:value-type="float" office:value="3.006505" calcext:value-type="float">
            <text:p>3,006505</text:p>
          </table:table-cell>
          <table:table-cell/>
          <table:table-cell table:formula="of:=[.B44]/100" office:value-type="float" office:value="1.09" calcext:value-type="float">
            <text:p>1,09</text:p>
          </table:table-cell>
          <table:table-cell table:formula="of:=[.C44]/100" office:value-type="float" office:value="0.08" calcext:value-type="float">
            <text:p>0,08</text:p>
          </table:table-cell>
          <table:table-cell table:formula="of:=[.D44]/100" office:value-type="float" office:value="1.17" calcext:value-type="float">
            <text:p>1,17</text:p>
          </table:table-cell>
          <table:table-cell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5]+[.B45]" office:value-type="float" office:value="119" calcext:value-type="float">
            <text:p>119</text:p>
          </table:table-cell>
          <table:table-cell table:style-name="ce1" office:value-type="float" office:value="3.006505" calcext:value-type="float">
            <text:p>3,006505</text:p>
          </table:table-cell>
          <table:table-cell/>
          <table:table-cell table:formula="of:=[.B45]/100" office:value-type="float" office:value="1.11" calcext:value-type="float">
            <text:p>1,11</text:p>
          </table:table-cell>
          <table:table-cell table:formula="of:=[.C45]/100" office:value-type="float" office:value="0.08" calcext:value-type="float">
            <text:p>0,08</text:p>
          </table:table-cell>
          <table:table-cell table:formula="of:=[.D45]/100" office:value-type="float" office:value="1.19" calcext:value-type="float">
            <text:p>1,19</text:p>
          </table:table-cell>
          <table:table-cell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6]+[.B46]" office:value-type="float" office:value="118" calcext:value-type="float">
            <text:p>118</text:p>
          </table:table-cell>
          <table:table-cell table:style-name="ce1" office:value-type="float" office:value="3.006505" calcext:value-type="float">
            <text:p>3,006505</text:p>
          </table:table-cell>
          <table:table-cell/>
          <table:table-cell table:formula="of:=[.B46]/100" office:value-type="float" office:value="1.1" calcext:value-type="float">
            <text:p>1,1</text:p>
          </table:table-cell>
          <table:table-cell table:formula="of:=[.C46]/100" office:value-type="float" office:value="0.08" calcext:value-type="float">
            <text:p>0,08</text:p>
          </table:table-cell>
          <table:table-cell table:formula="of:=[.D46]/100" office:value-type="float" office:value="1.18" calcext:value-type="float">
            <text:p>1,18</text:p>
          </table:table-cell>
          <table:table-cell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88" calcext:value-type="float">
            <text:p>88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7]+[.B47]" office:value-type="float" office:value="95" calcext:value-type="float">
            <text:p>95</text:p>
          </table:table-cell>
          <table:table-cell table:style-name="ce1" office:value-type="float" office:value="3.006505" calcext:value-type="float">
            <text:p>3,006505</text:p>
          </table:table-cell>
          <table:table-cell/>
          <table:table-cell table:formula="of:=[.B47]/100" office:value-type="float" office:value="0.88" calcext:value-type="float">
            <text:p>0,88</text:p>
          </table:table-cell>
          <table:table-cell table:formula="of:=[.C47]/100" office:value-type="float" office:value="0.07" calcext:value-type="float">
            <text:p>0,07</text:p>
          </table:table-cell>
          <table:table-cell table:formula="of:=[.D47]/100" office:value-type="float" office:value="0.95" calcext:value-type="float">
            <text:p>0,95</text:p>
          </table:table-cell>
          <table:table-cell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[.C48]+[.B48]" office:value-type="float" office:value="119" calcext:value-type="float">
            <text:p>119</text:p>
          </table:table-cell>
          <table:table-cell table:style-name="ce1" office:value-type="float" office:value="3.006505" calcext:value-type="float">
            <text:p>3,006505</text:p>
          </table:table-cell>
          <table:table-cell/>
          <table:table-cell table:formula="of:=[.B48]/100" office:value-type="float" office:value="1.1" calcext:value-type="float">
            <text:p>1,1</text:p>
          </table:table-cell>
          <table:table-cell table:formula="of:=[.C48]/100" office:value-type="float" office:value="0.09" calcext:value-type="float">
            <text:p>0,09</text:p>
          </table:table-cell>
          <table:table-cell table:formula="of:=[.D48]/100" office:value-type="float" office:value="1.19" calcext:value-type="float">
            <text:p>1,19</text:p>
          </table:table-cell>
          <table:table-cell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9]+[.B49]" office:value-type="float" office:value="113" calcext:value-type="float">
            <text:p>113</text:p>
          </table:table-cell>
          <table:table-cell table:style-name="ce1" office:value-type="float" office:value="3.006505" calcext:value-type="float">
            <text:p>3,006505</text:p>
          </table:table-cell>
          <table:table-cell/>
          <table:table-cell table:formula="of:=[.B49]/100" office:value-type="float" office:value="1.05" calcext:value-type="float">
            <text:p>1,05</text:p>
          </table:table-cell>
          <table:table-cell table:formula="of:=[.C49]/100" office:value-type="float" office:value="0.08" calcext:value-type="float">
            <text:p>0,08</text:p>
          </table:table-cell>
          <table:table-cell table:formula="of:=[.D49]/100" office:value-type="float" office:value="1.13" calcext:value-type="float">
            <text:p>1,13</text:p>
          </table:table-cell>
          <table:table-cell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3" table:formula="of:=SUM([.B40:.B49])" office:value-type="float" office:value="1023" calcext:value-type="float">
            <text:p>1023</text:p>
          </table:table-cell>
          <table:table-cell table:style-name="ce3" table:formula="of:=SUM([.C40:.C49])" office:value-type="float" office:value="77" calcext:value-type="float">
            <text:p>77</text:p>
          </table:table-cell>
          <table:table-cell table:style-name="ce3" table:formula="of:=SUM([.D40:.D49])" office:value-type="float" office:value="1100" calcext:value-type="float">
            <text:p>1100</text:p>
          </table:table-cell>
          <table:table-cell table:style-name="ce3" table:formula="of:=SUM([.E40:.E49])" office:value-type="float" office:value="30.06505" calcext:value-type="float">
            <text:p>30,06505</text:p>
          </table:table-cell>
          <table:table-cell table:style-name="ce3"/>
          <table:table-cell table:style-name="ce3" table:formula="of:=SUM([.G40:.G49])" office:value-type="float" office:value="10.23" calcext:value-type="float">
            <text:p>10,23</text:p>
          </table:table-cell>
          <table:table-cell table:style-name="ce3" table:formula="of:=SUM([.H40:.H49])" office:value-type="float" office:value="0.77" calcext:value-type="float">
            <text:p>0,77</text:p>
          </table:table-cell>
          <table:table-cell table:style-name="ce3" table:formula="of:=SUM([.I40:.I49])" office:value-type="float" office:value="11" calcext:value-type="float">
            <text:p>11</text:p>
          </table:table-cell>
          <table:table-cell table:style-name="ce3" table:formula="of:=SUM([.J40:.J49])" office:value-type="float" office:value="30.06505" calcext:value-type="float">
            <text:p>30,06505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Moyenne</text:p>
          </table:table-cell>
          <table:table-cell table:style-name="ce3" table:formula="of:=[.B50]/10" office:value-type="float" office:value="102.3" calcext:value-type="float">
            <text:p>102,3</text:p>
          </table:table-cell>
          <table:table-cell table:style-name="ce3" table:formula="of:=[.C50]/10" office:value-type="float" office:value="7.7" calcext:value-type="float">
            <text:p>7,7</text:p>
          </table:table-cell>
          <table:table-cell table:style-name="ce3" table:formula="of:=[.D50]/10" office:value-type="float" office:value="110" calcext:value-type="float">
            <text:p>110</text:p>
          </table:table-cell>
          <table:table-cell table:style-name="ce3" table:formula="of:=[.E50]/10" office:value-type="float" office:value="3.006505" calcext:value-type="float">
            <text:p>3,006505</text:p>
          </table:table-cell>
          <table:table-cell table:style-name="ce3"/>
          <table:table-cell table:style-name="ce3" table:formula="of:=[.G50]/10" office:value-type="float" office:value="1.023" calcext:value-type="float">
            <text:p>1,023</text:p>
          </table:table-cell>
          <table:table-cell table:style-name="ce3" table:formula="of:=[.H50]/10" office:value-type="float" office:value="0.077" calcext:value-type="float">
            <text:p>0,077</text:p>
          </table:table-cell>
          <table:table-cell table:style-name="ce3" table:formula="of:=[.I50]/10" office:value-type="float" office:value="1.1" calcext:value-type="float">
            <text:p>1,1</text:p>
          </table:table-cell>
          <table:table-cell table:style-name="ce3" table:formula="of:=[.J50]/10"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2" table:number-columns-repeated="4"/>
          <table:table-cell/>
          <table:table-cell table:style-name="ce13" table:number-columns-repeated="4"/>
          <table:table-cell table:number-columns-repeated="5"/>
        </table:table-row>
        <table:table-row table:style-name="ro1">
          <table:table-cell table:style-name="ce8" office:value-type="string" calcext:value-type="string">
            <text:p>sendto_clientserver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formula="of:=[.C53]+[.B53]" office:value-type="float" office:value="119" calcext:value-type="float">
            <text:p>119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53]/100" office:value-type="float" office:value="1.11" calcext:value-type="float">
            <text:p>1,11</text:p>
          </table:table-cell>
          <table:table-cell table:formula="of:=[.C53]/100" office:value-type="float" office:value="0.08" calcext:value-type="float">
            <text:p>0,08</text:p>
          </table:table-cell>
          <table:table-cell table:formula="of:=[.D53]/100" office:value-type="float" office:value="1.19" calcext:value-type="float">
            <text:p>1,19</text:p>
          </table:table-cell>
          <table:table-cell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 table:style-name="ce9"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8" calcext:value-type="float">
            <text:p>8</text:p>
          </table:table-cell>
          <table:table-cell table:formula="of:=[.C54]+[.B54]" office:value-type="float" office:value="118" calcext:value-type="float">
            <text:p>118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54]/100" office:value-type="float" office:value="1.1" calcext:value-type="float">
            <text:p>1,1</text:p>
          </table:table-cell>
          <table:table-cell table:formula="of:=[.C54]/100" office:value-type="float" office:value="0.08" calcext:value-type="float">
            <text:p>0,08</text:p>
          </table:table-cell>
          <table:table-cell table:formula="of:=[.D54]/100" office:value-type="float" office:value="1.18" calcext:value-type="float">
            <text:p>1,18</text:p>
          </table:table-cell>
          <table:table-cell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table:formula="of:=[.C55]+[.B55]" office:value-type="float" office:value="119" calcext:value-type="float">
            <text:p>119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55]/100" office:value-type="float" office:value="1.1" calcext:value-type="float">
            <text:p>1,1</text:p>
          </table:table-cell>
          <table:table-cell table:formula="of:=[.C55]/100" office:value-type="float" office:value="0.09" calcext:value-type="float">
            <text:p>0,09</text:p>
          </table:table-cell>
          <table:table-cell table:formula="of:=[.D55]/100" office:value-type="float" office:value="1.19" calcext:value-type="float">
            <text:p>1,19</text:p>
          </table:table-cell>
          <table:table-cell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formula="of:=[.C56]+[.B56]" office:value-type="float" office:value="119" calcext:value-type="float">
            <text:p>119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56]/100" office:value-type="float" office:value="1.11" calcext:value-type="float">
            <text:p>1,11</text:p>
          </table:table-cell>
          <table:table-cell table:formula="of:=[.C56]/100" office:value-type="float" office:value="0.08" calcext:value-type="float">
            <text:p>0,08</text:p>
          </table:table-cell>
          <table:table-cell table:formula="of:=[.D56]/100" office:value-type="float" office:value="1.19" calcext:value-type="float">
            <text:p>1,19</text:p>
          </table:table-cell>
          <table:table-cell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table:formula="of:=[.C57]+[.B57]" office:value-type="float" office:value="110" calcext:value-type="float">
            <text:p>110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57]/100" office:value-type="float" office:value="1.02" calcext:value-type="float">
            <text:p>1,02</text:p>
          </table:table-cell>
          <table:table-cell table:formula="of:=[.C57]/100" office:value-type="float" office:value="0.08" calcext:value-type="float">
            <text:p>0,08</text:p>
          </table:table-cell>
          <table:table-cell table:formula="of:=[.D57]/100" office:value-type="float" office:value="1.1" calcext:value-type="float">
            <text:p>1,1</text:p>
          </table:table-cell>
          <table:table-cell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table:formula="of:=[.C58]+[.B58]" office:value-type="float" office:value="110" calcext:value-type="float">
            <text:p>110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58]/100" office:value-type="float" office:value="1.02" calcext:value-type="float">
            <text:p>1,02</text:p>
          </table:table-cell>
          <table:table-cell table:formula="of:=[.C58]/100" office:value-type="float" office:value="0.08" calcext:value-type="float">
            <text:p>0,08</text:p>
          </table:table-cell>
          <table:table-cell table:formula="of:=[.D58]/100" office:value-type="float" office:value="1.1" calcext:value-type="float">
            <text:p>1,1</text:p>
          </table:table-cell>
          <table:table-cell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[.C59]+[.B59]" office:value-type="float" office:value="117" calcext:value-type="float">
            <text:p>117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59]/100" office:value-type="float" office:value="1.09" calcext:value-type="float">
            <text:p>1,09</text:p>
          </table:table-cell>
          <table:table-cell table:formula="of:=[.C59]/100" office:value-type="float" office:value="0.08" calcext:value-type="float">
            <text:p>0,08</text:p>
          </table:table-cell>
          <table:table-cell table:formula="of:=[.D59]/100" office:value-type="float" office:value="1.17" calcext:value-type="float">
            <text:p>1,17</text:p>
          </table:table-cell>
          <table:table-cell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formula="of:=[.C60]+[.B60]" office:value-type="float" office:value="95" calcext:value-type="float">
            <text:p>95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60]/100" office:value-type="float" office:value="0.88" calcext:value-type="float">
            <text:p>0,88</text:p>
          </table:table-cell>
          <table:table-cell table:formula="of:=[.C60]/100" office:value-type="float" office:value="0.07" calcext:value-type="float">
            <text:p>0,07</text:p>
          </table:table-cell>
          <table:table-cell table:formula="of:=[.D60]/100" office:value-type="float" office:value="0.95" calcext:value-type="float">
            <text:p>0,95</text:p>
          </table:table-cell>
          <table:table-cell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[.C61]+[.B61]" office:value-type="float" office:value="95" calcext:value-type="float">
            <text:p>95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61]/100" office:value-type="float" office:value="0.86" calcext:value-type="float">
            <text:p>0,86</text:p>
          </table:table-cell>
          <table:table-cell table:formula="of:=[.C61]/100" office:value-type="float" office:value="0.09" calcext:value-type="float">
            <text:p>0,09</text:p>
          </table:table-cell>
          <table:table-cell table:formula="of:=[.D61]/100" office:value-type="float" office:value="0.95" calcext:value-type="float">
            <text:p>0,95</text:p>
          </table:table-cell>
          <table:table-cell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table:formula="of:=[.C62]+[.B62]" office:value-type="float" office:value="99" calcext:value-type="float">
            <text:p>99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62]/100" office:value-type="float" office:value="0.92" calcext:value-type="float">
            <text:p>0,92</text:p>
          </table:table-cell>
          <table:table-cell table:formula="of:=[.C62]/100" office:value-type="float" office:value="0.07" calcext:value-type="float">
            <text:p>0,07</text:p>
          </table:table-cell>
          <table:table-cell table:formula="of:=[.D62]/100" office:value-type="float" office:value="0.99" calcext:value-type="float">
            <text:p>0,99</text:p>
          </table:table-cell>
          <table:table-cell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1" table:formula="of:=SUM([.B53:.B62])" office:value-type="float" office:value="1021" calcext:value-type="float">
            <text:p>1021</text:p>
          </table:table-cell>
          <table:table-cell table:style-name="ce11" table:formula="of:=SUM([.C53:.C62])" office:value-type="float" office:value="80" calcext:value-type="float">
            <text:p>80</text:p>
          </table:table-cell>
          <table:table-cell table:style-name="ce11" table:formula="of:=SUM([.D53:.D62])" office:value-type="float" office:value="1101" calcext:value-type="float">
            <text:p>1101</text:p>
          </table:table-cell>
          <table:table-cell table:style-name="ce11" table:formula="of:=SUM([.E53:.E62])" office:value-type="float" office:value="30.07587" calcext:value-type="float">
            <text:p>30,07587</text:p>
          </table:table-cell>
          <table:table-cell table:style-name="ce3"/>
          <table:table-cell table:style-name="ce3" table:formula="of:=SUM([.G53:.G62])" office:value-type="float" office:value="10.21" calcext:value-type="float">
            <text:p>10,21</text:p>
          </table:table-cell>
          <table:table-cell table:style-name="ce3" table:formula="of:=SUM([.H53:.H62])" office:value-type="float" office:value="0.8" calcext:value-type="float">
            <text:p>0,8</text:p>
          </table:table-cell>
          <table:table-cell table:style-name="ce3" table:formula="of:=SUM([.I53:.I62])" office:value-type="float" office:value="11.01" calcext:value-type="float">
            <text:p>11,01</text:p>
          </table:table-cell>
          <table:table-cell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Moyenne</text:p>
          </table:table-cell>
          <table:table-cell table:style-name="ce11" table:formula="of:=[.B63]/10" office:value-type="float" office:value="102.1" calcext:value-type="float">
            <text:p>102,1</text:p>
          </table:table-cell>
          <table:table-cell table:style-name="ce11" table:formula="of:=[.C63]/10" office:value-type="float" office:value="8" calcext:value-type="float">
            <text:p>8</text:p>
          </table:table-cell>
          <table:table-cell table:style-name="ce11" table:formula="of:=[.D63]/10" office:value-type="float" office:value="110.1" calcext:value-type="float">
            <text:p>110,1</text:p>
          </table:table-cell>
          <table:table-cell table:style-name="ce11" table:formula="of:=[.E63]/10" office:value-type="float" office:value="3.007587" calcext:value-type="float">
            <text:p>3,007587</text:p>
          </table:table-cell>
          <table:table-cell table:style-name="ce3"/>
          <table:table-cell table:style-name="ce3" table:formula="of:=[.G63]/10" office:value-type="float" office:value="1.021" calcext:value-type="float">
            <text:p>1,021</text:p>
          </table:table-cell>
          <table:table-cell table:style-name="ce3" table:formula="of:=[.H63]/10" office:value-type="float" office:value="0.08" calcext:value-type="float">
            <text:p>0,08</text:p>
          </table:table-cell>
          <table:table-cell table:style-name="ce3" table:formula="of:=[.I63]/10" office:value-type="float" office:value="1.101" calcext:value-type="float">
            <text:p>1,101</text:p>
          </table:table-cell>
          <table:table-cell table:style-name="ce15" table:formula="of:=[.J63]/10" office:value-type="float" office:value="0.3006505" calcext:value-type="float">
            <text:p>0,3006505</text:p>
          </table:table-cell>
          <table:table-cell table:number-columns-repeated="5"/>
        </table:table-row>
      </table:table>
      <table:table table:name="Local little" table:style-name="ta1">
        <table:table-column table:style-name="co15" table:default-cell-style-name="ce4"/>
        <table:table-column table:style-name="co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Bcp ptt msg</text:p>
          </table:table-cell>
          <table:table-cell table:style-name="ce1" table:number-columns-repeated="3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table:number-columns-repeated="4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Simterpose + AT</text:p>
          </table:table-cell>
          <table:covered-table-cell table:number-columns-repeated="2" table:style-name="ce3"/>
          <table:table-cell/>
          <table:table-cell table:style-name="ce3" office:value-type="string" calcext:value-type="string" table:number-columns-spanned="3" table:number-rows-spanned="1">
            <text:p>Simterpose + AT</text:p>
          </table:table-cell>
          <table:covered-table-cell table:number-columns-repeated="2" table:style-name="Default"/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User CPU</text:p>
          </table:table-cell>
          <table:table-cell table:style-name="ce8" office:value-type="string" calcext:value-type="string">
            <text:p>System CPU</text:p>
          </table:table-cell>
          <table:table-cell table:style-name="ce8" office:value-type="string" calcext:value-type="string">
            <text:p>Global CPU</text:p>
          </table:table-cell>
          <table:table-cell/>
          <table:table-cell table:style-name="ce8" office:value-type="string" calcext:value-type="string">
            <text:p>User CPU (sec)</text:p>
          </table:table-cell>
          <table:table-cell table:style-name="ce8" office:value-type="string" calcext:value-type="string">
            <text:p>System CPU (sec)</text:p>
          </table:table-cell>
          <table:table-cell table:style-name="ce8" office:value-type="string" calcext:value-type="string">
            <text:p>Global CPU (sec)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msg_clientserver</text:p>
          </table:table-cell>
          <table:table-cell table:number-columns-repeated="4"/>
          <table:table-cell table:formula="of:=[.B6]/100" office:value-type="float" office:value="0" calcext:value-type="float">
            <text:p>0</text:p>
          </table:table-cell>
          <table:table-cell table:formula="of:=[.C6]/100" office:value-type="float" office:value="0" calcext:value-type="float">
            <text:p>0</text:p>
          </table:table-cell>
          <table:table-cell table:formula="of:=[.D6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B7]/100" office:value-type="float" office:value="0" calcext:value-type="float">
            <text:p>0</text:p>
          </table:table-cell>
          <table:table-cell table:formula="of:=[.C7]/100" office:value-type="float" office:value="0" calcext:value-type="float">
            <text:p>0</text:p>
          </table:table-cell>
          <table:table-cell table:formula="of:=[.D7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B8]/100" office:value-type="float" office:value="0" calcext:value-type="float">
            <text:p>0</text:p>
          </table:table-cell>
          <table:table-cell table:formula="of:=[.C8]/100" office:value-type="float" office:value="0" calcext:value-type="float">
            <text:p>0</text:p>
          </table:table-cell>
          <table:table-cell table:formula="of:=[.D8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B9]/100" office:value-type="float" office:value="0" calcext:value-type="float">
            <text:p>0</text:p>
          </table:table-cell>
          <table:table-cell table:formula="of:=[.C9]/100" office:value-type="float" office:value="0" calcext:value-type="float">
            <text:p>0</text:p>
          </table:table-cell>
          <table:table-cell table:formula="of:=[.D9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B10]/100" office:value-type="float" office:value="0" calcext:value-type="float">
            <text:p>0</text:p>
          </table:table-cell>
          <table:table-cell table:formula="of:=[.C10]/100" office:value-type="float" office:value="0" calcext:value-type="float">
            <text:p>0</text:p>
          </table:table-cell>
          <table:table-cell table:formula="of:=[.D10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B11]/100" office:value-type="float" office:value="0" calcext:value-type="float">
            <text:p>0</text:p>
          </table:table-cell>
          <table:table-cell table:formula="of:=[.C11]/100" office:value-type="float" office:value="0" calcext:value-type="float">
            <text:p>0</text:p>
          </table:table-cell>
          <table:table-cell table:formula="of:=[.D11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B12]/100" office:value-type="float" office:value="0" calcext:value-type="float">
            <text:p>0</text:p>
          </table:table-cell>
          <table:table-cell table:formula="of:=[.C12]/100" office:value-type="float" office:value="0" calcext:value-type="float">
            <text:p>0</text:p>
          </table:table-cell>
          <table:table-cell table:formula="of:=[.D12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B13]/100" office:value-type="float" office:value="0" calcext:value-type="float">
            <text:p>0</text:p>
          </table:table-cell>
          <table:table-cell table:formula="of:=[.C13]/100" office:value-type="float" office:value="0" calcext:value-type="float">
            <text:p>0</text:p>
          </table:table-cell>
          <table:table-cell table:formula="of:=[.D13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B14]/100" office:value-type="float" office:value="0" calcext:value-type="float">
            <text:p>0</text:p>
          </table:table-cell>
          <table:table-cell table:formula="of:=[.C14]/100" office:value-type="float" office:value="0" calcext:value-type="float">
            <text:p>0</text:p>
          </table:table-cell>
          <table:table-cell table:formula="of:=[.D14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B15]/100" office:value-type="float" office:value="0" calcext:value-type="float">
            <text:p>0</text:p>
          </table:table-cell>
          <table:table-cell table:formula="of:=[.C15]/100" office:value-type="float" office:value="0" calcext:value-type="float">
            <text:p>0</text:p>
          </table:table-cell>
          <table:table-cell table:formula="of:=[.D15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11" table:formula="of:=SUM([.B6:.B15])" office:value-type="float" office:value="0" calcext:value-type="float">
            <text:p>0</text:p>
          </table:table-cell>
          <table:table-cell table:style-name="ce11" table:formula="of:=SUM([.C6:.C15])" office:value-type="float" office:value="0" calcext:value-type="float">
            <text:p>0</text:p>
          </table:table-cell>
          <table:table-cell table:style-name="ce11" table:formula="of:=SUM([.D6:.D15])" office:value-type="float" office:value="0" calcext:value-type="float">
            <text:p>0</text:p>
          </table:table-cell>
          <table:table-cell table:style-name="ce3"/>
          <table:table-cell table:style-name="ce3" table:formula="of:=SUM([.F6:.F15])" office:value-type="float" office:value="0" calcext:value-type="float">
            <text:p>0</text:p>
          </table:table-cell>
          <table:table-cell table:style-name="ce3" table:formula="of:=SUM([.G6:.G15])" office:value-type="float" office:value="0" calcext:value-type="float">
            <text:p>0</text:p>
          </table:table-cell>
          <table:table-cell table:style-name="ce3" table:formula="of:=SUM([.H6:.H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Moyenne</text:p>
          </table:table-cell>
          <table:table-cell table:style-name="ce11" table:formula="of:=[.B16]/10" office:value-type="float" office:value="0" calcext:value-type="float">
            <text:p>0</text:p>
          </table:table-cell>
          <table:table-cell table:style-name="ce11" table:formula="of:=[.C16]/10" office:value-type="float" office:value="0" calcext:value-type="float">
            <text:p>0</text:p>
          </table:table-cell>
          <table:table-cell table:style-name="ce11" table:formula="of:=[.D16]/10" office:value-type="float" office:value="0" calcext:value-type="float">
            <text:p>0</text:p>
          </table:table-cell>
          <table:table-cell table:style-name="ce3"/>
          <table:table-cell table:style-name="ce3" table:formula="of:=[.F16]/10" office:value-type="float" office:value="0" calcext:value-type="float">
            <text:p>0</text:p>
          </table:table-cell>
          <table:table-cell table:style-name="ce3" table:formula="of:=[.G16]/10" office:value-type="float" office:value="0" calcext:value-type="float">
            <text:p>0</text:p>
          </table:table-cell>
          <table:table-cell table:style-name="ce3" table:formula="of:=[.H16]/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2" table:number-columns-repeated="3"/>
          <table:table-cell/>
          <table:table-cell table:style-name="ce13" table:number-columns-repeated="3"/>
          <table:table-cell table:number-columns-repeated="2"/>
        </table:table-row>
        <table:table-row table:style-name="ro1">
          <table:table-cell table:style-name="ce8" office:value-type="string" calcext:value-type="string">
            <text:p>sendto_clientserver</text:p>
          </table:table-cell>
          <table:table-cell table:number-columns-repeated="4"/>
          <table:table-cell table:formula="of:=[.B19]/100" office:value-type="float" office:value="0" calcext:value-type="float">
            <text:p>0</text:p>
          </table:table-cell>
          <table:table-cell table:formula="of:=[.C19]/100" office:value-type="float" office:value="0" calcext:value-type="float">
            <text:p>0</text:p>
          </table:table-cell>
          <table:table-cell table:formula="of:=[.D19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  <table:table-cell table:formula="of:=[.B20]/100" office:value-type="float" office:value="0" calcext:value-type="float">
            <text:p>0</text:p>
          </table:table-cell>
          <table:table-cell table:formula="of:=[.C20]/100" office:value-type="float" office:value="0" calcext:value-type="float">
            <text:p>0</text:p>
          </table:table-cell>
          <table:table-cell table:formula="of:=[.D20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  <table:table-cell table:formula="of:=[.B21]/100" office:value-type="float" office:value="0" calcext:value-type="float">
            <text:p>0</text:p>
          </table:table-cell>
          <table:table-cell table:formula="of:=[.C21]/100" office:value-type="float" office:value="0" calcext:value-type="float">
            <text:p>0</text:p>
          </table:table-cell>
          <table:table-cell table:formula="of:=[.D21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  <table:table-cell table:formula="of:=[.B22]/100" office:value-type="float" office:value="0" calcext:value-type="float">
            <text:p>0</text:p>
          </table:table-cell>
          <table:table-cell table:formula="of:=[.C22]/100" office:value-type="float" office:value="0" calcext:value-type="float">
            <text:p>0</text:p>
          </table:table-cell>
          <table:table-cell table:formula="of:=[.D22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  <table:table-cell table:formula="of:=[.B23]/100" office:value-type="float" office:value="0" calcext:value-type="float">
            <text:p>0</text:p>
          </table:table-cell>
          <table:table-cell table:formula="of:=[.C23]/100" office:value-type="float" office:value="0" calcext:value-type="float">
            <text:p>0</text:p>
          </table:table-cell>
          <table:table-cell table:formula="of:=[.D23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  <table:table-cell table:formula="of:=[.B24]/100" office:value-type="float" office:value="0" calcext:value-type="float">
            <text:p>0</text:p>
          </table:table-cell>
          <table:table-cell table:formula="of:=[.C24]/100" office:value-type="float" office:value="0" calcext:value-type="float">
            <text:p>0</text:p>
          </table:table-cell>
          <table:table-cell table:formula="of:=[.D24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  <table:table-cell table:formula="of:=[.B25]/100" office:value-type="float" office:value="0" calcext:value-type="float">
            <text:p>0</text:p>
          </table:table-cell>
          <table:table-cell table:formula="of:=[.C25]/100" office:value-type="float" office:value="0" calcext:value-type="float">
            <text:p>0</text:p>
          </table:table-cell>
          <table:table-cell table:formula="of:=[.D25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  <table:table-cell table:formula="of:=[.B26]/100" office:value-type="float" office:value="0" calcext:value-type="float">
            <text:p>0</text:p>
          </table:table-cell>
          <table:table-cell table:formula="of:=[.C26]/100" office:value-type="float" office:value="0" calcext:value-type="float">
            <text:p>0</text:p>
          </table:table-cell>
          <table:table-cell table:formula="of:=[.D26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  <table:table-cell table:formula="of:=[.B27]/100" office:value-type="float" office:value="0" calcext:value-type="float">
            <text:p>0</text:p>
          </table:table-cell>
          <table:table-cell table:formula="of:=[.C27]/100" office:value-type="float" office:value="0" calcext:value-type="float">
            <text:p>0</text:p>
          </table:table-cell>
          <table:table-cell table:formula="of:=[.D27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  <table:table-cell table:formula="of:=[.B28]/100" office:value-type="float" office:value="0" calcext:value-type="float">
            <text:p>0</text:p>
          </table:table-cell>
          <table:table-cell table:formula="of:=[.C28]/100" office:value-type="float" office:value="0" calcext:value-type="float">
            <text:p>0</text:p>
          </table:table-cell>
          <table:table-cell table:formula="of:=[.D28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1" table:formula="of:=SUM([.B19:.B28])" office:value-type="float" office:value="0" calcext:value-type="float">
            <text:p>0</text:p>
          </table:table-cell>
          <table:table-cell table:style-name="ce11" table:formula="of:=SUM([.C19:.C28])" office:value-type="float" office:value="0" calcext:value-type="float">
            <text:p>0</text:p>
          </table:table-cell>
          <table:table-cell table:style-name="ce11" table:formula="of:=SUM([.D19:.D28])" office:value-type="float" office:value="0" calcext:value-type="float">
            <text:p>0</text:p>
          </table:table-cell>
          <table:table-cell table:style-name="ce3"/>
          <table:table-cell table:style-name="ce3" table:formula="of:=SUM([.F19:.F28])" office:value-type="float" office:value="0" calcext:value-type="float">
            <text:p>0</text:p>
          </table:table-cell>
          <table:table-cell table:style-name="ce3" table:formula="of:=SUM([.G19:.G28])" office:value-type="float" office:value="0" calcext:value-type="float">
            <text:p>0</text:p>
          </table:table-cell>
          <table:table-cell table:style-name="ce3" table:formula="of:=SUM([.H19:.H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Moyenne</text:p>
          </table:table-cell>
          <table:table-cell table:style-name="ce11" table:formula="of:=[.B29]/10" office:value-type="float" office:value="0" calcext:value-type="float">
            <text:p>0</text:p>
          </table:table-cell>
          <table:table-cell table:style-name="ce11" table:formula="of:=[.C29]/10" office:value-type="float" office:value="0" calcext:value-type="float">
            <text:p>0</text:p>
          </table:table-cell>
          <table:table-cell table:style-name="ce11" table:formula="of:=[.D29]/10" office:value-type="float" office:value="0" calcext:value-type="float">
            <text:p>0</text:p>
          </table:table-cell>
          <table:table-cell table:style-name="ce3"/>
          <table:table-cell table:style-name="ce3" table:formula="of:=[.F29]/10" office:value-type="float" office:value="0" calcext:value-type="float">
            <text:p>0</text:p>
          </table:table-cell>
          <table:table-cell table:style-name="ce3" table:formula="of:=[.G29]/10" office:value-type="float" office:value="0" calcext:value-type="float">
            <text:p>0</text:p>
          </table:table-cell>
          <table:table-cell table:style-name="ce3" table:formula="of:=[.H29]/10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6">
          <table:table-cell table:style-name="Default" table:number-columns-repeated="5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3" office:value-type="string" calcext:value-type="string" table:number-columns-spanned="3" table:number-rows-spanned="1">
            <text:p>Simterpose + FM</text:p>
          </table:table-cell>
          <table:covered-table-cell table:number-columns-repeated="2" table:style-name="ce1"/>
          <table:table-cell/>
          <table:table-cell table:style-name="ce3" office:value-type="string" calcext:value-type="string" table:number-columns-spanned="3" table:number-rows-spanned="1">
            <text:p>Simterpose + FM</text:p>
          </table:table-cell>
          <table:covered-table-cell table:number-columns-repeated="2" table:style-name="Default"/>
          <table:table-cell table:number-columns-repeated="2"/>
        </table:table-row>
        <table:table-row table:style-name="ro1">
          <table:table-cell table:style-name="Default"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/>
          <table:table-cell table:style-name="ce8" office:value-type="string" calcext:value-type="string">
            <text:p>User CPU (sec)</text:p>
          </table:table-cell>
          <table:table-cell table:style-name="ce8" office:value-type="string" calcext:value-type="string">
            <text:p>System CPU (sec)</text:p>
          </table:table-cell>
          <table:table-cell table:style-name="ce8" office:value-type="string" calcext:value-type="string">
            <text:p>Global CPU (sec)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1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msg_clientserver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[.C40]+[.B40]" office:value-type="float" office:value="95" calcext:value-type="float">
            <text:p>95</text:p>
          </table:table-cell>
          <table:table-cell office:value-type="float" office:value="3.006505" calcext:value-type="float">
            <text:p>3,006505</text:p>
          </table:table-cell>
          <table:table-cell table:formula="of:=[.B40]/100" office:value-type="float" office:value="0.86" calcext:value-type="float">
            <text:p>0,86</text:p>
          </table:table-cell>
          <table:table-cell table:formula="of:=[.C40]/100" office:value-type="float" office:value="0.09" calcext:value-type="float">
            <text:p>0,09</text:p>
          </table:table-cell>
          <table:table-cell table:formula="of:=[.D40]/100" office:value-type="float" office:value="0.95" calcext:value-type="float">
            <text:p>0,9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[.C41]+[.B41]" office:value-type="float" office:value="119" calcext:value-type="float">
            <text:p>119</text:p>
          </table:table-cell>
          <table:table-cell/>
          <table:table-cell table:formula="of:=[.B41]/100" office:value-type="float" office:value="1.1" calcext:value-type="float">
            <text:p>1,1</text:p>
          </table:table-cell>
          <table:table-cell table:formula="of:=[.C41]/100" office:value-type="float" office:value="0.09" calcext:value-type="float">
            <text:p>0,09</text:p>
          </table:table-cell>
          <table:table-cell table:formula="of:=[.D41]/100" office:value-type="float" office:value="1.19" calcext:value-type="float">
            <text:p>1,19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93" calcext:value-type="float">
            <text:p>9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2]+[.B42]" office:value-type="float" office:value="101" calcext:value-type="float">
            <text:p>101</text:p>
          </table:table-cell>
          <table:table-cell/>
          <table:table-cell table:formula="of:=[.B42]/100" office:value-type="float" office:value="0.93" calcext:value-type="float">
            <text:p>0,93</text:p>
          </table:table-cell>
          <table:table-cell table:formula="of:=[.C42]/100" office:value-type="float" office:value="0.08" calcext:value-type="float">
            <text:p>0,08</text:p>
          </table:table-cell>
          <table:table-cell table:formula="of:=[.D42]/100" office:value-type="float" office:value="1.01" calcext:value-type="float">
            <text:p>1,0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87" calcext:value-type="float">
            <text:p>87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[.C43]+[.B43]" office:value-type="float" office:value="96" calcext:value-type="float">
            <text:p>96</text:p>
          </table:table-cell>
          <table:table-cell/>
          <table:table-cell table:formula="of:=[.B43]/100" office:value-type="float" office:value="0.87" calcext:value-type="float">
            <text:p>0,87</text:p>
          </table:table-cell>
          <table:table-cell table:formula="of:=[.C43]/100" office:value-type="float" office:value="0.09" calcext:value-type="float">
            <text:p>0,09</text:p>
          </table:table-cell>
          <table:table-cell table:formula="of:=[.D43]/100"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[.C44]+[.B44]" office:value-type="float" office:value="121" calcext:value-type="float">
            <text:p>121</text:p>
          </table:table-cell>
          <table:table-cell/>
          <table:table-cell table:formula="of:=[.B44]/100" office:value-type="float" office:value="1.11" calcext:value-type="float">
            <text:p>1,11</text:p>
          </table:table-cell>
          <table:table-cell table:formula="of:=[.C44]/100" office:value-type="float" office:value="0.1" calcext:value-type="float">
            <text:p>0,1</text:p>
          </table:table-cell>
          <table:table-cell table:formula="of:=[.D44]/100" office:value-type="float" office:value="1.21" calcext:value-type="float">
            <text:p>1,2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5]+[.B45]" office:value-type="float" office:value="113" calcext:value-type="float">
            <text:p>113</text:p>
          </table:table-cell>
          <table:table-cell/>
          <table:table-cell table:formula="of:=[.B45]/100" office:value-type="float" office:value="1.05" calcext:value-type="float">
            <text:p>1,05</text:p>
          </table:table-cell>
          <table:table-cell table:formula="of:=[.C45]/100" office:value-type="float" office:value="0.08" calcext:value-type="float">
            <text:p>0,08</text:p>
          </table:table-cell>
          <table:table-cell table:formula="of:=[.D45]/100" office:value-type="float" office:value="1.13" calcext:value-type="float">
            <text:p>1,1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6]+[.B46]" office:value-type="float" office:value="111" calcext:value-type="float">
            <text:p>111</text:p>
          </table:table-cell>
          <table:table-cell/>
          <table:table-cell table:formula="of:=[.B46]/100" office:value-type="float" office:value="1.04" calcext:value-type="float">
            <text:p>1,04</text:p>
          </table:table-cell>
          <table:table-cell table:formula="of:=[.C46]/100" office:value-type="float" office:value="0.07" calcext:value-type="float">
            <text:p>0,07</text:p>
          </table:table-cell>
          <table:table-cell table:formula="of:=[.D46]/100" office:value-type="float" office:value="1.11" calcext:value-type="float">
            <text:p>1,1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[.C47]+[.B47]" office:value-type="float" office:value="114" calcext:value-type="float">
            <text:p>114</text:p>
          </table:table-cell>
          <table:table-cell/>
          <table:table-cell table:formula="of:=[.B47]/100" office:value-type="float" office:value="1.05" calcext:value-type="float">
            <text:p>1,05</text:p>
          </table:table-cell>
          <table:table-cell table:formula="of:=[.C47]/100" office:value-type="float" office:value="0.09" calcext:value-type="float">
            <text:p>0,09</text:p>
          </table:table-cell>
          <table:table-cell table:formula="of:=[.D47]/100" office:value-type="float" office:value="1.14" calcext:value-type="float">
            <text:p>1,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90" calcext:value-type="float">
            <text:p>9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8]+[.B48]" office:value-type="float" office:value="98" calcext:value-type="float">
            <text:p>98</text:p>
          </table:table-cell>
          <table:table-cell/>
          <table:table-cell table:formula="of:=[.B48]/100" office:value-type="float" office:value="0.9" calcext:value-type="float">
            <text:p>0,9</text:p>
          </table:table-cell>
          <table:table-cell table:formula="of:=[.C48]/100" office:value-type="float" office:value="0.08" calcext:value-type="float">
            <text:p>0,08</text:p>
          </table:table-cell>
          <table:table-cell table:formula="of:=[.D48]/100" office:value-type="float" office:value="0.98" calcext:value-type="float">
            <text:p>0,98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9]+[.B49]" office:value-type="float" office:value="119" calcext:value-type="float">
            <text:p>119</text:p>
          </table:table-cell>
          <table:table-cell/>
          <table:table-cell table:formula="of:=[.B49]/100" office:value-type="float" office:value="1.11" calcext:value-type="float">
            <text:p>1,11</text:p>
          </table:table-cell>
          <table:table-cell table:formula="of:=[.C49]/100" office:value-type="float" office:value="0.08" calcext:value-type="float">
            <text:p>0,08</text:p>
          </table:table-cell>
          <table:table-cell table:formula="of:=[.D49]/100" office:value-type="float" office:value="1.19" calcext:value-type="float">
            <text:p>1,19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3" table:formula="of:=SUM([.B40:.B49])" office:value-type="float" office:value="1002" calcext:value-type="float">
            <text:p>1002</text:p>
          </table:table-cell>
          <table:table-cell table:style-name="ce3" table:formula="of:=SUM([.C40:.C49])" office:value-type="float" office:value="85" calcext:value-type="float">
            <text:p>85</text:p>
          </table:table-cell>
          <table:table-cell table:style-name="ce3" table:formula="of:=SUM([.D40:.D49])" office:value-type="float" office:value="1087" calcext:value-type="float">
            <text:p>1087</text:p>
          </table:table-cell>
          <table:table-cell table:style-name="ce3"/>
          <table:table-cell table:style-name="ce3" table:formula="of:=SUM([.F40:.F49])" office:value-type="float" office:value="10.02" calcext:value-type="float">
            <text:p>10,02</text:p>
          </table:table-cell>
          <table:table-cell table:style-name="ce3" table:formula="of:=SUM([.G40:.G49])" office:value-type="float" office:value="0.85" calcext:value-type="float">
            <text:p>0,85</text:p>
          </table:table-cell>
          <table:table-cell table:style-name="ce3" table:formula="of:=SUM([.H40:.H49])" office:value-type="float" office:value="10.87" calcext:value-type="float">
            <text:p>10,87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Moyenne</text:p>
          </table:table-cell>
          <table:table-cell table:style-name="ce3" table:formula="of:=[.B50]/10" office:value-type="float" office:value="100.2" calcext:value-type="float">
            <text:p>100,2</text:p>
          </table:table-cell>
          <table:table-cell table:style-name="ce3" table:formula="of:=[.C50]/10" office:value-type="float" office:value="8.5" calcext:value-type="float">
            <text:p>8,5</text:p>
          </table:table-cell>
          <table:table-cell table:style-name="ce3" table:formula="of:=[.D50]/10" office:value-type="float" office:value="108.7" calcext:value-type="float">
            <text:p>108,7</text:p>
          </table:table-cell>
          <table:table-cell table:style-name="ce3"/>
          <table:table-cell table:style-name="ce3" table:formula="of:=[.F50]/10" office:value-type="float" office:value="1.002" calcext:value-type="float">
            <text:p>1,002</text:p>
          </table:table-cell>
          <table:table-cell table:style-name="ce3" table:formula="of:=[.G50]/10" office:value-type="float" office:value="0.085" calcext:value-type="float">
            <text:p>0,085</text:p>
          </table:table-cell>
          <table:table-cell table:style-name="ce3" table:formula="of:=[.H50]/10" office:value-type="float" office:value="1.087" calcext:value-type="float">
            <text:p>1,087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2" table:number-columns-repeated="3"/>
          <table:table-cell/>
          <table:table-cell table:style-name="ce13" table:number-columns-repeated="3"/>
          <table:table-cell table:number-columns-repeated="2"/>
        </table:table-row>
        <table:table-row table:style-name="ro1">
          <table:table-cell table:style-name="ce8" office:value-type="string" calcext:value-type="string">
            <text:p>sendto_clientserver</text:p>
          </table:table-cell>
          <table:table-cell office:value-type="float" office:value="3119" calcext:value-type="float">
            <text:p>3119</text:p>
          </table:table-cell>
          <table:table-cell office:value-type="float" office:value="2712" calcext:value-type="float">
            <text:p>2712</text:p>
          </table:table-cell>
          <table:table-cell table:formula="of:=[.C53]+[.B53]" office:value-type="float" office:value="5831" calcext:value-type="float">
            <text:p>5831</text:p>
          </table:table-cell>
          <table:table-cell office:value-type="float" office:value="6508.138557" calcext:value-type="float">
            <text:p>6508,138557</text:p>
          </table:table-cell>
          <table:table-cell table:formula="of:=[.B53]/100" office:value-type="float" office:value="31.19" calcext:value-type="float">
            <text:p>31,19</text:p>
          </table:table-cell>
          <table:table-cell table:formula="of:=[.C53]/100" office:value-type="float" office:value="27.12" calcext:value-type="float">
            <text:p>27,12</text:p>
          </table:table-cell>
          <table:table-cell table:formula="of:=[.D53]/100" office:value-type="float" office:value="58.31" calcext:value-type="float">
            <text:p>58,31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1" office:value-type="float" office:value="3602" calcext:value-type="float">
            <text:p>3602</text:p>
          </table:table-cell>
          <table:table-cell table:style-name="ce1" office:value-type="float" office:value="3789" calcext:value-type="float">
            <text:p>3789</text:p>
          </table:table-cell>
          <table:table-cell table:formula="of:=[.C54]+[.B54]" office:value-type="float" office:value="7391" calcext:value-type="float">
            <text:p>7391</text:p>
          </table:table-cell>
          <table:table-cell/>
          <table:table-cell table:formula="of:=[.B54]/100" office:value-type="float" office:value="36.02" calcext:value-type="float">
            <text:p>36,02</text:p>
          </table:table-cell>
          <table:table-cell table:formula="of:=[.C54]/100" office:value-type="float" office:value="37.89" calcext:value-type="float">
            <text:p>37,89</text:p>
          </table:table-cell>
          <table:table-cell table:formula="of:=[.D54]/100" office:value-type="float" office:value="73.91" calcext:value-type="float">
            <text:p>73,91</text:p>
          </table:table-cell>
          <table:table-cell table:number-columns-repeated="2"/>
        </table:table-row>
        <table:table-row table:style-name="ro1">
          <table:table-cell table:style-name="ce9"/>
          <table:table-cell office:value-type="float" office:value="3594" calcext:value-type="float">
            <text:p>3594</text:p>
          </table:table-cell>
          <table:table-cell office:value-type="float" office:value="3841" calcext:value-type="float">
            <text:p>3841</text:p>
          </table:table-cell>
          <table:table-cell table:formula="of:=[.C55]+[.B55]" office:value-type="float" office:value="7435" calcext:value-type="float">
            <text:p>7435</text:p>
          </table:table-cell>
          <table:table-cell/>
          <table:table-cell table:formula="of:=[.B55]/100" office:value-type="float" office:value="35.94" calcext:value-type="float">
            <text:p>35,94</text:p>
          </table:table-cell>
          <table:table-cell table:formula="of:=[.C55]/100" office:value-type="float" office:value="38.41" calcext:value-type="float">
            <text:p>38,41</text:p>
          </table:table-cell>
          <table:table-cell table:formula="of:=[.D55]/100" office:value-type="float" office:value="74.35" calcext:value-type="float">
            <text:p>74,35</text:p>
          </table:table-cell>
          <table:table-cell table:number-columns-repeated="2"/>
        </table:table-row>
        <table:table-row table:style-name="ro1">
          <table:table-cell table:style-name="ce9"/>
          <table:table-cell office:value-type="float" office:value="3563" calcext:value-type="float">
            <text:p>3563</text:p>
          </table:table-cell>
          <table:table-cell office:value-type="float" office:value="3810" calcext:value-type="float">
            <text:p>3810</text:p>
          </table:table-cell>
          <table:table-cell table:formula="of:=[.C56]+[.B56]" office:value-type="float" office:value="7373" calcext:value-type="float">
            <text:p>7373</text:p>
          </table:table-cell>
          <table:table-cell/>
          <table:table-cell table:formula="of:=[.B56]/100" office:value-type="float" office:value="35.63" calcext:value-type="float">
            <text:p>35,63</text:p>
          </table:table-cell>
          <table:table-cell table:formula="of:=[.C56]/100" office:value-type="float" office:value="38.1" calcext:value-type="float">
            <text:p>38,1</text:p>
          </table:table-cell>
          <table:table-cell table:formula="of:=[.D56]/100" office:value-type="float" office:value="73.73" calcext:value-type="float">
            <text:p>73,73</text:p>
          </table:table-cell>
          <table:table-cell table:number-columns-repeated="2"/>
        </table:table-row>
        <table:table-row table:style-name="ro1">
          <table:table-cell table:style-name="ce9"/>
          <table:table-cell office:value-type="float" office:value="3493" calcext:value-type="float">
            <text:p>3493</text:p>
          </table:table-cell>
          <table:table-cell office:value-type="float" office:value="3854" calcext:value-type="float">
            <text:p>3854</text:p>
          </table:table-cell>
          <table:table-cell table:formula="of:=[.C57]+[.B57]" office:value-type="float" office:value="7347" calcext:value-type="float">
            <text:p>7347</text:p>
          </table:table-cell>
          <table:table-cell/>
          <table:table-cell table:formula="of:=[.B57]/100" office:value-type="float" office:value="34.93" calcext:value-type="float">
            <text:p>34,93</text:p>
          </table:table-cell>
          <table:table-cell table:formula="of:=[.C57]/100" office:value-type="float" office:value="38.54" calcext:value-type="float">
            <text:p>38,54</text:p>
          </table:table-cell>
          <table:table-cell table:formula="of:=[.D57]/100" office:value-type="float" office:value="73.47" calcext:value-type="float">
            <text:p>73,47</text:p>
          </table:table-cell>
          <table:table-cell table:number-columns-repeated="2"/>
        </table:table-row>
        <table:table-row table:style-name="ro1">
          <table:table-cell table:style-name="ce9"/>
          <table:table-cell office:value-type="float" office:value="3509" calcext:value-type="float">
            <text:p>3509</text:p>
          </table:table-cell>
          <table:table-cell office:value-type="float" office:value="3836" calcext:value-type="float">
            <text:p>3836</text:p>
          </table:table-cell>
          <table:table-cell table:formula="of:=[.C58]+[.B58]" office:value-type="float" office:value="7345" calcext:value-type="float">
            <text:p>7345</text:p>
          </table:table-cell>
          <table:table-cell/>
          <table:table-cell table:formula="of:=[.B58]/100" office:value-type="float" office:value="35.09" calcext:value-type="float">
            <text:p>35,09</text:p>
          </table:table-cell>
          <table:table-cell table:formula="of:=[.C58]/100" office:value-type="float" office:value="38.36" calcext:value-type="float">
            <text:p>38,36</text:p>
          </table:table-cell>
          <table:table-cell table:formula="of:=[.D58]/100" office:value-type="float" office:value="73.45" calcext:value-type="float">
            <text:p>73,45</text:p>
          </table:table-cell>
          <table:table-cell table:number-columns-repeated="2"/>
        </table:table-row>
        <table:table-row table:style-name="ro1">
          <table:table-cell table:style-name="ce9"/>
          <table:table-cell office:value-type="float" office:value="3557" calcext:value-type="float">
            <text:p>3557</text:p>
          </table:table-cell>
          <table:table-cell office:value-type="float" office:value="3905" calcext:value-type="float">
            <text:p>3905</text:p>
          </table:table-cell>
          <table:table-cell table:formula="of:=[.C59]+[.B59]" office:value-type="float" office:value="7462" calcext:value-type="float">
            <text:p>7462</text:p>
          </table:table-cell>
          <table:table-cell/>
          <table:table-cell table:formula="of:=[.B59]/100" office:value-type="float" office:value="35.57" calcext:value-type="float">
            <text:p>35,57</text:p>
          </table:table-cell>
          <table:table-cell table:formula="of:=[.C59]/100" office:value-type="float" office:value="39.05" calcext:value-type="float">
            <text:p>39,05</text:p>
          </table:table-cell>
          <table:table-cell table:formula="of:=[.D59]/100" office:value-type="float" office:value="74.62" calcext:value-type="float">
            <text:p>74,62</text:p>
          </table:table-cell>
          <table:table-cell table:number-columns-repeated="2"/>
        </table:table-row>
        <table:table-row table:style-name="ro1">
          <table:table-cell table:style-name="ce9"/>
          <table:table-cell office:value-type="float" office:value="3622" calcext:value-type="float">
            <text:p>3622</text:p>
          </table:table-cell>
          <table:table-cell office:value-type="float" office:value="3887" calcext:value-type="float">
            <text:p>3887</text:p>
          </table:table-cell>
          <table:table-cell table:formula="of:=[.C60]+[.B60]" office:value-type="float" office:value="7509" calcext:value-type="float">
            <text:p>7509</text:p>
          </table:table-cell>
          <table:table-cell/>
          <table:table-cell table:formula="of:=[.B60]/100" office:value-type="float" office:value="36.22" calcext:value-type="float">
            <text:p>36,22</text:p>
          </table:table-cell>
          <table:table-cell table:formula="of:=[.C60]/100" office:value-type="float" office:value="38.87" calcext:value-type="float">
            <text:p>38,87</text:p>
          </table:table-cell>
          <table:table-cell table:formula="of:=[.D60]/100" office:value-type="float" office:value="75.09" calcext:value-type="float">
            <text:p>75,09</text:p>
          </table:table-cell>
          <table:table-cell table:number-columns-repeated="2"/>
        </table:table-row>
        <table:table-row table:style-name="ro1">
          <table:table-cell table:style-name="ce9"/>
          <table:table-cell office:value-type="float" office:value="3512" calcext:value-type="float">
            <text:p>3512</text:p>
          </table:table-cell>
          <table:table-cell office:value-type="float" office:value="3888" calcext:value-type="float">
            <text:p>3888</text:p>
          </table:table-cell>
          <table:table-cell table:formula="of:=[.C61]+[.B61]" office:value-type="float" office:value="7400" calcext:value-type="float">
            <text:p>7400</text:p>
          </table:table-cell>
          <table:table-cell/>
          <table:table-cell table:formula="of:=[.B61]/100" office:value-type="float" office:value="35.12" calcext:value-type="float">
            <text:p>35,12</text:p>
          </table:table-cell>
          <table:table-cell table:formula="of:=[.C61]/100" office:value-type="float" office:value="38.88" calcext:value-type="float">
            <text:p>38,88</text:p>
          </table:table-cell>
          <table:table-cell table:formula="of:=[.D61]/100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9"/>
          <table:table-cell office:value-type="float" office:value="3483" calcext:value-type="float">
            <text:p>3483</text:p>
          </table:table-cell>
          <table:table-cell office:value-type="float" office:value="3376" calcext:value-type="float">
            <text:p>3376</text:p>
          </table:table-cell>
          <table:table-cell table:formula="of:=[.C62]+[.B62]" office:value-type="float" office:value="6859" calcext:value-type="float">
            <text:p>6859</text:p>
          </table:table-cell>
          <table:table-cell/>
          <table:table-cell table:formula="of:=[.B62]/100" office:value-type="float" office:value="34.83" calcext:value-type="float">
            <text:p>34,83</text:p>
          </table:table-cell>
          <table:table-cell table:formula="of:=[.C62]/100" office:value-type="float" office:value="33.76" calcext:value-type="float">
            <text:p>33,76</text:p>
          </table:table-cell>
          <table:table-cell table:formula="of:=[.D62]/100" office:value-type="float" office:value="68.59" calcext:value-type="float">
            <text:p>68,59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1" table:formula="of:=SUM([.B53:.B62])" office:value-type="float" office:value="35054" calcext:value-type="float">
            <text:p>35054</text:p>
          </table:table-cell>
          <table:table-cell table:style-name="ce11" table:formula="of:=SUM([.C53:.C62])" office:value-type="float" office:value="36898" calcext:value-type="float">
            <text:p>36898</text:p>
          </table:table-cell>
          <table:table-cell table:style-name="ce11" table:formula="of:=SUM([.D53:.D62])" office:value-type="float" office:value="71952" calcext:value-type="float">
            <text:p>71952</text:p>
          </table:table-cell>
          <table:table-cell table:style-name="ce3"/>
          <table:table-cell table:style-name="ce3" table:formula="of:=SUM([.F53:.F62])" office:value-type="float" office:value="350.54" calcext:value-type="float">
            <text:p>350,54</text:p>
          </table:table-cell>
          <table:table-cell table:style-name="ce3" table:formula="of:=SUM([.G53:.G62])" office:value-type="float" office:value="368.98" calcext:value-type="float">
            <text:p>368,98</text:p>
          </table:table-cell>
          <table:table-cell table:style-name="ce3" table:formula="of:=SUM([.H53:.H62])" office:value-type="float" office:value="719.52" calcext:value-type="float">
            <text:p>719,52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Moyenne</text:p>
          </table:table-cell>
          <table:table-cell table:style-name="ce11" table:formula="of:=[.B63]/10" office:value-type="float" office:value="3505.4" calcext:value-type="float">
            <text:p>3505,4</text:p>
          </table:table-cell>
          <table:table-cell table:style-name="ce11" table:formula="of:=[.C63]/10" office:value-type="float" office:value="3689.8" calcext:value-type="float">
            <text:p>3689,8</text:p>
          </table:table-cell>
          <table:table-cell table:style-name="ce11" table:formula="of:=[.D63]/10" office:value-type="float" office:value="7195.2" calcext:value-type="float">
            <text:p>7195,2</text:p>
          </table:table-cell>
          <table:table-cell table:style-name="ce3"/>
          <table:table-cell table:style-name="ce3" table:formula="of:=[.F63]/10" office:value-type="float" office:value="35.054" calcext:value-type="float">
            <text:p>35,054</text:p>
          </table:table-cell>
          <table:table-cell table:style-name="ce3" table:formula="of:=[.G63]/10" office:value-type="float" office:value="36.898" calcext:value-type="float">
            <text:p>36,898</text:p>
          </table:table-cell>
          <table:table-cell table:style-name="ce3" table:formula="of:=[.H63]/10" office:value-type="float" office:value="71.952" calcext:value-type="float">
            <text:p>71,952</text:p>
          </table:table-cell>
          <table:table-cell table:number-columns-repeated="2"/>
        </table:table-row>
      </table:table>
      <table:table table:name="Local big" table:style-name="ta1">
        <table:table-column table:style-name="co15" table:default-cell-style-name="ce4"/>
        <table:table-column table:style-name="co5" table:default-cell-style-name="ce9"/>
        <table:table-column table:style-name="co16" table:default-cell-style-name="ce9"/>
        <table:table-column table:style-name="co17" table:default-cell-style-name="ce9"/>
        <table:table-column table:style-name="co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row table:style-name="ro1">
          <table:table-cell table:style-name="Default" office:value-type="string" calcext:value-type="string">
            <text:p>One big msg</text:p>
          </table:table-cell>
          <table:table-cell table:style-name="ce1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" table:number-columns-repeated="4"/>
          <table:table-cell/>
          <table:table-cell table:style-name="Default" table:number-columns-repeated="3"/>
        </table:table-row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Simterpose + AT</text:p>
          </table:table-cell>
          <table:covered-table-cell table:number-columns-repeated="2" table:style-name="ce3"/>
          <table:table-cell/>
          <table:table-cell table:style-name="ce3" office:value-type="string" calcext:value-type="string" table:number-columns-spanned="3" table:number-rows-spanned="1">
            <text:p>Simterpose + AT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8" office:value-type="string" calcext:value-type="string">
            <text:p>User CPU</text:p>
          </table:table-cell>
          <table:table-cell table:style-name="ce8" office:value-type="string" calcext:value-type="string">
            <text:p>System CPU</text:p>
          </table:table-cell>
          <table:table-cell table:style-name="ce8" office:value-type="string" calcext:value-type="string">
            <text:p>Global CPU</text:p>
          </table:table-cell>
          <table:table-cell/>
          <table:table-cell table:style-name="ce8" office:value-type="string" calcext:value-type="string">
            <text:p>User CPU (sec)</text:p>
          </table:table-cell>
          <table:table-cell table:style-name="ce8" office:value-type="string" calcext:value-type="string">
            <text:p>System CPU (sec)</text:p>
          </table:table-cell>
          <table:table-cell table:style-name="ce8" office:value-type="string" calcext:value-type="string">
            <text:p>Global CPU (sec)</text:p>
          </table:table-cell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 table:style-name="ce5" office:value-type="string" calcext:value-type="string">
            <text:p>msg_clientserver</text:p>
          </table:table-cell>
          <table:table-cell table:number-columns-repeated="4"/>
          <table:table-cell table:formula="of:=[.B6]/100" office:value-type="float" office:value="0" calcext:value-type="float">
            <text:p>0</text:p>
          </table:table-cell>
          <table:table-cell table:formula="of:=[.C6]/100" office:value-type="float" office:value="0" calcext:value-type="float">
            <text:p>0</text:p>
          </table:table-cell>
          <table:table-cell table:formula="of:=[.D6]/100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B7]/100" office:value-type="float" office:value="0" calcext:value-type="float">
            <text:p>0</text:p>
          </table:table-cell>
          <table:table-cell table:formula="of:=[.C7]/100" office:value-type="float" office:value="0" calcext:value-type="float">
            <text:p>0</text:p>
          </table:table-cell>
          <table:table-cell table:formula="of:=[.D7]/100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B8]/100" office:value-type="float" office:value="0" calcext:value-type="float">
            <text:p>0</text:p>
          </table:table-cell>
          <table:table-cell table:formula="of:=[.C8]/100" office:value-type="float" office:value="0" calcext:value-type="float">
            <text:p>0</text:p>
          </table:table-cell>
          <table:table-cell table:formula="of:=[.D8]/100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B9]/100" office:value-type="float" office:value="0" calcext:value-type="float">
            <text:p>0</text:p>
          </table:table-cell>
          <table:table-cell table:formula="of:=[.C9]/100" office:value-type="float" office:value="0" calcext:value-type="float">
            <text:p>0</text:p>
          </table:table-cell>
          <table:table-cell table:formula="of:=[.D9]/100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B10]/100" office:value-type="float" office:value="0" calcext:value-type="float">
            <text:p>0</text:p>
          </table:table-cell>
          <table:table-cell table:formula="of:=[.C10]/100" office:value-type="float" office:value="0" calcext:value-type="float">
            <text:p>0</text:p>
          </table:table-cell>
          <table:table-cell table:formula="of:=[.D10]/100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B11]/100" office:value-type="float" office:value="0" calcext:value-type="float">
            <text:p>0</text:p>
          </table:table-cell>
          <table:table-cell table:formula="of:=[.C11]/100" office:value-type="float" office:value="0" calcext:value-type="float">
            <text:p>0</text:p>
          </table:table-cell>
          <table:table-cell table:formula="of:=[.D11]/100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B12]/100" office:value-type="float" office:value="0" calcext:value-type="float">
            <text:p>0</text:p>
          </table:table-cell>
          <table:table-cell table:formula="of:=[.C12]/100" office:value-type="float" office:value="0" calcext:value-type="float">
            <text:p>0</text:p>
          </table:table-cell>
          <table:table-cell table:formula="of:=[.D12]/100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B13]/100" office:value-type="float" office:value="0" calcext:value-type="float">
            <text:p>0</text:p>
          </table:table-cell>
          <table:table-cell table:formula="of:=[.C13]/100" office:value-type="float" office:value="0" calcext:value-type="float">
            <text:p>0</text:p>
          </table:table-cell>
          <table:table-cell table:formula="of:=[.D13]/100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B14]/100" office:value-type="float" office:value="0" calcext:value-type="float">
            <text:p>0</text:p>
          </table:table-cell>
          <table:table-cell table:formula="of:=[.C14]/100" office:value-type="float" office:value="0" calcext:value-type="float">
            <text:p>0</text:p>
          </table:table-cell>
          <table:table-cell table:formula="of:=[.D14]/100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B15]/100" office:value-type="float" office:value="0" calcext:value-type="float">
            <text:p>0</text:p>
          </table:table-cell>
          <table:table-cell table:formula="of:=[.C15]/100" office:value-type="float" office:value="0" calcext:value-type="float">
            <text:p>0</text:p>
          </table:table-cell>
          <table:table-cell table:formula="of:=[.D15]/100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11" table:formula="of:=SUM([.B6:.B15])" office:value-type="float" office:value="0" calcext:value-type="float">
            <text:p>0</text:p>
          </table:table-cell>
          <table:table-cell table:style-name="ce11" table:formula="of:=SUM([.C6:.C15])" office:value-type="float" office:value="0" calcext:value-type="float">
            <text:p>0</text:p>
          </table:table-cell>
          <table:table-cell table:style-name="ce11" table:formula="of:=SUM([.D6:.D15])" office:value-type="float" office:value="0" calcext:value-type="float">
            <text:p>0</text:p>
          </table:table-cell>
          <table:table-cell table:style-name="ce3"/>
          <table:table-cell table:style-name="ce3" table:formula="of:=SUM([.F6:.F15])" office:value-type="float" office:value="0" calcext:value-type="float">
            <text:p>0</text:p>
          </table:table-cell>
          <table:table-cell table:style-name="ce3" table:formula="of:=SUM([.G6:.G15])" office:value-type="float" office:value="0" calcext:value-type="float">
            <text:p>0</text:p>
          </table:table-cell>
          <table:table-cell table:style-name="ce3" table:formula="of:=SUM([.H6:.H15])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Moyenne</text:p>
          </table:table-cell>
          <table:table-cell table:style-name="ce11" table:formula="of:=[.B16]/10" office:value-type="float" office:value="0" calcext:value-type="float">
            <text:p>0</text:p>
          </table:table-cell>
          <table:table-cell table:style-name="ce11" table:formula="of:=[.C16]/10" office:value-type="float" office:value="0" calcext:value-type="float">
            <text:p>0</text:p>
          </table:table-cell>
          <table:table-cell table:style-name="ce11" table:formula="of:=[.D16]/10" office:value-type="float" office:value="0" calcext:value-type="float">
            <text:p>0</text:p>
          </table:table-cell>
          <table:table-cell table:style-name="ce3"/>
          <table:table-cell table:style-name="ce3" table:formula="of:=[.F16]/10" office:value-type="float" office:value="0" calcext:value-type="float">
            <text:p>0</text:p>
          </table:table-cell>
          <table:table-cell table:style-name="ce3" table:formula="of:=[.G16]/10" office:value-type="float" office:value="0" calcext:value-type="float">
            <text:p>0</text:p>
          </table:table-cell>
          <table:table-cell table:style-name="ce3" table:formula="of:=[.H16]/10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12" table:number-columns-repeated="3"/>
          <table:table-cell/>
          <table:table-cell table:style-name="ce13" table:number-columns-repeated="3"/>
        </table:table-row>
        <table:table-row table:style-name="ro1">
          <table:table-cell table:style-name="ce8" office:value-type="string" calcext:value-type="string">
            <text:p>sendto_clientserver</text:p>
          </table:table-cell>
          <table:table-cell table:number-columns-repeated="4"/>
          <table:table-cell table:formula="of:=[.B19]/100" office:value-type="float" office:value="0" calcext:value-type="float">
            <text:p>0</text:p>
          </table:table-cell>
          <table:table-cell table:formula="of:=[.C19]/100" office:value-type="float" office:value="0" calcext:value-type="float">
            <text:p>0</text:p>
          </table:table-cell>
          <table:table-cell table:formula="of:=[.D19]/100" office:value-type="float" office:value="0" calcext:value-type="float">
            <text:p>0</text:p>
          </table:table-cell>
        </table:table-row>
        <table:table-row table:style-name="ro1">
          <table:table-cell table:style-name="ce9"/>
          <table:table-cell table:number-columns-repeated="4"/>
          <table:table-cell table:formula="of:=[.B20]/100" office:value-type="float" office:value="0" calcext:value-type="float">
            <text:p>0</text:p>
          </table:table-cell>
          <table:table-cell table:formula="of:=[.C20]/100" office:value-type="float" office:value="0" calcext:value-type="float">
            <text:p>0</text:p>
          </table:table-cell>
          <table:table-cell table:formula="of:=[.D20]/100" office:value-type="float" office:value="0" calcext:value-type="float">
            <text:p>0</text:p>
          </table:table-cell>
        </table:table-row>
        <table:table-row table:style-name="ro1">
          <table:table-cell table:style-name="ce9"/>
          <table:table-cell table:number-columns-repeated="4"/>
          <table:table-cell table:formula="of:=[.B21]/100" office:value-type="float" office:value="0" calcext:value-type="float">
            <text:p>0</text:p>
          </table:table-cell>
          <table:table-cell table:formula="of:=[.C21]/100" office:value-type="float" office:value="0" calcext:value-type="float">
            <text:p>0</text:p>
          </table:table-cell>
          <table:table-cell table:formula="of:=[.D21]/100" office:value-type="float" office:value="0" calcext:value-type="float">
            <text:p>0</text:p>
          </table:table-cell>
        </table:table-row>
        <table:table-row table:style-name="ro1">
          <table:table-cell table:style-name="ce9"/>
          <table:table-cell table:number-columns-repeated="4"/>
          <table:table-cell table:formula="of:=[.B22]/100" office:value-type="float" office:value="0" calcext:value-type="float">
            <text:p>0</text:p>
          </table:table-cell>
          <table:table-cell table:formula="of:=[.C22]/100" office:value-type="float" office:value="0" calcext:value-type="float">
            <text:p>0</text:p>
          </table:table-cell>
          <table:table-cell table:formula="of:=[.D22]/100" office:value-type="float" office:value="0" calcext:value-type="float">
            <text:p>0</text:p>
          </table:table-cell>
        </table:table-row>
        <table:table-row table:style-name="ro1">
          <table:table-cell table:style-name="ce9"/>
          <table:table-cell table:number-columns-repeated="4"/>
          <table:table-cell table:formula="of:=[.B23]/100" office:value-type="float" office:value="0" calcext:value-type="float">
            <text:p>0</text:p>
          </table:table-cell>
          <table:table-cell table:formula="of:=[.C23]/100" office:value-type="float" office:value="0" calcext:value-type="float">
            <text:p>0</text:p>
          </table:table-cell>
          <table:table-cell table:formula="of:=[.D23]/100" office:value-type="float" office:value="0" calcext:value-type="float">
            <text:p>0</text:p>
          </table:table-cell>
        </table:table-row>
        <table:table-row table:style-name="ro1">
          <table:table-cell table:style-name="ce9"/>
          <table:table-cell table:number-columns-repeated="4"/>
          <table:table-cell table:formula="of:=[.B24]/100" office:value-type="float" office:value="0" calcext:value-type="float">
            <text:p>0</text:p>
          </table:table-cell>
          <table:table-cell table:formula="of:=[.C24]/100" office:value-type="float" office:value="0" calcext:value-type="float">
            <text:p>0</text:p>
          </table:table-cell>
          <table:table-cell table:formula="of:=[.D24]/100" office:value-type="float" office:value="0" calcext:value-type="float">
            <text:p>0</text:p>
          </table:table-cell>
        </table:table-row>
        <table:table-row table:style-name="ro1">
          <table:table-cell table:style-name="ce9"/>
          <table:table-cell table:number-columns-repeated="4"/>
          <table:table-cell table:formula="of:=[.B25]/100" office:value-type="float" office:value="0" calcext:value-type="float">
            <text:p>0</text:p>
          </table:table-cell>
          <table:table-cell table:formula="of:=[.C25]/100" office:value-type="float" office:value="0" calcext:value-type="float">
            <text:p>0</text:p>
          </table:table-cell>
          <table:table-cell table:formula="of:=[.D25]/100" office:value-type="float" office:value="0" calcext:value-type="float">
            <text:p>0</text:p>
          </table:table-cell>
        </table:table-row>
        <table:table-row table:style-name="ro1">
          <table:table-cell table:style-name="ce9"/>
          <table:table-cell table:number-columns-repeated="4"/>
          <table:table-cell table:formula="of:=[.B26]/100" office:value-type="float" office:value="0" calcext:value-type="float">
            <text:p>0</text:p>
          </table:table-cell>
          <table:table-cell table:formula="of:=[.C26]/100" office:value-type="float" office:value="0" calcext:value-type="float">
            <text:p>0</text:p>
          </table:table-cell>
          <table:table-cell table:formula="of:=[.D26]/100" office:value-type="float" office:value="0" calcext:value-type="float">
            <text:p>0</text:p>
          </table:table-cell>
        </table:table-row>
        <table:table-row table:style-name="ro1">
          <table:table-cell table:style-name="ce9"/>
          <table:table-cell table:number-columns-repeated="4"/>
          <table:table-cell table:formula="of:=[.B27]/100" office:value-type="float" office:value="0" calcext:value-type="float">
            <text:p>0</text:p>
          </table:table-cell>
          <table:table-cell table:formula="of:=[.C27]/100" office:value-type="float" office:value="0" calcext:value-type="float">
            <text:p>0</text:p>
          </table:table-cell>
          <table:table-cell table:formula="of:=[.D27]/100" office:value-type="float" office:value="0" calcext:value-type="float">
            <text:p>0</text:p>
          </table:table-cell>
        </table:table-row>
        <table:table-row table:style-name="ro1">
          <table:table-cell table:style-name="ce9"/>
          <table:table-cell table:number-columns-repeated="4"/>
          <table:table-cell table:formula="of:=[.B28]/100" office:value-type="float" office:value="0" calcext:value-type="float">
            <text:p>0</text:p>
          </table:table-cell>
          <table:table-cell table:formula="of:=[.C28]/100" office:value-type="float" office:value="0" calcext:value-type="float">
            <text:p>0</text:p>
          </table:table-cell>
          <table:table-cell table:formula="of:=[.D28]/100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1" table:formula="of:=SUM([.B19:.B28])" office:value-type="float" office:value="0" calcext:value-type="float">
            <text:p>0</text:p>
          </table:table-cell>
          <table:table-cell table:style-name="ce11" table:formula="of:=SUM([.C19:.C28])" office:value-type="float" office:value="0" calcext:value-type="float">
            <text:p>0</text:p>
          </table:table-cell>
          <table:table-cell table:style-name="ce11" table:formula="of:=SUM([.D19:.D28])" office:value-type="float" office:value="0" calcext:value-type="float">
            <text:p>0</text:p>
          </table:table-cell>
          <table:table-cell table:style-name="ce3"/>
          <table:table-cell table:style-name="ce3" table:formula="of:=SUM([.F19:.F28])" office:value-type="float" office:value="0" calcext:value-type="float">
            <text:p>0</text:p>
          </table:table-cell>
          <table:table-cell table:style-name="ce3" table:formula="of:=SUM([.G19:.G28])" office:value-type="float" office:value="0" calcext:value-type="float">
            <text:p>0</text:p>
          </table:table-cell>
          <table:table-cell table:style-name="ce3" table:formula="of:=SUM([.H19:.H28])" office:value-type="float" office:value="0" calcext:value-type="float">
            <text:p>0</text:p>
          </table:table-cell>
        </table:table-row>
        <table:table-row table:style-name="ro1">
          <table:table-cell table:style-name="ce11" office:value-type="string" calcext:value-type="string">
            <text:p>Moyenne</text:p>
          </table:table-cell>
          <table:table-cell table:style-name="ce11" table:formula="of:=[.B29]/10" office:value-type="float" office:value="0" calcext:value-type="float">
            <text:p>0</text:p>
          </table:table-cell>
          <table:table-cell table:style-name="ce11" table:formula="of:=[.C29]/10" office:value-type="float" office:value="0" calcext:value-type="float">
            <text:p>0</text:p>
          </table:table-cell>
          <table:table-cell table:style-name="ce11" table:formula="of:=[.D29]/10" office:value-type="float" office:value="0" calcext:value-type="float">
            <text:p>0</text:p>
          </table:table-cell>
          <table:table-cell table:style-name="ce3"/>
          <table:table-cell table:style-name="ce3" table:formula="of:=[.F29]/10" office:value-type="float" office:value="0" calcext:value-type="float">
            <text:p>0</text:p>
          </table:table-cell>
          <table:table-cell table:style-name="ce3" table:formula="of:=[.G29]/10" office:value-type="float" office:value="0" calcext:value-type="float">
            <text:p>0</text:p>
          </table:table-cell>
          <table:table-cell table:style-name="ce3" table:formula="of:=[.H29]/10" office:value-type="float" office:value="0" calcext:value-type="float">
            <text:p>0</text:p>
          </table:table-cell>
        </table:table-row>
        <table:table-row table:style-name="ro1" table:number-rows-repeated="6"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 table:style-name="Default"/>
          <table:table-cell table:style-name="ce3" office:value-type="string" calcext:value-type="string" table:number-columns-spanned="3" table:number-rows-spanned="1">
            <text:p>Simterpose + FM</text:p>
          </table:table-cell>
          <table:covered-table-cell table:number-columns-repeated="2" table:style-name="ce1"/>
          <table:table-cell/>
          <table:table-cell table:style-name="ce3" office:value-type="string" calcext:value-type="string" table:number-columns-spanned="3" table:number-rows-spanned="1">
            <text:p>Simterpose + FM</text:p>
          </table:table-cell>
          <table:covered-table-cell table:number-columns-repeated="2" table:style-name="Default"/>
        </table:table-row>
        <table:table-row table:style-name="ro1">
          <table:table-cell table:style-name="Default"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/>
          <table:table-cell table:style-name="ce8" office:value-type="string" calcext:value-type="string">
            <text:p>User CPU (sec)</text:p>
          </table:table-cell>
          <table:table-cell table:style-name="ce8" office:value-type="string" calcext:value-type="string">
            <text:p>System CPU (sec)</text:p>
          </table:table-cell>
          <table:table-cell table:style-name="ce8" office:value-type="string" calcext:value-type="string">
            <text:p>Global CPU (sec)</text:p>
          </table:table-cell>
        </table:table-row>
        <table:table-row table:style-name="ro1">
          <table:table-cell table:style-name="Default" table:number-columns-repeated="3"/>
          <table:table-cell table:style-name="ce1"/>
          <table:table-cell/>
          <table:table-cell table:style-name="Default" table:number-columns-repeated="3"/>
        </table:table-row>
        <table:table-row table:style-name="ro1">
          <table:table-cell table:style-name="ce5" office:value-type="string" calcext:value-type="string">
            <text:p>msg_clientserver</text:p>
          </table:table-cell>
          <table:table-cell table:style-name="ce1" table:number-columns-repeated="3"/>
          <table:table-cell/>
          <table:table-cell table:formula="of:=[.B40]/100" office:value-type="float" office:value="0" calcext:value-type="float">
            <text:p>0</text:p>
          </table:table-cell>
          <table:table-cell table:formula="of:=[.C40]/100" office:value-type="float" office:value="0" calcext:value-type="float">
            <text:p>0</text:p>
          </table:table-cell>
          <table:table-cell table:formula="of:=[.D40]/10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table:number-columns-repeated="3"/>
          <table:table-cell/>
          <table:table-cell table:formula="of:=[.B41]/100" office:value-type="float" office:value="0" calcext:value-type="float">
            <text:p>0</text:p>
          </table:table-cell>
          <table:table-cell table:formula="of:=[.C41]/100" office:value-type="float" office:value="0" calcext:value-type="float">
            <text:p>0</text:p>
          </table:table-cell>
          <table:table-cell table:formula="of:=[.D41]/10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table:number-columns-repeated="3"/>
          <table:table-cell/>
          <table:table-cell table:formula="of:=[.B42]/100" office:value-type="float" office:value="0" calcext:value-type="float">
            <text:p>0</text:p>
          </table:table-cell>
          <table:table-cell table:formula="of:=[.C42]/100" office:value-type="float" office:value="0" calcext:value-type="float">
            <text:p>0</text:p>
          </table:table-cell>
          <table:table-cell table:formula="of:=[.D42]/10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table:number-columns-repeated="3"/>
          <table:table-cell/>
          <table:table-cell table:formula="of:=[.B43]/100" office:value-type="float" office:value="0" calcext:value-type="float">
            <text:p>0</text:p>
          </table:table-cell>
          <table:table-cell table:formula="of:=[.C43]/100" office:value-type="float" office:value="0" calcext:value-type="float">
            <text:p>0</text:p>
          </table:table-cell>
          <table:table-cell table:formula="of:=[.D43]/10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table:number-columns-repeated="3"/>
          <table:table-cell/>
          <table:table-cell table:formula="of:=[.B44]/100" office:value-type="float" office:value="0" calcext:value-type="float">
            <text:p>0</text:p>
          </table:table-cell>
          <table:table-cell table:formula="of:=[.C44]/100" office:value-type="float" office:value="0" calcext:value-type="float">
            <text:p>0</text:p>
          </table:table-cell>
          <table:table-cell table:formula="of:=[.D44]/10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table:number-columns-repeated="3"/>
          <table:table-cell/>
          <table:table-cell table:formula="of:=[.B45]/100" office:value-type="float" office:value="0" calcext:value-type="float">
            <text:p>0</text:p>
          </table:table-cell>
          <table:table-cell table:formula="of:=[.C45]/100" office:value-type="float" office:value="0" calcext:value-type="float">
            <text:p>0</text:p>
          </table:table-cell>
          <table:table-cell table:formula="of:=[.D45]/10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table:number-columns-repeated="3"/>
          <table:table-cell/>
          <table:table-cell table:formula="of:=[.B46]/100" office:value-type="float" office:value="0" calcext:value-type="float">
            <text:p>0</text:p>
          </table:table-cell>
          <table:table-cell table:formula="of:=[.C46]/100" office:value-type="float" office:value="0" calcext:value-type="float">
            <text:p>0</text:p>
          </table:table-cell>
          <table:table-cell table:formula="of:=[.D46]/10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table:number-columns-repeated="3"/>
          <table:table-cell/>
          <table:table-cell table:formula="of:=[.B47]/100" office:value-type="float" office:value="0" calcext:value-type="float">
            <text:p>0</text:p>
          </table:table-cell>
          <table:table-cell table:formula="of:=[.C47]/100" office:value-type="float" office:value="0" calcext:value-type="float">
            <text:p>0</text:p>
          </table:table-cell>
          <table:table-cell table:formula="of:=[.D47]/10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table:number-columns-repeated="3"/>
          <table:table-cell/>
          <table:table-cell table:formula="of:=[.B48]/100" office:value-type="float" office:value="0" calcext:value-type="float">
            <text:p>0</text:p>
          </table:table-cell>
          <table:table-cell table:formula="of:=[.C48]/100" office:value-type="float" office:value="0" calcext:value-type="float">
            <text:p>0</text:p>
          </table:table-cell>
          <table:table-cell table:formula="of:=[.D48]/10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table:number-columns-repeated="3"/>
          <table:table-cell/>
          <table:table-cell table:formula="of:=[.B49]/100" office:value-type="float" office:value="0" calcext:value-type="float">
            <text:p>0</text:p>
          </table:table-cell>
          <table:table-cell table:formula="of:=[.C49]/100" office:value-type="float" office:value="0" calcext:value-type="float">
            <text:p>0</text:p>
          </table:table-cell>
          <table:table-cell table:formula="of:=[.D49]/100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3" table:formula="of:=SUM([.B40:.B49])" office:value-type="float" office:value="0" calcext:value-type="float">
            <text:p>0</text:p>
          </table:table-cell>
          <table:table-cell table:style-name="ce3" table:formula="of:=SUM([.C40:.C49])" office:value-type="float" office:value="0" calcext:value-type="float">
            <text:p>0</text:p>
          </table:table-cell>
          <table:table-cell table:style-name="ce3" table:formula="of:=SUM([.D40:.D49])" office:value-type="float" office:value="0" calcext:value-type="float">
            <text:p>0</text:p>
          </table:table-cell>
          <table:table-cell table:style-name="ce3"/>
          <table:table-cell table:style-name="ce3" table:formula="of:=SUM([.F40:.F49])" office:value-type="float" office:value="0" calcext:value-type="float">
            <text:p>0</text:p>
          </table:table-cell>
          <table:table-cell table:style-name="ce3" table:formula="of:=SUM([.G40:.G49])" office:value-type="float" office:value="0" calcext:value-type="float">
            <text:p>0</text:p>
          </table:table-cell>
          <table:table-cell table:style-name="ce3" table:formula="of:=SUM([.H40:.H49])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Moyenne</text:p>
          </table:table-cell>
          <table:table-cell table:style-name="ce3" table:formula="of:=[.B50]/10" office:value-type="float" office:value="0" calcext:value-type="float">
            <text:p>0</text:p>
          </table:table-cell>
          <table:table-cell table:style-name="ce3" table:formula="of:=[.C50]/10" office:value-type="float" office:value="0" calcext:value-type="float">
            <text:p>0</text:p>
          </table:table-cell>
          <table:table-cell table:style-name="ce3" table:formula="of:=[.D50]/10" office:value-type="float" office:value="0" calcext:value-type="float">
            <text:p>0</text:p>
          </table:table-cell>
          <table:table-cell table:style-name="ce3"/>
          <table:table-cell table:style-name="ce3" table:formula="of:=[.F50]/10" office:value-type="float" office:value="0" calcext:value-type="float">
            <text:p>0</text:p>
          </table:table-cell>
          <table:table-cell table:style-name="ce3" table:formula="of:=[.G50]/10" office:value-type="float" office:value="0" calcext:value-type="float">
            <text:p>0</text:p>
          </table:table-cell>
          <table:table-cell table:style-name="ce3" table:formula="of:=[.H50]/10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12" table:number-columns-repeated="3"/>
          <table:table-cell/>
          <table:table-cell table:style-name="ce13" table:number-columns-repeated="3"/>
        </table:table-row>
        <table:table-row table:style-name="ro1">
          <table:table-cell table:style-name="ce8" office:value-type="string" calcext:value-type="string">
            <text:p>sendto_clientserver</text:p>
          </table:table-cell>
          <table:table-cell table:number-columns-repeated="4"/>
          <table:table-cell table:formula="of:=[.B53]/100" office:value-type="float" office:value="0" calcext:value-type="float">
            <text:p>0</text:p>
          </table:table-cell>
          <table:table-cell table:formula="of:=[.C53]/100" office:value-type="float" office:value="0" calcext:value-type="float">
            <text:p>0</text:p>
          </table:table-cell>
          <table:table-cell table:formula="of:=[.D53]/100" office:value-type="float" office:value="0" calcext:value-type="float">
            <text:p>0</text:p>
          </table:table-cell>
        </table:table-row>
        <table:table-row table:style-name="ro1">
          <table:table-cell table:style-name="ce9"/>
          <table:table-cell table:style-name="ce1" table:number-columns-repeated="3"/>
          <table:table-cell/>
          <table:table-cell table:formula="of:=[.B54]/100" office:value-type="float" office:value="0" calcext:value-type="float">
            <text:p>0</text:p>
          </table:table-cell>
          <table:table-cell table:formula="of:=[.C54]/100" office:value-type="float" office:value="0" calcext:value-type="float">
            <text:p>0</text:p>
          </table:table-cell>
          <table:table-cell table:formula="of:=[.D54]/100" office:value-type="float" office:value="0" calcext:value-type="float">
            <text:p>0</text:p>
          </table:table-cell>
        </table:table-row>
        <table:table-row table:style-name="ro1">
          <table:table-cell table:style-name="ce9"/>
          <table:table-cell table:number-columns-repeated="4"/>
          <table:table-cell table:formula="of:=[.B55]/100" office:value-type="float" office:value="0" calcext:value-type="float">
            <text:p>0</text:p>
          </table:table-cell>
          <table:table-cell table:formula="of:=[.C55]/100" office:value-type="float" office:value="0" calcext:value-type="float">
            <text:p>0</text:p>
          </table:table-cell>
          <table:table-cell table:formula="of:=[.D55]/100" office:value-type="float" office:value="0" calcext:value-type="float">
            <text:p>0</text:p>
          </table:table-cell>
        </table:table-row>
        <table:table-row table:style-name="ro1">
          <table:table-cell table:style-name="ce9"/>
          <table:table-cell table:number-columns-repeated="4"/>
          <table:table-cell table:formula="of:=[.B56]/100" office:value-type="float" office:value="0" calcext:value-type="float">
            <text:p>0</text:p>
          </table:table-cell>
          <table:table-cell table:formula="of:=[.C56]/100" office:value-type="float" office:value="0" calcext:value-type="float">
            <text:p>0</text:p>
          </table:table-cell>
          <table:table-cell table:formula="of:=[.D56]/100" office:value-type="float" office:value="0" calcext:value-type="float">
            <text:p>0</text:p>
          </table:table-cell>
        </table:table-row>
        <table:table-row table:style-name="ro1">
          <table:table-cell table:style-name="ce9"/>
          <table:table-cell table:number-columns-repeated="4"/>
          <table:table-cell table:formula="of:=[.B57]/100" office:value-type="float" office:value="0" calcext:value-type="float">
            <text:p>0</text:p>
          </table:table-cell>
          <table:table-cell table:formula="of:=[.C57]/100" office:value-type="float" office:value="0" calcext:value-type="float">
            <text:p>0</text:p>
          </table:table-cell>
          <table:table-cell table:formula="of:=[.D57]/100" office:value-type="float" office:value="0" calcext:value-type="float">
            <text:p>0</text:p>
          </table:table-cell>
        </table:table-row>
        <table:table-row table:style-name="ro1">
          <table:table-cell table:style-name="ce9"/>
          <table:table-cell table:number-columns-repeated="4"/>
          <table:table-cell table:formula="of:=[.B58]/100" office:value-type="float" office:value="0" calcext:value-type="float">
            <text:p>0</text:p>
          </table:table-cell>
          <table:table-cell table:formula="of:=[.C58]/100" office:value-type="float" office:value="0" calcext:value-type="float">
            <text:p>0</text:p>
          </table:table-cell>
          <table:table-cell table:formula="of:=[.D58]/100" office:value-type="float" office:value="0" calcext:value-type="float">
            <text:p>0</text:p>
          </table:table-cell>
        </table:table-row>
        <table:table-row table:style-name="ro1">
          <table:table-cell table:style-name="ce9"/>
          <table:table-cell table:number-columns-repeated="4"/>
          <table:table-cell table:formula="of:=[.B59]/100" office:value-type="float" office:value="0" calcext:value-type="float">
            <text:p>0</text:p>
          </table:table-cell>
          <table:table-cell table:formula="of:=[.C59]/100" office:value-type="float" office:value="0" calcext:value-type="float">
            <text:p>0</text:p>
          </table:table-cell>
          <table:table-cell table:formula="of:=[.D59]/100" office:value-type="float" office:value="0" calcext:value-type="float">
            <text:p>0</text:p>
          </table:table-cell>
        </table:table-row>
        <table:table-row table:style-name="ro1">
          <table:table-cell table:style-name="ce9"/>
          <table:table-cell table:number-columns-repeated="4"/>
          <table:table-cell table:formula="of:=[.B60]/100" office:value-type="float" office:value="0" calcext:value-type="float">
            <text:p>0</text:p>
          </table:table-cell>
          <table:table-cell table:formula="of:=[.C60]/100" office:value-type="float" office:value="0" calcext:value-type="float">
            <text:p>0</text:p>
          </table:table-cell>
          <table:table-cell table:formula="of:=[.D60]/100" office:value-type="float" office:value="0" calcext:value-type="float">
            <text:p>0</text:p>
          </table:table-cell>
        </table:table-row>
        <table:table-row table:style-name="ro1">
          <table:table-cell table:style-name="ce9"/>
          <table:table-cell table:number-columns-repeated="4"/>
          <table:table-cell table:formula="of:=[.B61]/100" office:value-type="float" office:value="0" calcext:value-type="float">
            <text:p>0</text:p>
          </table:table-cell>
          <table:table-cell table:formula="of:=[.C61]/100" office:value-type="float" office:value="0" calcext:value-type="float">
            <text:p>0</text:p>
          </table:table-cell>
          <table:table-cell table:formula="of:=[.D61]/100" office:value-type="float" office:value="0" calcext:value-type="float">
            <text:p>0</text:p>
          </table:table-cell>
        </table:table-row>
        <table:table-row table:style-name="ro1">
          <table:table-cell table:style-name="ce9"/>
          <table:table-cell table:number-columns-repeated="4"/>
          <table:table-cell table:formula="of:=[.B62]/100" office:value-type="float" office:value="0" calcext:value-type="float">
            <text:p>0</text:p>
          </table:table-cell>
          <table:table-cell table:formula="of:=[.C62]/100" office:value-type="float" office:value="0" calcext:value-type="float">
            <text:p>0</text:p>
          </table:table-cell>
          <table:table-cell table:formula="of:=[.D62]/100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1" table:formula="of:=SUM([.B53:.B62])" office:value-type="float" office:value="0" calcext:value-type="float">
            <text:p>0</text:p>
          </table:table-cell>
          <table:table-cell table:style-name="ce11" table:formula="of:=SUM([.C53:.C62])" office:value-type="float" office:value="0" calcext:value-type="float">
            <text:p>0</text:p>
          </table:table-cell>
          <table:table-cell table:style-name="ce11" table:formula="of:=SUM([.D53:.D62])" office:value-type="float" office:value="0" calcext:value-type="float">
            <text:p>0</text:p>
          </table:table-cell>
          <table:table-cell table:style-name="ce3"/>
          <table:table-cell table:style-name="ce3" table:formula="of:=SUM([.F53:.F62])" office:value-type="float" office:value="0" calcext:value-type="float">
            <text:p>0</text:p>
          </table:table-cell>
          <table:table-cell table:style-name="ce3" table:formula="of:=SUM([.G53:.G62])" office:value-type="float" office:value="0" calcext:value-type="float">
            <text:p>0</text:p>
          </table:table-cell>
          <table:table-cell table:style-name="ce3" table:formula="of:=SUM([.H53:.H62])" office:value-type="float" office:value="0" calcext:value-type="float">
            <text:p>0</text:p>
          </table:table-cell>
        </table:table-row>
        <table:table-row table:style-name="ro1">
          <table:table-cell table:style-name="ce11" office:value-type="string" calcext:value-type="string">
            <text:p>Moyenne</text:p>
          </table:table-cell>
          <table:table-cell table:style-name="ce11" table:formula="of:=[.B63]/10" office:value-type="float" office:value="0" calcext:value-type="float">
            <text:p>0</text:p>
          </table:table-cell>
          <table:table-cell table:style-name="ce11" table:formula="of:=[.C63]/10" office:value-type="float" office:value="0" calcext:value-type="float">
            <text:p>0</text:p>
          </table:table-cell>
          <table:table-cell table:style-name="ce11" table:formula="of:=[.D63]/10" office:value-type="float" office:value="0" calcext:value-type="float">
            <text:p>0</text:p>
          </table:table-cell>
          <table:table-cell table:style-name="ce3"/>
          <table:table-cell table:style-name="ce3" table:formula="of:=[.F63]/10" office:value-type="float" office:value="0" calcext:value-type="float">
            <text:p>0</text:p>
          </table:table-cell>
          <table:table-cell table:style-name="ce3" table:formula="of:=[.G63]/10" office:value-type="float" office:value="0" calcext:value-type="float">
            <text:p>0</text:p>
          </table:table-cell>
          <table:table-cell table:style-name="ce3" table:formula="of:=[.H63]/10" office:value-type="float" office:value="0" calcext:value-type="float">
            <text:p>0</text:p>
          </table:table-cell>
        </table:table-row>
      </table:table>
      <table:table table:name="Without and little" table:style-name="ta1">
        <table:table-column table:style-name="co15" table:default-cell-style-name="ce4"/>
        <table:table-column table:style-name="co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Bcp ptt msg</text:p>
          </table:table-cell>
          <table:table-cell table:style-name="ce1" table:number-columns-repeated="3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table:number-columns-repeated="4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Local</text:p>
          </table:table-cell>
          <table:covered-table-cell table:number-columns-repeated="2" table:style-name="ce3"/>
          <table:table-cell/>
          <table:table-cell table:style-name="ce3" office:value-type="string" calcext:value-type="string" table:number-columns-spanned="3" table:number-rows-spanned="1">
            <text:p>Local</text:p>
          </table:table-cell>
          <table:covered-table-cell table:style-name="ce3"/>
          <table:covered-table-cell table:style-name="Default"/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User CPU</text:p>
          </table:table-cell>
          <table:table-cell table:style-name="ce8" office:value-type="string" calcext:value-type="string">
            <text:p>System CPU</text:p>
          </table:table-cell>
          <table:table-cell table:style-name="ce8" office:value-type="string" calcext:value-type="string">
            <text:p>Global CPU</text:p>
          </table:table-cell>
          <table:table-cell/>
          <table:table-cell table:style-name="ce8" office:value-type="string" calcext:value-type="string">
            <text:p>User CPU (sec)</text:p>
          </table:table-cell>
          <table:table-cell table:style-name="ce8" office:value-type="string" calcext:value-type="string">
            <text:p>System CPU (sec)</text:p>
          </table:table-cell>
          <table:table-cell table:style-name="ce8" office:value-type="string" calcext:value-type="string">
            <text:p>Global CPU (sec)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msg_clientserver</text:p>
          </table:table-cell>
          <table:table-cell table:number-columns-repeated="4"/>
          <table:table-cell table:formula="of:=[.B6]/100" office:value-type="float" office:value="0" calcext:value-type="float">
            <text:p>0</text:p>
          </table:table-cell>
          <table:table-cell table:formula="of:=[.C6]/100" office:value-type="float" office:value="0" calcext:value-type="float">
            <text:p>0</text:p>
          </table:table-cell>
          <table:table-cell table:formula="of:=[.D6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B7]/100" office:value-type="float" office:value="0" calcext:value-type="float">
            <text:p>0</text:p>
          </table:table-cell>
          <table:table-cell table:formula="of:=[.C7]/100" office:value-type="float" office:value="0" calcext:value-type="float">
            <text:p>0</text:p>
          </table:table-cell>
          <table:table-cell table:formula="of:=[.D7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B8]/100" office:value-type="float" office:value="0" calcext:value-type="float">
            <text:p>0</text:p>
          </table:table-cell>
          <table:table-cell table:formula="of:=[.C8]/100" office:value-type="float" office:value="0" calcext:value-type="float">
            <text:p>0</text:p>
          </table:table-cell>
          <table:table-cell table:formula="of:=[.D8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B9]/100" office:value-type="float" office:value="0" calcext:value-type="float">
            <text:p>0</text:p>
          </table:table-cell>
          <table:table-cell table:formula="of:=[.C9]/100" office:value-type="float" office:value="0" calcext:value-type="float">
            <text:p>0</text:p>
          </table:table-cell>
          <table:table-cell table:formula="of:=[.D9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B10]/100" office:value-type="float" office:value="0" calcext:value-type="float">
            <text:p>0</text:p>
          </table:table-cell>
          <table:table-cell table:formula="of:=[.C10]/100" office:value-type="float" office:value="0" calcext:value-type="float">
            <text:p>0</text:p>
          </table:table-cell>
          <table:table-cell table:formula="of:=[.D10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B11]/100" office:value-type="float" office:value="0" calcext:value-type="float">
            <text:p>0</text:p>
          </table:table-cell>
          <table:table-cell table:formula="of:=[.C11]/100" office:value-type="float" office:value="0" calcext:value-type="float">
            <text:p>0</text:p>
          </table:table-cell>
          <table:table-cell table:formula="of:=[.D11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B12]/100" office:value-type="float" office:value="0" calcext:value-type="float">
            <text:p>0</text:p>
          </table:table-cell>
          <table:table-cell table:formula="of:=[.C12]/100" office:value-type="float" office:value="0" calcext:value-type="float">
            <text:p>0</text:p>
          </table:table-cell>
          <table:table-cell table:formula="of:=[.D12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B13]/100" office:value-type="float" office:value="0" calcext:value-type="float">
            <text:p>0</text:p>
          </table:table-cell>
          <table:table-cell table:formula="of:=[.C13]/100" office:value-type="float" office:value="0" calcext:value-type="float">
            <text:p>0</text:p>
          </table:table-cell>
          <table:table-cell table:formula="of:=[.D13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B14]/100" office:value-type="float" office:value="0" calcext:value-type="float">
            <text:p>0</text:p>
          </table:table-cell>
          <table:table-cell table:formula="of:=[.C14]/100" office:value-type="float" office:value="0" calcext:value-type="float">
            <text:p>0</text:p>
          </table:table-cell>
          <table:table-cell table:formula="of:=[.D14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B15]/100" office:value-type="float" office:value="0" calcext:value-type="float">
            <text:p>0</text:p>
          </table:table-cell>
          <table:table-cell table:formula="of:=[.C15]/100" office:value-type="float" office:value="0" calcext:value-type="float">
            <text:p>0</text:p>
          </table:table-cell>
          <table:table-cell table:formula="of:=[.D15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11" table:formula="of:=SUM([.B6:.B15])" office:value-type="float" office:value="0" calcext:value-type="float">
            <text:p>0</text:p>
          </table:table-cell>
          <table:table-cell table:style-name="ce11" table:formula="of:=SUM([.C6:.C15])" office:value-type="float" office:value="0" calcext:value-type="float">
            <text:p>0</text:p>
          </table:table-cell>
          <table:table-cell table:style-name="ce11" table:formula="of:=SUM([.D6:.D15])" office:value-type="float" office:value="0" calcext:value-type="float">
            <text:p>0</text:p>
          </table:table-cell>
          <table:table-cell table:style-name="ce3"/>
          <table:table-cell table:style-name="ce3" table:formula="of:=SUM([.F6:.F15])" office:value-type="float" office:value="0" calcext:value-type="float">
            <text:p>0</text:p>
          </table:table-cell>
          <table:table-cell table:style-name="ce3" table:formula="of:=SUM([.G6:.G15])" office:value-type="float" office:value="0" calcext:value-type="float">
            <text:p>0</text:p>
          </table:table-cell>
          <table:table-cell table:style-name="ce3" table:formula="of:=SUM([.H6:.H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Moyenne</text:p>
          </table:table-cell>
          <table:table-cell table:style-name="ce11" table:formula="of:=[.B16]/10" office:value-type="float" office:value="0" calcext:value-type="float">
            <text:p>0</text:p>
          </table:table-cell>
          <table:table-cell table:style-name="ce11" table:formula="of:=[.C16]/10" office:value-type="float" office:value="0" calcext:value-type="float">
            <text:p>0</text:p>
          </table:table-cell>
          <table:table-cell table:style-name="ce11" table:formula="of:=[.D16]/10" office:value-type="float" office:value="0" calcext:value-type="float">
            <text:p>0</text:p>
          </table:table-cell>
          <table:table-cell table:style-name="ce3"/>
          <table:table-cell table:style-name="ce3" table:formula="of:=[.F16]/10" office:value-type="float" office:value="0" calcext:value-type="float">
            <text:p>0</text:p>
          </table:table-cell>
          <table:table-cell table:style-name="ce3" table:formula="of:=[.G16]/10" office:value-type="float" office:value="0" calcext:value-type="float">
            <text:p>0</text:p>
          </table:table-cell>
          <table:table-cell table:style-name="ce3" table:formula="of:=[.H16]/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2" table:number-columns-repeated="3"/>
          <table:table-cell/>
          <table:table-cell table:style-name="ce13" table:number-columns-repeated="3"/>
          <table:table-cell table:number-columns-repeated="2"/>
        </table:table-row>
        <table:table-row table:style-name="ro1">
          <table:table-cell table:style-name="ce8" office:value-type="string" calcext:value-type="string">
            <text:p>sendto_clientserver</text:p>
          </table:table-cell>
          <table:table-cell table:number-columns-repeated="4"/>
          <table:table-cell table:formula="of:=[.B19]/100" office:value-type="float" office:value="0" calcext:value-type="float">
            <text:p>0</text:p>
          </table:table-cell>
          <table:table-cell table:formula="of:=[.C19]/100" office:value-type="float" office:value="0" calcext:value-type="float">
            <text:p>0</text:p>
          </table:table-cell>
          <table:table-cell table:formula="of:=[.D19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  <table:table-cell table:formula="of:=[.B20]/100" office:value-type="float" office:value="0" calcext:value-type="float">
            <text:p>0</text:p>
          </table:table-cell>
          <table:table-cell table:formula="of:=[.C20]/100" office:value-type="float" office:value="0" calcext:value-type="float">
            <text:p>0</text:p>
          </table:table-cell>
          <table:table-cell table:formula="of:=[.D20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  <table:table-cell table:formula="of:=[.B21]/100" office:value-type="float" office:value="0" calcext:value-type="float">
            <text:p>0</text:p>
          </table:table-cell>
          <table:table-cell table:formula="of:=[.C21]/100" office:value-type="float" office:value="0" calcext:value-type="float">
            <text:p>0</text:p>
          </table:table-cell>
          <table:table-cell table:formula="of:=[.D21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  <table:table-cell table:formula="of:=[.B22]/100" office:value-type="float" office:value="0" calcext:value-type="float">
            <text:p>0</text:p>
          </table:table-cell>
          <table:table-cell table:formula="of:=[.C22]/100" office:value-type="float" office:value="0" calcext:value-type="float">
            <text:p>0</text:p>
          </table:table-cell>
          <table:table-cell table:formula="of:=[.D22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  <table:table-cell table:formula="of:=[.B23]/100" office:value-type="float" office:value="0" calcext:value-type="float">
            <text:p>0</text:p>
          </table:table-cell>
          <table:table-cell table:formula="of:=[.C23]/100" office:value-type="float" office:value="0" calcext:value-type="float">
            <text:p>0</text:p>
          </table:table-cell>
          <table:table-cell table:formula="of:=[.D23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  <table:table-cell table:formula="of:=[.B24]/100" office:value-type="float" office:value="0" calcext:value-type="float">
            <text:p>0</text:p>
          </table:table-cell>
          <table:table-cell table:formula="of:=[.C24]/100" office:value-type="float" office:value="0" calcext:value-type="float">
            <text:p>0</text:p>
          </table:table-cell>
          <table:table-cell table:formula="of:=[.D24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  <table:table-cell table:formula="of:=[.B25]/100" office:value-type="float" office:value="0" calcext:value-type="float">
            <text:p>0</text:p>
          </table:table-cell>
          <table:table-cell table:formula="of:=[.C25]/100" office:value-type="float" office:value="0" calcext:value-type="float">
            <text:p>0</text:p>
          </table:table-cell>
          <table:table-cell table:formula="of:=[.D25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  <table:table-cell table:formula="of:=[.B26]/100" office:value-type="float" office:value="0" calcext:value-type="float">
            <text:p>0</text:p>
          </table:table-cell>
          <table:table-cell table:formula="of:=[.C26]/100" office:value-type="float" office:value="0" calcext:value-type="float">
            <text:p>0</text:p>
          </table:table-cell>
          <table:table-cell table:formula="of:=[.D26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  <table:table-cell table:formula="of:=[.B27]/100" office:value-type="float" office:value="0" calcext:value-type="float">
            <text:p>0</text:p>
          </table:table-cell>
          <table:table-cell table:formula="of:=[.C27]/100" office:value-type="float" office:value="0" calcext:value-type="float">
            <text:p>0</text:p>
          </table:table-cell>
          <table:table-cell table:formula="of:=[.D27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  <table:table-cell table:formula="of:=[.B28]/100" office:value-type="float" office:value="0" calcext:value-type="float">
            <text:p>0</text:p>
          </table:table-cell>
          <table:table-cell table:formula="of:=[.C28]/100" office:value-type="float" office:value="0" calcext:value-type="float">
            <text:p>0</text:p>
          </table:table-cell>
          <table:table-cell table:formula="of:=[.D28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1" table:formula="of:=SUM([.B19:.B28])" office:value-type="float" office:value="0" calcext:value-type="float">
            <text:p>0</text:p>
          </table:table-cell>
          <table:table-cell table:style-name="ce11" table:formula="of:=SUM([.C19:.C28])" office:value-type="float" office:value="0" calcext:value-type="float">
            <text:p>0</text:p>
          </table:table-cell>
          <table:table-cell table:style-name="ce11" table:formula="of:=SUM([.D19:.D28])" office:value-type="float" office:value="0" calcext:value-type="float">
            <text:p>0</text:p>
          </table:table-cell>
          <table:table-cell table:style-name="ce3"/>
          <table:table-cell table:style-name="ce3" table:formula="of:=SUM([.F19:.F28])" office:value-type="float" office:value="0" calcext:value-type="float">
            <text:p>0</text:p>
          </table:table-cell>
          <table:table-cell table:style-name="ce3" table:formula="of:=SUM([.G19:.G28])" office:value-type="float" office:value="0" calcext:value-type="float">
            <text:p>0</text:p>
          </table:table-cell>
          <table:table-cell table:style-name="ce3" table:formula="of:=SUM([.H19:.H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Moyenne</text:p>
          </table:table-cell>
          <table:table-cell table:style-name="ce11" table:formula="of:=[.B29]/10" office:value-type="float" office:value="0" calcext:value-type="float">
            <text:p>0</text:p>
          </table:table-cell>
          <table:table-cell table:style-name="ce11" table:formula="of:=[.C29]/10" office:value-type="float" office:value="0" calcext:value-type="float">
            <text:p>0</text:p>
          </table:table-cell>
          <table:table-cell table:style-name="ce11" table:formula="of:=[.D29]/10" office:value-type="float" office:value="0" calcext:value-type="float">
            <text:p>0</text:p>
          </table:table-cell>
          <table:table-cell table:style-name="ce3"/>
          <table:table-cell table:style-name="ce3" table:formula="of:=[.F29]/10" office:value-type="float" office:value="0" calcext:value-type="float">
            <text:p>0</text:p>
          </table:table-cell>
          <table:table-cell table:style-name="ce3" table:formula="of:=[.G29]/10" office:value-type="float" office:value="0" calcext:value-type="float">
            <text:p>0</text:p>
          </table:table-cell>
          <table:table-cell table:style-name="ce3" table:formula="of:=[.H29]/10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5">
          <table:table-cell table:style-name="Default" table:number-columns-repeated="5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2"/>
        </table:table-row>
      </table:table>
      <table:table table:name="Without and big" table:style-name="ta1">
        <table:table-column table:style-name="co15" table:default-cell-style-name="ce4"/>
        <table:table-column table:style-name="co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1"/>
        <table:table-column table:style-name="co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Default"/>
        <table:table-column table:style-name="co18" table:default-cell-style-name="Default"/>
        <table:table-row table:style-name="ro1">
          <table:table-cell table:style-name="Default" office:value-type="string" calcext:value-type="string">
            <text:p>One big msg</text:p>
          </table:table-cell>
          <table:table-cell table:style-name="ce1" table:number-columns-repeated="3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table:number-columns-repeated="4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Local</text:p>
          </table:table-cell>
          <table:covered-table-cell table:number-columns-repeated="2" table:style-name="ce3"/>
          <table:table-cell/>
          <table:table-cell table:style-name="ce3" office:value-type="string" calcext:value-type="string" table:number-columns-spanned="3" table:number-rows-spanned="1">
            <text:p>Local</text:p>
          </table:table-cell>
          <table:covered-table-cell table:style-name="ce3"/>
          <table:covered-table-cell table:style-name="Default"/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User CPU</text:p>
          </table:table-cell>
          <table:table-cell table:style-name="ce8" office:value-type="string" calcext:value-type="string">
            <text:p>System CPU</text:p>
          </table:table-cell>
          <table:table-cell table:style-name="ce8" office:value-type="string" calcext:value-type="string">
            <text:p>Global CPU</text:p>
          </table:table-cell>
          <table:table-cell/>
          <table:table-cell table:style-name="ce8" office:value-type="string" calcext:value-type="string">
            <text:p>User CPU (sec)</text:p>
          </table:table-cell>
          <table:table-cell table:style-name="ce8" office:value-type="string" calcext:value-type="string">
            <text:p>System CPU (sec)</text:p>
          </table:table-cell>
          <table:table-cell table:style-name="ce8" office:value-type="string" calcext:value-type="string">
            <text:p>Global CPU (sec)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msg_clientserver</text:p>
          </table:table-cell>
          <table:table-cell table:number-columns-repeated="4"/>
          <table:table-cell table:formula="of:=[.B6]/100" office:value-type="float" office:value="0" calcext:value-type="float">
            <text:p>0</text:p>
          </table:table-cell>
          <table:table-cell table:formula="of:=[.C6]/100" office:value-type="float" office:value="0" calcext:value-type="float">
            <text:p>0</text:p>
          </table:table-cell>
          <table:table-cell table:formula="of:=[.D6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B7]/100" office:value-type="float" office:value="0" calcext:value-type="float">
            <text:p>0</text:p>
          </table:table-cell>
          <table:table-cell table:formula="of:=[.C7]/100" office:value-type="float" office:value="0" calcext:value-type="float">
            <text:p>0</text:p>
          </table:table-cell>
          <table:table-cell table:formula="of:=[.D7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B8]/100" office:value-type="float" office:value="0" calcext:value-type="float">
            <text:p>0</text:p>
          </table:table-cell>
          <table:table-cell table:formula="of:=[.C8]/100" office:value-type="float" office:value="0" calcext:value-type="float">
            <text:p>0</text:p>
          </table:table-cell>
          <table:table-cell table:formula="of:=[.D8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B9]/100" office:value-type="float" office:value="0" calcext:value-type="float">
            <text:p>0</text:p>
          </table:table-cell>
          <table:table-cell table:formula="of:=[.C9]/100" office:value-type="float" office:value="0" calcext:value-type="float">
            <text:p>0</text:p>
          </table:table-cell>
          <table:table-cell table:formula="of:=[.D9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B10]/100" office:value-type="float" office:value="0" calcext:value-type="float">
            <text:p>0</text:p>
          </table:table-cell>
          <table:table-cell table:formula="of:=[.C10]/100" office:value-type="float" office:value="0" calcext:value-type="float">
            <text:p>0</text:p>
          </table:table-cell>
          <table:table-cell table:formula="of:=[.D10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B11]/100" office:value-type="float" office:value="0" calcext:value-type="float">
            <text:p>0</text:p>
          </table:table-cell>
          <table:table-cell table:formula="of:=[.C11]/100" office:value-type="float" office:value="0" calcext:value-type="float">
            <text:p>0</text:p>
          </table:table-cell>
          <table:table-cell table:formula="of:=[.D11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B12]/100" office:value-type="float" office:value="0" calcext:value-type="float">
            <text:p>0</text:p>
          </table:table-cell>
          <table:table-cell table:formula="of:=[.C12]/100" office:value-type="float" office:value="0" calcext:value-type="float">
            <text:p>0</text:p>
          </table:table-cell>
          <table:table-cell table:formula="of:=[.D12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B13]/100" office:value-type="float" office:value="0" calcext:value-type="float">
            <text:p>0</text:p>
          </table:table-cell>
          <table:table-cell table:formula="of:=[.C13]/100" office:value-type="float" office:value="0" calcext:value-type="float">
            <text:p>0</text:p>
          </table:table-cell>
          <table:table-cell table:formula="of:=[.D13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B14]/100" office:value-type="float" office:value="0" calcext:value-type="float">
            <text:p>0</text:p>
          </table:table-cell>
          <table:table-cell table:formula="of:=[.C14]/100" office:value-type="float" office:value="0" calcext:value-type="float">
            <text:p>0</text:p>
          </table:table-cell>
          <table:table-cell table:formula="of:=[.D14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B15]/100" office:value-type="float" office:value="0" calcext:value-type="float">
            <text:p>0</text:p>
          </table:table-cell>
          <table:table-cell table:formula="of:=[.C15]/100" office:value-type="float" office:value="0" calcext:value-type="float">
            <text:p>0</text:p>
          </table:table-cell>
          <table:table-cell table:formula="of:=[.D15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11" table:formula="of:=SUM([.B6:.B15])" office:value-type="float" office:value="0" calcext:value-type="float">
            <text:p>0</text:p>
          </table:table-cell>
          <table:table-cell table:style-name="ce11" table:formula="of:=SUM([.C6:.C15])" office:value-type="float" office:value="0" calcext:value-type="float">
            <text:p>0</text:p>
          </table:table-cell>
          <table:table-cell table:style-name="ce11" table:formula="of:=SUM([.D6:.D15])" office:value-type="float" office:value="0" calcext:value-type="float">
            <text:p>0</text:p>
          </table:table-cell>
          <table:table-cell table:style-name="ce3"/>
          <table:table-cell table:style-name="ce3" table:formula="of:=SUM([.F6:.F15])" office:value-type="float" office:value="0" calcext:value-type="float">
            <text:p>0</text:p>
          </table:table-cell>
          <table:table-cell table:style-name="ce3" table:formula="of:=SUM([.G6:.G15])" office:value-type="float" office:value="0" calcext:value-type="float">
            <text:p>0</text:p>
          </table:table-cell>
          <table:table-cell table:style-name="ce3" table:formula="of:=SUM([.H6:.H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Moyenne</text:p>
          </table:table-cell>
          <table:table-cell table:style-name="ce11" table:formula="of:=[.B16]/10" office:value-type="float" office:value="0" calcext:value-type="float">
            <text:p>0</text:p>
          </table:table-cell>
          <table:table-cell table:style-name="ce11" table:formula="of:=[.C16]/10" office:value-type="float" office:value="0" calcext:value-type="float">
            <text:p>0</text:p>
          </table:table-cell>
          <table:table-cell table:style-name="ce11" table:formula="of:=[.D16]/10" office:value-type="float" office:value="0" calcext:value-type="float">
            <text:p>0</text:p>
          </table:table-cell>
          <table:table-cell table:style-name="ce3"/>
          <table:table-cell table:style-name="ce3" table:formula="of:=[.F16]/10" office:value-type="float" office:value="0" calcext:value-type="float">
            <text:p>0</text:p>
          </table:table-cell>
          <table:table-cell table:style-name="ce3" table:formula="of:=[.G16]/10" office:value-type="float" office:value="0" calcext:value-type="float">
            <text:p>0</text:p>
          </table:table-cell>
          <table:table-cell table:style-name="ce3" table:formula="of:=[.H16]/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2" table:number-columns-repeated="3"/>
          <table:table-cell/>
          <table:table-cell table:style-name="ce13" table:number-columns-repeated="3"/>
          <table:table-cell table:number-columns-repeated="2"/>
        </table:table-row>
        <table:table-row table:style-name="ro1">
          <table:table-cell table:style-name="ce8" office:value-type="string" calcext:value-type="string">
            <text:p>sendto_clientserver</text:p>
          </table:table-cell>
          <table:table-cell table:number-columns-repeated="4"/>
          <table:table-cell table:formula="of:=[.B19]/100" office:value-type="float" office:value="0" calcext:value-type="float">
            <text:p>0</text:p>
          </table:table-cell>
          <table:table-cell table:formula="of:=[.C19]/100" office:value-type="float" office:value="0" calcext:value-type="float">
            <text:p>0</text:p>
          </table:table-cell>
          <table:table-cell table:formula="of:=[.D19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  <table:table-cell table:formula="of:=[.B20]/100" office:value-type="float" office:value="0" calcext:value-type="float">
            <text:p>0</text:p>
          </table:table-cell>
          <table:table-cell table:formula="of:=[.C20]/100" office:value-type="float" office:value="0" calcext:value-type="float">
            <text:p>0</text:p>
          </table:table-cell>
          <table:table-cell table:formula="of:=[.D20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  <table:table-cell table:formula="of:=[.B21]/100" office:value-type="float" office:value="0" calcext:value-type="float">
            <text:p>0</text:p>
          </table:table-cell>
          <table:table-cell table:formula="of:=[.C21]/100" office:value-type="float" office:value="0" calcext:value-type="float">
            <text:p>0</text:p>
          </table:table-cell>
          <table:table-cell table:formula="of:=[.D21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  <table:table-cell table:formula="of:=[.B22]/100" office:value-type="float" office:value="0" calcext:value-type="float">
            <text:p>0</text:p>
          </table:table-cell>
          <table:table-cell table:formula="of:=[.C22]/100" office:value-type="float" office:value="0" calcext:value-type="float">
            <text:p>0</text:p>
          </table:table-cell>
          <table:table-cell table:formula="of:=[.D22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  <table:table-cell table:formula="of:=[.B23]/100" office:value-type="float" office:value="0" calcext:value-type="float">
            <text:p>0</text:p>
          </table:table-cell>
          <table:table-cell table:formula="of:=[.C23]/100" office:value-type="float" office:value="0" calcext:value-type="float">
            <text:p>0</text:p>
          </table:table-cell>
          <table:table-cell table:formula="of:=[.D23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  <table:table-cell table:formula="of:=[.B24]/100" office:value-type="float" office:value="0" calcext:value-type="float">
            <text:p>0</text:p>
          </table:table-cell>
          <table:table-cell table:formula="of:=[.C24]/100" office:value-type="float" office:value="0" calcext:value-type="float">
            <text:p>0</text:p>
          </table:table-cell>
          <table:table-cell table:formula="of:=[.D24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  <table:table-cell table:formula="of:=[.B25]/100" office:value-type="float" office:value="0" calcext:value-type="float">
            <text:p>0</text:p>
          </table:table-cell>
          <table:table-cell table:formula="of:=[.C25]/100" office:value-type="float" office:value="0" calcext:value-type="float">
            <text:p>0</text:p>
          </table:table-cell>
          <table:table-cell table:formula="of:=[.D25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  <table:table-cell table:formula="of:=[.B26]/100" office:value-type="float" office:value="0" calcext:value-type="float">
            <text:p>0</text:p>
          </table:table-cell>
          <table:table-cell table:formula="of:=[.C26]/100" office:value-type="float" office:value="0" calcext:value-type="float">
            <text:p>0</text:p>
          </table:table-cell>
          <table:table-cell table:formula="of:=[.D26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  <table:table-cell table:formula="of:=[.B27]/100" office:value-type="float" office:value="0" calcext:value-type="float">
            <text:p>0</text:p>
          </table:table-cell>
          <table:table-cell table:formula="of:=[.C27]/100" office:value-type="float" office:value="0" calcext:value-type="float">
            <text:p>0</text:p>
          </table:table-cell>
          <table:table-cell table:formula="of:=[.D27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  <table:table-cell table:formula="of:=[.B28]/100" office:value-type="float" office:value="0" calcext:value-type="float">
            <text:p>0</text:p>
          </table:table-cell>
          <table:table-cell table:formula="of:=[.C28]/100" office:value-type="float" office:value="0" calcext:value-type="float">
            <text:p>0</text:p>
          </table:table-cell>
          <table:table-cell table:formula="of:=[.D28]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1" table:formula="of:=SUM([.B19:.B28])" office:value-type="float" office:value="0" calcext:value-type="float">
            <text:p>0</text:p>
          </table:table-cell>
          <table:table-cell table:style-name="ce11" table:formula="of:=SUM([.C19:.C28])" office:value-type="float" office:value="0" calcext:value-type="float">
            <text:p>0</text:p>
          </table:table-cell>
          <table:table-cell table:style-name="ce11" table:formula="of:=SUM([.D19:.D28])" office:value-type="float" office:value="0" calcext:value-type="float">
            <text:p>0</text:p>
          </table:table-cell>
          <table:table-cell table:style-name="ce3"/>
          <table:table-cell table:style-name="ce3" table:formula="of:=SUM([.F19:.F28])" office:value-type="float" office:value="0" calcext:value-type="float">
            <text:p>0</text:p>
          </table:table-cell>
          <table:table-cell table:style-name="ce3" table:formula="of:=SUM([.G19:.G28])" office:value-type="float" office:value="0" calcext:value-type="float">
            <text:p>0</text:p>
          </table:table-cell>
          <table:table-cell table:style-name="ce3" table:formula="of:=SUM([.H19:.H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Moyenne</text:p>
          </table:table-cell>
          <table:table-cell table:style-name="ce11" table:formula="of:=[.B29]/10" office:value-type="float" office:value="0" calcext:value-type="float">
            <text:p>0</text:p>
          </table:table-cell>
          <table:table-cell table:style-name="ce11" table:formula="of:=[.C29]/10" office:value-type="float" office:value="0" calcext:value-type="float">
            <text:p>0</text:p>
          </table:table-cell>
          <table:table-cell table:style-name="ce11" table:formula="of:=[.D29]/10" office:value-type="float" office:value="0" calcext:value-type="float">
            <text:p>0</text:p>
          </table:table-cell>
          <table:table-cell table:style-name="ce3"/>
          <table:table-cell table:style-name="ce3" table:formula="of:=[.F29]/10" office:value-type="float" office:value="0" calcext:value-type="float">
            <text:p>0</text:p>
          </table:table-cell>
          <table:table-cell table:style-name="ce3" table:formula="of:=[.G29]/10" office:value-type="float" office:value="0" calcext:value-type="float">
            <text:p>0</text:p>
          </table:table-cell>
          <table:table-cell table:style-name="ce3" table:formula="of:=[.H29]/10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00/00/0000</text:date>, <text:time style:data-style-name="N2" text:time-value="14:20:24.0900908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7T14:20:39.697979671</meta:creation-date>
    <dc:date>2015-08-20T18:58:17.316400106</dc:date>
    <meta:editing-duration>PT14H27M8S</meta:editing-duration>
    <meta:editing-cycles>44</meta:editing-cycles>
    <meta:generator>LibreOffice/4.4.5.2$Linux_X86_64 LibreOffice_project/40m0$Build-2</meta:generator>
    <meta:document-statistic meta:table-count="8" meta:cell-count="1792" meta:object-count="0"/>
  </office:meta>
</office:document-meta>
</file>